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ce style:name="Calibri1" svg:font-family="Calibri"/>
    <style:font-face style:name="StarSymbol" svg:font-family="StarSymbol"/>
    <style:font-face style:name="Palatino1" svg:font-family="Palatino"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rial1" svg:font-family="Arial" style:font-family-generic="roman" style:font-pitch="variable"/>
    <style:font-face style:name="Calibri" svg:font-family="Calibri" style:font-family-generic="roman" style:font-pitch="variable"/>
    <style:font-face style:name="Franklin Gothic Book" svg:font-family="'Franklin Gothic Book'" style:font-family-generic="roman" style:font-pitch="variable"/>
    <style:font-face style:name="Franklin Gothic Medium" svg:font-family="'Franklin Gothic Medium'" style:font-family-generic="roman"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083in" fo:margin-left="0.0035in" table:align="left" style:writing-mode="lr-tb"/>
    </style:style>
    <style:style style:name="Table1.A" style:family="table-column">
      <style:table-column-properties style:column-width="0.7076in"/>
    </style:style>
    <style:style style:name="Table1.B" style:family="table-column">
      <style:table-column-properties style:column-width="1.2313in"/>
    </style:style>
    <style:style style:name="Table1.C" style:family="table-column">
      <style:table-column-properties style:column-width="3.6951in"/>
    </style:style>
    <style:style style:name="Table1.D" style:family="table-column">
      <style:table-column-properties style:column-width="1.2743in"/>
    </style:style>
    <style:style style:name="Table1.1" style:family="table-row">
      <style:table-row-properties fo:keep-together="auto"/>
    </style:style>
    <style:style style:name="Table1.A1" style:family="table-cell">
      <style:table-cell-properties fo:padding-left="0.0069in" fo:padding-right="0.0069in" fo:padding-top="0in" fo:padding-bottom="0in" fo:border-left="0.25pt solid #000001" fo:border-right="none" fo:border-top="0.25pt solid #000001" fo:border-bottom="0.25pt solid #000001"/>
    </style:style>
    <style:style style:name="Table1.D1" style:family="table-cell">
      <style:table-cell-properties fo:padding-left="0.0069in" fo:padding-right="0.0069in" fo:padding-top="0in" fo:padding-bottom="0in" fo:border="0.25pt solid #000001"/>
    </style:style>
    <style:style style:name="Table1.A2" style:family="table-cell">
      <style:table-cell-properties style:vertical-align="middle" fo:padding-left="0.0069in" fo:padding-right="0.0069in" fo:padding-top="0in" fo:padding-bottom="0in" fo:border-left="0.25pt solid #000001" fo:border-right="none" fo:border-top="none" fo:border-bottom="0.25pt solid #000001"/>
    </style:style>
    <style:style style:name="Table1.D2" style:family="table-cell">
      <style:table-cell-properties style:vertical-align="middle" fo:padding-left="0.0069in" fo:padding-right="0.0069in" fo:padding-top="0in" fo:padding-bottom="0in" fo:border-left="0.25pt solid #000001" fo:border-right="0.25pt solid #000001" fo:border-top="none" fo:border-bottom="0.25pt solid #000001"/>
    </style:style>
    <style:style style:name="Table2" style:family="table">
      <style:table-properties style:width="6.9271in" fo:margin-left="-0.0069in" table:align="left" style:writing-mode="lr-tb"/>
    </style:style>
    <style:style style:name="Table2.A" style:family="table-column">
      <style:table-column-properties style:column-width="1.1146in"/>
    </style:style>
    <style:style style:name="Table2.B" style:family="table-column">
      <style:table-column-properties style:column-width="5.8125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none">
        <style:background-image/>
      </style:table-cell-properties>
    </style:style>
    <style:style style:name="Table2.B1" style:family="table-cell">
      <style:table-cell-properties fo:background-color="#ffffff" fo:padding-left="0.0069in" fo:padding-right="0.0069in" fo:padding-top="0in" fo:padding-bottom="0in" fo:border-left="0.25pt solid #ffffff" fo:border-right="none" fo:border-top="none" fo:border-bottom="none">
        <style:background-image/>
      </style:table-cell-properties>
    </style:style>
    <style:style style:name="Table2.A2" style:family="table-cell">
      <style:table-cell-properties style:vertical-align="middle" fo:padding-left="0.0069in" fo:padding-right="0.0069in" fo:padding-top="0in" fo:padding-bottom="0in" fo:border="none"/>
    </style:style>
    <style:style style:name="Table2.B2" style:family="table-cell">
      <style:table-cell-properties fo:padding-left="0.0069in" fo:padding-right="0.0069in" fo:padding-top="0in" fo:padding-bottom="0in" fo:border-left="0.25pt solid #000001" fo:border-right="none" fo:border-top="none" fo:border-bottom="none"/>
    </style:style>
    <style:style style:name="Table2.B3" style:family="table-cell">
      <style:table-cell-properties fo:padding-left="0.0069in" fo:padding-right="0.0069in" fo:padding-top="0in" fo:padding-bottom="0in" fo:border-left="0.25pt solid #000001" fo:border-right="none" fo:border-top="none" fo:border-bottom="none"/>
    </style:style>
    <style:style style:name="Table2.B4" style:family="table-cell">
      <style:table-cell-properties fo:padding-left="0.0069in" fo:padding-right="0.0069in" fo:padding-top="0in" fo:padding-bottom="0in" fo:border-left="0.25pt solid #000001" fo:border-right="none" fo:border-top="none" fo:border-bottom="none"/>
    </style:style>
    <style:style style:name="Table2.B5" style:family="table-cell">
      <style:table-cell-properties fo:padding-left="0.0069in" fo:padding-right="0.0069in" fo:padding-top="0in" fo:padding-bottom="0in" fo:border-left="0.25pt solid #000001" fo:border-right="none" fo:border-top="none" fo:border-bottom="none"/>
    </style:style>
    <style:style style:name="Table2.A6" style:family="table-cell">
      <style:table-cell-properties style:vertical-align="middle" fo:background-color="#ffffff" fo:padding-left="0.0069in" fo:padding-right="0.0069in" fo:padding-top="0in" fo:padding-bottom="0in" fo:border="none">
        <style:background-image/>
      </style:table-cell-properties>
    </style:style>
    <style:style style:name="Table2.B6"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B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B8"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B9"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B10"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B11"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B12"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B13"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B14"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A15" style:family="table-cell">
      <style:table-cell-properties style:vertical-align="middle" fo:background-color="#ffffff" fo:padding-left="0.0069in" fo:padding-right="0.0069in" fo:padding-top="0in" fo:padding-bottom="0in" fo:border-left="none" fo:border-right="none" fo:border-top="none" fo:border-bottom="0.25pt solid #000001">
        <style:background-image/>
      </style:table-cell-properties>
    </style:style>
    <style:style style:name="Table2.B15"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3" style:family="table">
      <style:table-properties style:width="6.925in" fo:margin-left="0.0243in" table:align="left" style:writing-mode="lr-tb"/>
    </style:style>
    <style:style style:name="Table3.A" style:family="table-column">
      <style:table-column-properties style:column-width="1.1417in"/>
    </style:style>
    <style:style style:name="Table3.B" style:family="table-column">
      <style:table-column-properties style:column-width="4.0396in"/>
    </style:style>
    <style:style style:name="Table3.C" style:family="table-column">
      <style:table-column-properties style:column-width="1.7438in"/>
    </style:style>
    <style:style style:name="Table3.1" style:family="table-row">
      <style:table-row-properties fo:keep-together="auto"/>
    </style:style>
    <style:style style:name="Table3.A1" style:family="table-cell">
      <style:table-cell-properties fo:padding-left="0.0069in" fo:padding-right="0.0069in" fo:padding-top="0in" fo:padding-bottom="0in" fo:border-left="0.25pt solid #000001" fo:border-right="none" fo:border-top="0.25pt solid #000001" fo:border-bottom="0.25pt solid #000001"/>
    </style:style>
    <style:style style:name="Table3.C1" style:family="table-cell">
      <style:table-cell-properties fo:padding-left="0.0069in" fo:padding-right="0.0069in" fo:padding-top="0in" fo:padding-bottom="0in" fo:border="0.25pt solid #000001"/>
    </style:style>
    <style:style style:name="Table3.A2" style:family="table-cell">
      <style:table-cell-properties fo:padding-left="0.0069in" fo:padding-right="0.0069in" fo:padding-top="0in" fo:padding-bottom="0in" fo:border-left="0.25pt solid #000001" fo:border-right="none" fo:border-top="none" fo:border-bottom="0.25pt solid #000001"/>
    </style:style>
    <style:style style:name="Table3.C2" style:family="table-cell">
      <style:table-cell-properties fo:padding-left="0.0069in" fo:padding-right="0.0069in" fo:padding-top="0in" fo:padding-bottom="0in" fo:border-left="0.25pt solid #000001" fo:border-right="0.25pt solid #000001" fo:border-top="none" fo:border-bottom="0.25pt solid #000001"/>
    </style:style>
    <style:style style:name="P1" style:family="paragraph" style:parent-style-name="Standard" style:master-page-name="">
      <style:paragraph-properties style:page-number="auto">
        <style:tab-stops>
          <style:tab-stop style:position="3.448in" style:type="center"/>
          <style:tab-stop style:position="6.9244in" style:type="right"/>
        </style:tab-stops>
      </style:paragraph-properties>
    </style:style>
    <style:style style:name="P2" style:family="paragraph" style:parent-style-name="Standard" style:master-page-name="">
      <style:paragraph-properties fo:text-align="end" style:justify-single-word="false" style:page-number="auto">
        <style:tab-stops>
          <style:tab-stop style:position="3.75in"/>
        </style:tab-stops>
      </style:paragraph-properties>
      <style:text-properties style:font-name="Franklin Gothic Medium" fo:font-size="9pt" style:font-size-asian="9pt"/>
    </style:style>
    <style:style style:name="P3" style:family="paragraph" style:parent-style-name="Footer" style:master-page-name="">
      <style:paragraph-properties style:page-number="auto">
        <style:tab-stops>
          <style:tab-stop style:position="3.448in" style:type="center"/>
          <style:tab-stop style:position="6.9244in" style:type="right"/>
        </style:tab-stops>
      </style:paragraph-properties>
    </style:style>
    <style:style style:name="P4" style:family="paragraph" style:parent-style-name="Footer" style:master-page-name="">
      <style:paragraph-properties fo:text-align="center" style:justify-single-word="false" style:page-number="auto">
        <style:tab-stops>
          <style:tab-stop style:position="3.4583in" style:type="center"/>
          <style:tab-stop style:position="6in" style:type="right"/>
        </style:tab-stops>
      </style:paragraph-properties>
    </style:style>
    <style:style style:name="P5" style:family="paragraph" style:parent-style-name="Footer" style:master-page-name="">
      <style:paragraph-properties style:page-number="auto">
        <style:tab-stops>
          <style:tab-stop style:position="3.4374in" style:type="center"/>
          <style:tab-stop style:position="6.9244in" style:type="right"/>
        </style:tab-stops>
      </style:paragraph-properties>
    </style:style>
    <style:style style:name="P6" style:family="paragraph" style:parent-style-name="Standard">
      <style:paragraph-properties fo:text-align="end" style:justify-single-word="false">
        <style:tab-stops>
          <style:tab-stop style:position="3.75in"/>
        </style:tab-stops>
      </style:paragraph-properties>
      <style:text-properties style:font-name="Franklin Gothic Medium" fo:font-size="9pt" style:font-size-asian="9pt"/>
    </style:style>
    <style:style style:name="P7" style:family="paragraph" style:parent-style-name="Standard">
      <style:paragraph-properties fo:text-align="end" style:justify-single-word="false">
        <style:tab-stops>
          <style:tab-stop style:position="3.75in"/>
        </style:tab-stops>
      </style:paragraph-properties>
    </style:style>
    <style:style style:name="P8" style:family="paragraph" style:parent-style-name="Standard">
      <style:paragraph-properties fo:text-align="center" style:justify-single-word="false"/>
      <style:text-properties fo:color="#008080" fo:font-size="14pt" style:font-size-asian="14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color="#00027d" fo:font-size="14pt" style:font-size-asian="14pt"/>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text-properties fo:font-size="12pt" style:font-size-asian="12pt"/>
    </style:style>
    <style:style style:name="P13" style:family="paragraph" style:parent-style-name="Standard">
      <style:text-properties fo:font-size="12pt" fo:font-weight="bold" style:font-size-asian="12pt" style:font-weight-asian="bold"/>
    </style:style>
    <style:style style:name="P14" style:family="paragraph" style:parent-style-name="Standard">
      <style:text-properties fo:font-size="10pt" style:font-size-asian="10pt"/>
    </style:style>
    <style:style style:name="P15" style:family="paragraph" style:parent-style-name="Standard">
      <style:paragraph-properties fo:text-align="end" style:justify-single-word="false"/>
      <style:text-properties fo:font-size="10pt" style:font-size-asian="10pt"/>
    </style:style>
    <style:style style:name="P16" style:family="paragraph" style:parent-style-name="Standard">
      <style:text-properties style:font-size-complex="11pt"/>
    </style:style>
    <style:style style:name="P17" style:family="paragraph" style:parent-style-name="Standard">
      <style:text-properties style:font-name-asian="Times New Roman1"/>
    </style:style>
    <style:style style:name="P18" style:family="paragraph" style:parent-style-name="Standard">
      <style:paragraph-properties fo:margin-top="0.1665in" fo:margin-bottom="0in" loext:contextual-spacing="false" fo:text-align="center" style:justify-single-word="false"/>
      <style:text-properties fo:color="#008080" style:font-name="Franklin Gothic Book" fo:font-size="28pt" fo:font-weight="bold" style:font-size-asian="28pt" style:font-weight-asian="bold"/>
    </style:style>
    <style:style style:name="P19" style:family="paragraph" style:parent-style-name="Standard">
      <style:paragraph-properties fo:break-before="page"/>
    </style:style>
    <style:style style:name="P20" style:family="paragraph" style:parent-style-name="Standard">
      <style:paragraph-properties fo:margin-left="0.4925in" fo:margin-right="0in" fo:text-indent="0in" style:auto-text-indent="false"/>
    </style:style>
    <style:style style:name="P21" style:family="paragraph" style:parent-style-name="Text_20_body">
      <style:paragraph-properties fo:margin-left="0.4925in" fo:margin-right="0in" fo:text-indent="0in" style:auto-text-indent="false"/>
    </style:style>
    <style:style style:name="P22" style:family="paragraph" style:parent-style-name="Standard">
      <style:paragraph-properties fo:margin-left="0.9846in" fo:margin-right="0in" fo:text-indent="0in" style:auto-text-indent="false"/>
    </style:style>
    <style:style style:name="P23" style:family="paragraph" style:parent-style-name="Table_20_Contents">
      <style:paragraph-properties fo:text-align="center" style:justify-single-word="false"/>
    </style:style>
    <style:style style:name="P24" style:family="paragraph" style:parent-style-name="Text_20_body">
      <style:text-properties style:font-name="Palatino Linotype" style:font-size-complex="11pt"/>
    </style:style>
    <style:style style:name="P25" style:family="paragraph" style:parent-style-name="Figure">
      <style:text-properties fo:font-size="11pt" fo:font-weight="bold" style:font-size-asian="11pt" style:font-weight-asian="bold" style:font-size-complex="11pt"/>
    </style:style>
    <style:style style:name="P26" style:family="paragraph" style:parent-style-name="Figure">
      <style:paragraph-properties fo:text-align="center" style:justify-single-word="false"/>
    </style:style>
    <style:style style:name="P27" style:family="paragraph" style:parent-style-name="Normal_20__28_Web_29_">
      <style:paragraph-properties fo:margin-top="0.0193in" fo:margin-bottom="0.0193in" loext:contextual-spacing="false"/>
    </style:style>
    <style:style style:name="P28" style:family="paragraph" style:parent-style-name="Normal_20__28_Web_29_">
      <style:paragraph-properties fo:margin-top="0.0193in" fo:margin-bottom="0.0193in" loext:contextual-spacing="false" fo:text-align="center" style:justify-single-word="false"/>
    </style:style>
    <style:style style:name="P29" style:family="paragraph" style:parent-style-name="Figure">
      <style:text-properties fo:font-size="11pt" fo:font-weight="normal" style:font-size-asian="11pt" style:font-weight-asian="normal" style:font-size-complex="11pt" style:font-weight-complex="normal"/>
    </style:style>
    <style:style style:name="P30" style:family="paragraph" style:parent-style-name="Normal_20__28_Web_29_">
      <style:paragraph-properties fo:margin-top="0.0193in" fo:margin-bottom="0.0193in" loext:contextual-spacing="false" fo:text-align="center" style:justify-single-word="false"/>
      <style:text-properties fo:color="#000000" style:font-name="Calibri" style:letter-kerning="true"/>
    </style:style>
    <style:style style:name="P31" style:family="paragraph" style:parent-style-name="Normal_20__28_Web_29_">
      <style:paragraph-properties fo:margin-top="0.0193in" fo:margin-bottom="0.0193in" loext:contextual-spacing="false"/>
      <style:text-properties fo:color="#000000" style:font-name="Calibri" fo:font-size="11pt" style:letter-kerning="true" style:font-size-asian="11pt" style:font-size-complex="11pt"/>
    </style:style>
    <style:style style:name="P32" style:family="paragraph" style:parent-style-name="Appendix">
      <style:paragraph-properties fo:break-before="page"/>
    </style:style>
    <style:style style:name="P33" style:family="paragraph" style:parent-style-name="Text_20_body" style:list-style-name="WWNum34"/>
    <style:style style:name="P34" style:family="paragraph" style:parent-style-name="Text_20_body">
      <style:text-properties style:font-name="Arial1" style:font-name-complex="Arial2"/>
    </style:style>
    <style:style style:name="P35" style:family="paragraph" style:parent-style-name="Text_20_body">
      <style:text-properties style:font-name="Palatino Linotype" style:font-size-complex="11pt"/>
    </style:style>
    <style:style style:name="P36" style:family="paragraph" style:parent-style-name="Text_20_body">
      <style:text-properties style:font-size-complex="11pt"/>
    </style:style>
    <style:style style:name="P37" style:family="paragraph" style:parent-style-name="Text_20_body">
      <style:text-properties officeooo:rsid="000db3a5" officeooo:paragraph-rsid="000db3a5" style:font-size-complex="11pt"/>
    </style:style>
    <style:style style:name="P38" style:family="paragraph" style:parent-style-name="Text_20_body" style:list-style-name="WWNum34">
      <style:text-properties officeooo:rsid="000c62a4" officeooo:paragraph-rsid="000c62a4"/>
    </style:style>
    <style:style style:name="P39" style:family="paragraph" style:parent-style-name="Text_20_body">
      <style:text-properties officeooo:rsid="000d80cb" officeooo:paragraph-rsid="000d80cb"/>
    </style:style>
    <style:style style:name="P40" style:family="paragraph" style:parent-style-name="Text_20_body">
      <style:text-properties officeooo:rsid="000f7d7e"/>
    </style:style>
    <style:style style:name="P41" style:family="paragraph" style:parent-style-name="Text_20_body">
      <style:text-properties officeooo:rsid="00148cd6" officeooo:paragraph-rsid="00148cd6"/>
    </style:style>
    <style:style style:name="P42" style:family="paragraph" style:parent-style-name="Text_20_body" style:list-style-name="WWNum34">
      <style:text-properties officeooo:rsid="00148cd6" officeooo:paragraph-rsid="00148cd6"/>
    </style:style>
    <style:style style:name="P43" style:family="paragraph" style:parent-style-name="Text_20_body">
      <style:text-properties style:font-name="Palatino1" officeooo:rsid="000f7d7e" officeooo:paragraph-rsid="000f7d7e" style:font-size-complex="11pt"/>
    </style:style>
    <style:style style:name="P44" style:family="paragraph" style:parent-style-name="Text_20_body">
      <style:text-properties style:font-name="Palatino1" officeooo:rsid="000ff9df" officeooo:paragraph-rsid="000ff9df" style:font-size-complex="11pt"/>
    </style:style>
    <style:style style:name="P45" style:family="paragraph" style:parent-style-name="Text_20_body">
      <style:text-properties style:font-name="Palatino1" officeooo:rsid="001564b4" officeooo:paragraph-rsid="001564b4" style:font-size-complex="11pt"/>
    </style:style>
    <style:style style:name="P46" style:family="paragraph" style:parent-style-name="Text_20_body">
      <style:text-properties officeooo:paragraph-rsid="00169484"/>
    </style:style>
    <style:style style:name="P47" style:family="paragraph" style:parent-style-name="Text_20_body">
      <style:text-properties officeooo:rsid="00169484" officeooo:paragraph-rsid="00169484"/>
    </style:style>
    <style:style style:name="P48" style:family="paragraph" style:parent-style-name="Text_20_body">
      <style:paragraph-properties fo:margin-left="0.4925in" fo:margin-right="0in" fo:text-indent="0in" style:auto-text-indent="false"/>
      <style:text-properties officeooo:rsid="001179f0" officeooo:paragraph-rsid="001179f0"/>
    </style:style>
    <style:style style:name="P49" style:family="paragraph" style:parent-style-name="Text_20_body">
      <style:paragraph-properties fo:margin-left="0.4925in" fo:margin-right="0in" fo:text-indent="0in" style:auto-text-indent="false"/>
      <style:text-properties officeooo:rsid="0012ff05" officeooo:paragraph-rsid="0012ff05"/>
    </style:style>
    <style:style style:name="P50" style:family="paragraph" style:parent-style-name="Text_20_body">
      <style:paragraph-properties fo:margin-left="0.9846in" fo:margin-right="0in" fo:text-indent="0in" style:auto-text-indent="false"/>
      <style:text-properties officeooo:rsid="001179f0" officeooo:paragraph-rsid="001179f0"/>
    </style:style>
    <style:style style:name="P51" style:family="paragraph" style:parent-style-name="Table_20_Heading">
      <loext:graphic-properties draw:fill="solid" draw:fill-color="#00027d" draw:opacity="100%"/>
      <style:paragraph-properties fo:background-color="#00027d"/>
      <style:text-properties fo:font-style="italic" fo:font-weight="bold" style:font-style-asian="italic" style:font-weight-asian="bold"/>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Heading_20_3" style:list-style-name="WWNum17"/>
    <style:style style:name="P56" style:family="paragraph" style:parent-style-name="Heading_20_2" style:list-style-name="WWNum17"/>
    <style:style style:name="P57" style:family="paragraph" style:parent-style-name="Heading_20_2" style:list-style-name="WWNum17">
      <style:text-properties officeooo:paragraph-rsid="001179f0" style:font-size-complex="11pt"/>
    </style:style>
    <style:style style:name="P58" style:family="paragraph" style:parent-style-name="Heading_20_1" style:list-style-name="WWNum17"/>
    <style:style style:name="P59" style:family="paragraph" style:parent-style-name="Heading_20_1" style:list-style-name="WWNum17" style:master-page-name="Converted21">
      <style:paragraph-properties style:page-number="auto"/>
    </style:style>
    <style:style style:name="P60" style:family="paragraph" style:parent-style-name="Heading_20_1" style:list-style-name="WWNum17">
      <style:paragraph-properties fo:break-before="page"/>
    </style:style>
    <style:style style:name="P61" style:family="paragraph" style:parent-style-name="Illustration_20_Index_20_Heading" style:master-page-name="Converted15">
      <style:paragraph-properties style:page-number="auto"/>
    </style:style>
    <style:style style:name="P62" style:family="paragraph" style:parent-style-name="Preformatted_20_Text">
      <style:text-properties style:font-name="Palatino" fo:font-size="12pt" style:font-size-asian="12pt" style:font-size-complex="12pt"/>
    </style:style>
    <style:style style:name="P63" style:family="paragraph" style:parent-style-name="Standard">
      <style:paragraph-properties fo:text-align="center" style:justify-single-word="false"/>
      <style:text-properties fo:color="#00027d" fo:font-size="28pt" fo:font-weight="bold" style:font-size-asian="28pt" style:font-weight-asian="bold"/>
    </style:style>
    <style:style style:name="P64" style:family="paragraph" style:parent-style-name="Standard">
      <style:paragraph-properties fo:text-align="center" style:justify-single-word="false"/>
      <style:text-properties fo:color="#00027d" fo:font-size="14pt" style:font-size-asian="14pt"/>
    </style:style>
    <style:style style:name="P65" style:family="paragraph" style:parent-style-name="Standard">
      <style:text-properties fo:font-size="12pt" style:font-size-asian="12pt"/>
    </style:style>
    <style:style style:name="P66" style:family="paragraph" style:parent-style-name="Standard">
      <style:text-properties fo:font-size="10pt" fo:font-weight="bold" style:font-size-asian="10pt" style:font-weight-asian="bold"/>
    </style:style>
    <style:style style:name="P67" style:family="paragraph" style:parent-style-name="Standard">
      <style:text-properties fo:font-size="10pt" style:font-size-asian="10pt"/>
    </style:style>
    <style:style style:name="P68" style:family="paragraph" style:parent-style-name="Standard">
      <style:paragraph-properties fo:text-align="end" style:justify-single-word="false"/>
      <style:text-properties fo:font-size="10pt" style:font-size-asian="10pt"/>
    </style:style>
    <style:style style:name="P69" style:family="paragraph" style:parent-style-name="Standard">
      <style:paragraph-properties fo:text-align="end" style:justify-single-word="false"/>
      <style:text-properties fo:font-size="10pt" officeooo:rsid="000c62a4" officeooo:paragraph-rsid="000c62a4" style:font-size-asian="10pt"/>
    </style:style>
    <style:style style:name="P70" style:family="paragraph" style:parent-style-name="Standard">
      <style:text-properties fo:font-size="10pt" officeooo:rsid="000c62a4" officeooo:paragraph-rsid="000c62a4" style:font-size-asian="10pt"/>
    </style:style>
    <style:style style:name="P71" style:family="paragraph" style:parent-style-name="Standard">
      <style:text-properties fo:font-size="16pt" fo:font-weight="bold" style:font-size-asian="16pt" style:font-weight-asian="bold"/>
    </style:style>
    <style:style style:name="P72" style:family="paragraph" style:parent-style-name="Standard">
      <style:text-properties style:font-name="Calibri" fo:font-size="11pt" style:letter-kerning="true" style:font-name-asian="Times New Roman1" style:font-size-asian="11pt" style:font-name-complex="Times New Roman1" style:font-size-complex="11pt"/>
    </style:style>
    <style:style style:name="P73" style:family="paragraph" style:parent-style-name="Standard">
      <style:text-properties officeooo:rsid="00148cd6" officeooo:paragraph-rsid="00148cd6" style:font-size-complex="11pt"/>
    </style:style>
    <style:style style:name="P74" style:family="paragraph" style:parent-style-name="Standard">
      <style:text-properties officeooo:rsid="001535fb" officeooo:paragraph-rsid="001535fb" style:font-size-complex="11pt"/>
    </style:style>
    <style:style style:name="P75" style:family="paragraph" style:parent-style-name="Standard" style:master-page-name="">
      <style:paragraph-properties style:page-number="auto">
        <style:tab-stops>
          <style:tab-stop style:position="3.448in" style:type="center"/>
          <style:tab-stop style:position="6.9244in" style:type="right"/>
        </style:tab-stops>
      </style:paragraph-properties>
      <style:text-properties fo:color="#008080" fo:font-size="9pt" style:font-size-asian="9pt"/>
    </style:style>
    <style:style style:name="P76" style:family="paragraph" style:parent-style-name="Standard" style:master-page-name="First_20_Page">
      <style:paragraph-properties style:page-number="auto"/>
    </style:style>
    <style:style style:name="P77" style:family="paragraph" style:parent-style-name="Standard" style:master-page-name="Converted9">
      <style:paragraph-properties style:page-number="auto"/>
      <style:text-properties fo:font-size="16pt" fo:font-weight="bold" style:font-size-asian="16pt" style:font-weight-asian="bold"/>
    </style:style>
    <style:style style:name="P78" style:family="paragraph" style:parent-style-name="Standard">
      <style:paragraph-properties fo:break-before="page"/>
      <style:text-properties fo:font-size="16pt" fo:font-weight="bold" style:font-size-asian="16pt" style:font-weight-asian="bold"/>
    </style:style>
    <style:style style:name="P79" style:family="paragraph" style:parent-style-name="Standard">
      <style:paragraph-properties fo:margin-left="0.4925in" fo:margin-right="0in" fo:text-indent="0in" style:auto-text-indent="false"/>
    </style:style>
    <style:style style:name="P80" style:family="paragraph" style:parent-style-name="Standard">
      <style:paragraph-properties fo:margin-left="0.4925in" fo:margin-right="0in" fo:text-indent="0in" style:auto-text-indent="false"/>
      <style:text-properties officeooo:rsid="000db3a5" officeooo:paragraph-rsid="000db3a5"/>
    </style:style>
    <style:style style:name="P81" style:family="paragraph" style:parent-style-name="Standard">
      <style:paragraph-properties fo:margin-left="0.4925in" fo:margin-right="0in" fo:text-indent="0in" style:auto-text-indent="false"/>
      <style:text-properties fo:font-weight="bold" officeooo:rsid="000db3a5" officeooo:paragraph-rsid="000db3a5" style:font-weight-asian="bold" style:font-weight-complex="bold"/>
    </style:style>
    <style:style style:name="P82" style:family="paragraph">
      <style:paragraph-properties fo:margin-left="0in" fo:margin-right="0in" fo:margin-top="0in" fo:margin-bottom="0in" fo:line-height="100%" fo:text-align="center" fo:text-indent="0in"/>
    </style:style>
    <style:style style:name="P83" style:family="paragraph">
      <loext:graphic-properties draw:fill="none" draw:fill-color="#99ccff"/>
      <style:paragraph-properties fo:margin-left="0in" fo:margin-right="0in" fo:margin-top="0in" fo:margin-bottom="0in" fo:line-height="100%" fo:text-align="center" fo:text-indent="0in" style:font-independent-line-spacing="true"/>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indent="0in"/>
    </style:style>
    <style:style style:name="P86" style:family="paragraph">
      <loext:graphic-properties draw:fill="none" draw:fill-color="#99ccff"/>
      <style:paragraph-properties fo:margin-left="0in" fo:margin-right="0in" fo:margin-top="0in" fo:margin-bottom="0in" fo:line-height="100%" fo:text-indent="0in" style:font-independent-line-spacing="true"/>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ize="9pt" style:font-size-asian="9pt"/>
    </style:style>
    <style:style style:name="T2" style:family="text">
      <style:text-properties fo:font-size="9pt" style:font-size-asian="9pt" style:font-size-complex="9pt"/>
    </style:style>
    <style:style style:name="T3" style:family="text">
      <style:text-properties fo:font-size="9pt" officeooo:rsid="000c62a4" style:font-size-asian="9pt"/>
    </style:style>
    <style:style style:name="T4" style:family="text">
      <style:text-properties fo:color="#008080" fo:font-size="9pt" style:font-size-asian="9pt"/>
    </style:style>
    <style:style style:name="T5" style:family="text">
      <style:text-properties fo:color="#008080" fo:font-size="9pt" officeooo:rsid="000c62a4" style:font-size-asian="9pt"/>
    </style:style>
    <style:style style:name="T6" style:family="text">
      <style:text-properties fo:color="#008080" style:font-name="Franklin Gothic Book" fo:font-size="9pt" style:font-size-asian="9pt"/>
    </style:style>
    <style:style style:name="T7" style:family="text">
      <style:text-properties fo:color="#008080" style:font-name="Franklin Gothic Book" fo:font-size="9pt" officeooo:rsid="000c62a4" style:font-size-asian="9pt"/>
    </style:style>
    <style:style style:name="T8" style:family="text">
      <style:text-properties fo:font-weight="bold" style:font-weight-asian="bold" style:font-weight-complex="bold"/>
    </style:style>
    <style:style style:name="T9" style:family="text">
      <style:text-properties style:font-size-complex="11pt"/>
    </style:style>
    <style:style style:name="T10" style:family="text">
      <style:text-properties officeooo:rsid="001179f0" style:font-size-complex="11pt"/>
    </style:style>
    <style:style style:name="T11" style:family="text">
      <style:text-properties officeooo:rsid="000c62a4"/>
    </style:style>
    <style:style style:name="T12" style:family="text">
      <style:text-properties officeooo:rsid="000d80cb"/>
    </style:style>
    <style:style style:name="T13" style:family="text">
      <style:text-properties officeooo:rsid="000db3a5"/>
    </style:style>
    <style:style style:name="T14" style:family="text">
      <style:text-properties fo:font-weight="normal" style:font-weight-asian="normal" style:font-weight-complex="normal"/>
    </style:style>
    <style:style style:name="T15" style:family="text">
      <style:text-properties officeooo:rsid="000f1998"/>
    </style:style>
    <style:style style:name="T16" style:family="text">
      <style:text-properties officeooo:rsid="000f7d7e"/>
    </style:style>
    <style:style style:name="T17" style:family="text">
      <style:text-properties officeooo:rsid="000ff9df"/>
    </style:style>
    <style:style style:name="T18" style:family="text">
      <style:text-properties officeooo:rsid="001179f0"/>
    </style:style>
    <style:style style:name="T19" style:family="text">
      <style:text-properties officeooo:rsid="001535fb"/>
    </style:style>
    <style:style style:name="T20" style:family="text">
      <style:text-properties officeooo:rsid="001564b4"/>
    </style:style>
    <style:style style:name="T21" style:family="text">
      <style:text-properties officeooo:rsid="00169484"/>
    </style:style>
    <style:style style:name="T22" style:family="text">
      <style:text-properties fo:color="#000000" style:text-outline="false" style:text-line-through-style="none" style:text-line-through-type="none" style:font-name="Calibri1" fo:font-size="12pt" fo:font-style="normal" fo:text-shadow="none" style:text-underline-style="none" fo:font-weight="normal" style:letter-kerning="true" style:font-name-asian="SimSun"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Calibri1" fo:font-size="18pt" fo:font-style="normal" fo:text-shadow="none" style:text-underline-style="none" fo:font-weight="normal" style:letter-kerning="true" style:font-name-asian="SimSun"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SimSun"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start-width="0.1181in" draw:marker-start-center="false" draw:marker-end="" draw:marker-end-width="0.1181in" draw:marker-end-center="false" draw:fill="none" draw:fill-color="#99ccff" draw:textarea-vertical-align="middle" draw:auto-grow-height="false" fo:padding-top="0.1in" fo:padding-bottom="0.05in" fo:padding-left="0.1in" fo:padding-right="0.1in" fo:wrap-option="wrap" draw:shadow="hidden" draw:shadow-offset-x="0.1181in" draw:shadow-offset-y="0.1181in" draw:shadow-color="#808080" style:run-through="foreground"/>
    </style:style>
    <style:style style:name="gr3" style:family="graphic">
      <style:graphic-properties draw:stroke="solid" svg:stroke-width="0.0102in" svg:stroke-color="#4a7ebb" draw:marker-start="" draw:marker-start-width="0.1181in" draw:marker-start-center="false" draw:marker-end="msArrowOpenEnd_20_5" draw:marker-end-width="0.1244in" draw:marker-end-center="false" draw:fill="none" draw:fill-color="#99ccff" draw:textarea-horizontal-align="center"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4" style:family="graphic">
      <style:graphic-properties draw:stroke="solid" svg:stroke-width="0.0102in" svg:stroke-color="#4a7ebb" draw:marker-start="" draw:marker-start-width="0.1181in" draw:marker-start-center="false" draw:marker-end="" draw:marker-end-width="0.1181in" draw:marker-end-center="false" draw:fill="none" draw:fill-color="#99ccff" draw:textarea-horizontal-align="center"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vertical-align="top" draw:auto-grow-height="true" fo:min-height="0in" fo:min-width="0in" fo:padding-top="0.1in" fo:padding-bottom="0.05in" fo:padding-left="0.1in" fo:padding-right="0.1in" fo:wrap-option="no-wrap" draw:shadow="hidden" draw:shadow-offset-x="0.1181in" draw:shadow-offset-y="0.1181in" draw:shadow-color="#808080" style:run-through="foreground"/>
    </style:style>
    <style:style style:name="gr6" style:family="graphic">
      <style:graphic-properties draw:stroke="solid" svg:stroke-width="0.0035in" svg:stroke-color="#000000" draw:marker-start="" draw:marker-start-width="0.1181in" draw:marker-start-center="false" draw:marker-end="" draw:marker-end-width="0.1181in" draw:marker-end-center="false" draw:fill="none" draw:fill-color="#99ccff" draw:textarea-horizontal-align="center"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7" style:family="graphic">
      <style:graphic-properties draw:stroke="solid" svg:stroke-width="0.0035in" svg:stroke-color="#000000" draw:marker-start="" draw:marker-start-width="0.1181in" draw:marker-start-center="false" draw:marker-end="" draw:marker-end-width="0.1181in" draw:marker-end-center="false" draw:fill="none" draw:fill-color="#99ccff" draw:textarea-vertical-align="middle" draw:auto-grow-height="false" fo:padding-top="0.1in" fo:padding-bottom="0.05in" fo:padding-left="0.1in" fo:padding-right="0.1in" fo:wrap-option="wrap" draw:shadow="hidden" draw:shadow-offset-x="0.1181in" draw:shadow-offset-y="0.1181in" draw:shadow-color="#808080" style:run-through="foreground"/>
    </style:style>
    <style:style style:name="gr8" style:family="graphic">
      <style:graphic-properties draw:stroke="solid" svg:stroke-width="0.0035in" svg:stroke-color="#4a7ebb" draw:marker-start="" draw:marker-start-width="0.1181in" draw:marker-start-center="false" draw:marker-end="msArrowOpenEnd_20_5" draw:marker-end-width="0.1244in" draw:marker-end-center="false" draw:fill="none" draw:fill-color="#99ccff" draw:textarea-horizontal-align="center"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035in" svg:stroke-color="#000000" draw:marker-start="" draw:marker-start-width="0.1181in" draw:marker-start-center="false" draw:marker-end="" draw:marker-end-width="0.1181in" draw:marker-end-center="false" draw:fill="none" draw:fill-color="#99ccff" draw:textarea-vertical-align="middle" draw:auto-grow-height="false" fo:padding-top="0.1in" fo:padding-bottom="0.05in" fo:padding-left="0.1in" fo:padding-right="0.1in" fo:wrap-option="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99ccff" draw:textarea-vertical-align="top" draw:auto-grow-height="true" fo:min-height="0in" fo:min-width="0in" fo:padding-top="0.1in" fo:padding-bottom="0.05in" fo:padding-left="0.1in" fo:padding-right="0.1in" fo:wrap-option="wrap" draw:shadow="hidden" draw:shadow-offset-x="0.1181in" draw:shadow-offset-y="0.1181in" draw:shadow-color="#808080" style:run-through="foreground"/>
    </style:style>
    <style:style style:name="gr11" style:family="graphic">
      <style:graphic-properties draw:stroke="solid" svg:stroke-width="0.0102in" svg:stroke-color="#4a7ebb" draw:marker-start="msArrowOpenEnd_20_5" draw:marker-start-width="0.1244in" draw:marker-start-center="false" draw:marker-end="msArrowOpenEnd_20_5" draw:marker-end-width="0.1244in" draw:marker-end-center="false" draw:fill="none" draw:fill-color="#99ccff" draw:textarea-horizontal-align="center" draw:textarea-vertical-align="middle" draw:auto-grow-height="false" fo:padding-top="0.0492in" fo:padding-bottom="0.0492in" fo:padding-left="0.0984in" fo:padding-right="0.0984in" fo:wrap-option="wrap"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Standard"/>
      <text:p text:style-name="Standard"/>
      <text:p text:style-name="P18"/>
      <text:p text:style-name="P18"/>
      <text:p text:style-name="P18"/>
      <text:p text:style-name="P18"/>
      <text:p text:style-name="P63">SV Directed Test Bench User Guide</text:p>
      <text:p text:style-name="P10"/>
      <text:p text:style-name="P10">by</text:p>
      <text:p text:style-name="P10"/>
      <text:p text:style-name="P10">Ken Campbell</text:p>
      <text:p text:style-name="P9"/>
      <text:p text:style-name="P8"/>
      <text:p text:style-name="Standard"/>
      <text:p text:style-name="Standard"/>
      <text:p text:style-name="Standard"/>
      <text:p text:style-name="Standard"/>
      <text:p text:style-name="Standard"/>
      <text:p text:style-name="Standard"/>
      <text:p text:style-name="Standard"/>
      <text:p text:style-name="Standard"/>
      <text:p text:style-name="P9"/>
      <text:p text:style-name="Standard"/>
      <text:p text:style-name="P9">Version: 1.1</text:p>
      <text:p text:style-name="P9"/>
      <text:p text:style-name="P9">January 2019</text:p>
      <text:p text:style-name="P77"/>
      <text:p text:style-name="P62">Copyright (c) 201<text:span text:style-name="T11">9</text:span> <text:s/>Ken Campbell.</text:p>
      <text:p text:style-name="P12"/>
      <text:p text:style-name="P12"><text:s text:c="3"/>Licensed under the Apache License, Version 2.0 (the "License");</text:p>
      <text:p text:style-name="P12"><text:s text:c="3"/>you may not use this file except in compliance with the License.</text:p>
      <text:p text:style-name="P12"><text:s text:c="3"/>You may obtain a copy of the License at</text:p>
      <text:p text:style-name="P12"/>
      <text:p text:style-name="P12"><text:s text:c="5"/>http://www.apache.org/licenses/LICENSE-2.0</text:p>
      <text:p text:style-name="P12"/>
      <text:p text:style-name="P12"><text:s text:c="3"/>Unless required by applicable law or agreed to in writing, software</text:p>
      <text:p text:style-name="P12"><text:s text:c="3"/>distributed under the License is distributed on an "AS IS" BASIS,</text:p>
      <text:p text:style-name="P12"><text:s text:c="3"/>WITHOUT WARRANTIES OR CONDITIONS OF ANY KIND, either express or implied.</text:p>
      <text:p text:style-name="P12"><text:s text:c="3"/>See the License for the specific language governing permissions and</text:p>
      <text:p text:style-name="P12"><text:s text:c="3"/>limitations under the License</text:p>
      <text:p text:style-name="P13"/>
      <text:p text:style-name="P78">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6">Version</text:p>
          </table:table-cell>
          <table:table-cell table:style-name="Table1.A1" office:value-type="string">
            <text:p text:style-name="P66">Revised By</text:p>
          </table:table-cell>
          <table:table-cell table:style-name="Table1.A1" office:value-type="string">
            <text:p text:style-name="P66">Description</text:p>
          </table:table-cell>
          <table:table-cell table:style-name="Table1.D1" office:value-type="string">
            <text:p text:style-name="P66">Date</text:p>
          </table:table-cell>
        </table:table-row>
        <table:table-row table:style-name="Table1.1">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row table:style-name="Table1.1">
          <table:table-cell table:style-name="Table1.A2" office:value-type="string">
            <text:p text:style-name="P15">1.0</text:p>
          </table:table-cell>
          <table:table-cell table:style-name="Table1.A2" office:value-type="string">
            <text:p text:style-name="P14">Ken Campbell</text:p>
          </table:table-cell>
          <table:table-cell table:style-name="Table1.A2" office:value-type="string">
            <text:p text:style-name="P14">Initial release</text:p>
          </table:table-cell>
          <table:table-cell table:style-name="Table1.D2" office:value-type="string">
            <text:p text:style-name="P14">August 15, 2014</text:p>
          </table:table-cell>
        </table:table-row>
        <table:table-row table:style-name="Table1.1">
          <table:table-cell table:style-name="Table1.A2" office:value-type="string">
            <text:p text:style-name="P69">1.1</text:p>
          </table:table-cell>
          <table:table-cell table:style-name="Table1.A2" office:value-type="string">
            <text:p text:style-name="P70">Ken Campbell</text:p>
          </table:table-cell>
          <table:table-cell table:style-name="Table1.A2" office:value-type="string">
            <text:p text:style-name="P70">Updates <text:span text:style-name="T15">after support of user.</text:span></text:p>
          </table:table-cell>
          <table:table-cell table:style-name="Table1.D2" office:value-type="string">
            <text:p text:style-name="P70">April 2019</text:p>
          </table:table-cell>
        </table:table-row>
        <table:table-row table:style-name="Table1.1">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row table:style-name="Table1.1">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row table:style-name="Table1.1">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row table:style-name="Table1.1">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row table:style-name="Table1.1">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row table:style-name="Table1.1">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4"/>
          </table:table-cell>
        </table:table-row>
      </table:table>
      <text:p text:style-name="Standard"/>
      <text:p text:style-name="Standard"/>
      <text:p text:style-name="P11"/>
      <text:p text:style-name="P71">Table of Contents:</text:p>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ppendix"/>
          </text:index-source-styles>
        </text:table-of-content-source>
        <text:index-body>
          <text:p text:style-name="P53">1. Introduction<text:tab/>6</text:p>
          <text:p text:style-name="P54">1.1 History<text:tab/>6</text:p>
          <text:p text:style-name="P54">1.2 Over View<text:tab/>6</text:p>
          <text:p text:style-name="P54">1.3 Scope<text:tab/>6</text:p>
          <text:p text:style-name="P54">1.4 Interested Parties<text:tab/>6</text:p>
          <text:p text:style-name="P54">1.5 Why?<text:tab/>6</text:p>
          <text:p text:style-name="P54">1.6 Document Acronyms<text:tab/>7</text:p>
          <text:p text:style-name="P53">2. Test Environment Usage Flow<text:tab/>8</text:p>
          <text:p text:style-name="P54">2.1 The DUT<text:tab/>9</text:p>
          <text:p text:style-name="P54">2.2 Choose The Methodology<text:tab/>9</text:p>
          <text:p text:style-name="P54">2.3 Generating the Test Bench<text:tab/>9</text:p>
          <text:p text:style-name="P54">2.4 Creating the Initial Instructions<text:tab/>9</text:p>
          <text:p text:style-name="P54">2.5 Writing Test Cases (stm files)<text:tab/>10</text:p>
          <text:p text:style-name="P54">2.6 The Regression Set<text:tab/>11</text:p>
          <text:p text:style-name="P53">3. The SV Directed Test Bench<text:tab/>11</text:p>
          <text:p text:style-name="P54">3.1 Recommended directory and file structure<text:tab/>11</text:p>
          <text:p text:style-name="P54">3.2 Default Test Bench Structure<text:tab/>12</text:p>
          <text:p text:style-name="P54">3.3 Implementation Variations<text:tab/>12</text:p>
          <text:p text:style-name="P52">3.3.1 Internal Test Bench Variant<text:tab/>12</text:p>
          <text:p text:style-name="P52">3.3.2 Multi Script Implementations<text:tab/>13</text:p>
          <text:p text:style-name="P54">3.4 Script Parsing Conventions<text:tab/>13</text:p>
          <text:p text:style-name="P52">3.4.1 Case<text:tab/>13</text:p>
          <text:p text:style-name="P52">3.4.2 White space<text:tab/>13</text:p>
          <text:p text:style-name="P52">3.4.3 Comments<text:tab/>13</text:p>
          <text:p text:style-name="P52">3.4.4 Variables<text:tab/>14</text:p>
          <text:p text:style-name="P52">3.4.5 Special Variables<text:tab/>14</text:p>
          <text:p text:style-name="P52">3.4.6 Condition Variables<text:tab/>14</text:p>
          <text:p text:style-name="P52">3.4.7 Number Notation:<text:tab/>15</text:p>
          <text:p text:style-name="P52">3.4.8 Dynamic Text Strings<text:tab/>15</text:p>
          <text:p text:style-name="P54">3.5 Search Order<text:tab/>16</text:p>
          <text:p text:style-name="P53">4. Test environment Instructions<text:tab/>16</text:p>
          <text:p text:style-name="P54">4.1 Default Instructions<text:tab/>16</text:p>
          <text:p text:style-name="P54">4.2 User Defined Instructions<text:tab/>19</text:p>
          <text:p text:style-name="P52">4.2.1 Tasks<text:tab/>20</text:p>
          <text:p text:style-name="P52"><text:soft-page-break/>4.2.2 Concurrency<text:tab/>20</text:p>
          <text:p text:style-name="P53">5. Test Bench Working Details<text:tab/>20</text:p>
          <text:p text:style-name="P54">5.1 SystemVerilog Classes<text:tab/>21</text:p>
          <text:p text:style-name="P54">5.2 User Functions<text:tab/>21</text:p>
          <text:p text:style-name="P53">6. Test Bench Generator tool<text:tab/>21</text:p>
          <text:p text:style-name="P54">6.1 tb_gen Usage<text:tab/>22</text:p>
          <text:p text:style-name="P54">6.2 tb_gen Step by Step<text:tab/>23</text:p>
          <text:p text:style-name="P53">7. Releases and Updates.<text:tab/>23</text:p>
          <text:p text:style-name="P54">7.1 update #1 April 2019<text:tab/>23</text:p>
          <text:p text:style-name="P53">Appendix A: Examples<text:tab/>24</text:p>
          <text:p text:style-name="P53">Appendix A: Examples<text:tab/>24</text:p>
        </text:index-body>
      </text:table-of-content>
      <text:p text:style-name="P72"/>
      <text:p text:style-name="P61">Table of Figures</text:p>
      <text:p text:style-name="Illustration_20_Index_20_1">Figure 1 - Default Test Bench Structure<text:tab/>12</text:p>
      <text:p text:style-name="Illustration_20_Index_20_1">Figure 2: Script Driven Processor Implementation<text:tab/>13</text:p>
      <text:p text:style-name="Standard"/>
      <text:p text:style-name="Standard"/>
      <text:p text:style-name="Table_20_index_20_heading">Index of Tables</text:p>
      <text:p text:style-name="Standard"/>
      <text:list xml:id="list857205548" text:style-name="WWNum17">
        <text:list-item>
          <text:h text:style-name="P59" text:outline-level="1"><text:bookmark-start text:name="_Toc395693329"/>Introduction<text:bookmark-end text:name="_Toc395693329"/></text:h>
          <text:list>
            <text:list-item>
              <text:h text:style-name="P56" text:outline-level="2"><text:bookmark-start text:name="_Toc395693330"/>History<text:bookmark-end text:name="_Toc395693330"/></text:h>
            </text:list-item>
          </text:list>
        </text:list-item>
      </text:list>
      <text:p text:style-name="Text_20_body">The VHDL test bench system was released in 2007. <text:s/>This version is the same implementation but is implemented using SystemVerilog (SV). <text:s/>Using some of the facilities of SV this implementation duplicates the scripting syntax of the VHDL version.</text:p>
      <text:p text:style-name="Text_20_body"/>
      <text:list xml:id="list170561997105757" text:continue-numbering="true" text:style-name="WWNum17">
        <text:list-item>
          <text:list>
            <text:list-item>
              <text:h text:style-name="P56" text:outline-level="2"><text:bookmark-start text:name="_Toc395693331"/>Over View<text:bookmark-end text:name="_Toc395693331"/></text:h>
            </text:list-item>
          </text:list>
        </text:list-item>
      </text:list>
      <text:p text:style-name="Standard">The SV Directed test bench is a collection of SystemVerilog classes and functions which enable the user to create their own scripting instructions for directed test stimulus. <text:s/>The stimulus script or test case contains the instructions in a regular ASCII text file. <text:s/>The functionality of the instructions are coded in SystemVerilog as part of the test bench. <text:s/>The SV Directed package contains classes and functions to read, parse and execute the test script (stimulus file, test case, script). <text:s/>The script is evaluated in two passes. <text:s/>The first pass reads the instructions from the stimulus file, checks the validity of the instructions, adds valid instructions to the cmd_lst object and creates the variable list. <text:s/>The first pass leaves everything needed in memory and happens at time zero of the simulation. <text:s/>The second pass is the execution pass. <text:s/>Instructions are referenced by their index numbers and return the instruction text, up to 6 parameters in integer form and possibly one text string. <text:s/>This is then fed down an “elsif” chain where the instruction text is used to choose the correct SV instruction sequence. <text:s/>At this point each instruction could be controlling the timing of the test case.</text:p>
      <text:list xml:id="list170560510548005" text:continue-numbering="true" text:style-name="WWNum17">
        <text:list-item>
          <text:list>
            <text:list-item>
              <text:h text:style-name="P56" text:outline-level="2"><text:bookmark-start text:name="_Toc395693332"/>Scope<text:bookmark-end text:name="_Toc395693332"/></text:h>
            </text:list-item>
          </text:list>
        </text:list-item>
      </text:list>
      <text:p text:style-name="Text_20_body">This document provides the usage recommendations and detailed functionality of the test bench environment. <text:s/>It is expected that once this document has been read, the user will have the knowledge to use the environment.</text:p>
      <text:list xml:id="list170560629553678" text:continue-numbering="true" text:style-name="WWNum17">
        <text:list-item>
          <text:list>
            <text:list-item>
              <text:h text:style-name="P56" text:outline-level="2"><text:bookmark-start text:name="_Toc395693333"/>Interested Parties<text:bookmark-end text:name="_Toc395693333"/></text:h>
            </text:list-item>
          </text:list>
        </text:list-item>
      </text:list>
      <text:p text:style-name="Text_20_body">All Verilog designers can benefit from the use of a simple but flexible foundation. <text:s/>The SV Directed test bench package provides a very good starting point for any effort requiring verification using the SV language. <text:s/>This document should provide you all you need to use and implement the package.</text:p>
      <text:p text:style-name="P41">VHDL test bench package users may find this interesting they are told they MUST use SystemVerilog. <text:s/>In fact if one has used the VHDL system, this SV system will be VERY familure.</text:p>
      <text:list xml:id="list170561877863158" text:continue-numbering="true" text:style-name="WWNum17">
        <text:list-item>
          <text:list>
            <text:list-item>
              <text:h text:style-name="P56" text:outline-level="2"><text:bookmark-start text:name="_Toc395693334"/>Why?<text:bookmark-end text:name="_Toc395693334"/></text:h>
            </text:list-item>
          </text:list>
        </text:list-item>
      </text:list>
      <text:p text:style-name="Text_20_body">There are several reasons why you may want to use this test bench package</text:p>
      <text:list xml:id="list2573147599" text:style-name="WWNum34">
        <text:list-item>
          <text:p text:style-name="P33">Used the VHDL test bench package before and liked it.</text:p>
        </text:list-item>
        <text:list-item>
          <text:p text:style-name="P38">Don’t want a heavy verification environment. <text:s/>(Don’t want to use UVM)</text:p>
        </text:list-item>
        <text:list-item>
          <text:p text:style-name="P33">As a designer, want an environment that is quick and easy to use.</text:p>
        </text:list-item>
        <text:list-item>
          <text:p text:style-name="P33">You do not need a fully randomized test environment to do your verification.</text:p>
        </text:list-item>
        <text:list-item>
          <text:p text:style-name="P42">Have access to SV but not UVM <text:s/>(FPGA tools)</text:p>
        </text:list-item>
      </text:list>
      <text:p text:style-name="Text_20_body"/>
      <text:p text:style-name="Standard"/>
      <text:p text:style-name="P19"/>
      <text:list xml:id="list170561485098790" text:continue-list="list170561877863158" text:style-name="WWNum17">
        <text:list-item>
          <text:list>
            <text:list-item>
              <text:h text:style-name="P56" text:outline-level="2"><text:bookmark-start text:name="_Toc395693335"/>Document Acronyms<text:bookmark-end text:name="_Toc395693335"/></text:h>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1">Term</text:p>
            </table:table-cell>
            <table:table-cell table:style-name="Table2.B1" office:value-type="string">
              <text:p text:style-name="P51">Definition</text:p>
            </table:table-cell>
          </table:table-row>
        </table:table-header-rows>
        <table:table-row table:style-name="Table2.1">
          <table:table-cell table:style-name="Table2.A2" office:value-type="string">
            <text:p text:style-name="P73"/>
          </table:table-cell>
          <table:table-cell table:style-name="Table2.B5" office:value-type="string">
            <text:p text:style-name="P73"/>
          </table:table-cell>
        </table:table-row>
        <table:table-row table:style-name="Table2.1">
          <table:table-cell table:style-name="Table2.A2" office:value-type="string">
            <text:p text:style-name="P74">DUT</text:p>
          </table:table-cell>
          <table:table-cell table:style-name="Table2.B5" office:value-type="string">
            <text:p text:style-name="P74">Design Under Test</text:p>
          </table:table-cell>
        </table:table-row>
        <table:table-row table:style-name="Table2.1">
          <table:table-cell table:style-name="Table2.A2" office:value-type="string">
            <text:p text:style-name="P73"/>
          </table:table-cell>
          <table:table-cell table:style-name="Table2.B5" office:value-type="string">
            <text:p text:style-name="P73"/>
          </table:table-cell>
        </table:table-row>
        <table:table-row table:style-name="Table2.1">
          <table:table-cell table:style-name="Table2.A2" office:value-type="string">
            <text:p text:style-name="P73">FPGA</text:p>
          </table:table-cell>
          <table:table-cell table:style-name="Table2.B5" office:value-type="string">
            <text:p text:style-name="P74">Field Programmable Gate Array</text:p>
          </table:table-cell>
        </table:table-row>
        <table:table-row table:style-name="Table2.1">
          <table:table-cell table:style-name="Table2.A6" office:value-type="string">
            <text:p text:style-name="P74"/>
          </table:table-cell>
          <table:table-cell table:style-name="Table2.B14" office:value-type="string">
            <text:p text:style-name="P74"/>
          </table:table-cell>
        </table:table-row>
        <table:table-row table:style-name="Table2.1">
          <table:table-cell table:style-name="Table2.A6" office:value-type="string">
            <text:p text:style-name="P16"/>
          </table:table-cell>
          <table:table-cell table:style-name="Table2.B14" office:value-type="string">
            <text:p text:style-name="P16"/>
          </table:table-cell>
        </table:table-row>
        <table:table-row table:style-name="Table2.1">
          <table:table-cell table:style-name="Table2.A6" office:value-type="string">
            <text:p text:style-name="P16"/>
          </table:table-cell>
          <table:table-cell table:style-name="Table2.B14" office:value-type="string">
            <text:p text:style-name="P16"/>
          </table:table-cell>
        </table:table-row>
        <table:table-row table:style-name="Table2.1">
          <table:table-cell table:style-name="Table2.A6" office:value-type="string">
            <text:p text:style-name="P73">SV</text:p>
          </table:table-cell>
          <table:table-cell table:style-name="Table2.B14" office:value-type="string">
            <text:p text:style-name="P73">SystemVerilog</text:p>
          </table:table-cell>
        </table:table-row>
        <table:table-row table:style-name="Table2.1">
          <table:table-cell table:style-name="Table2.A6" office:value-type="string">
            <text:p text:style-name="P16"/>
          </table:table-cell>
          <table:table-cell table:style-name="Table2.B14" office:value-type="string">
            <text:p text:style-name="P16"/>
          </table:table-cell>
        </table:table-row>
        <table:table-row table:style-name="Table2.1">
          <table:table-cell table:style-name="Table2.A6" office:value-type="string">
            <text:p text:style-name="P16"/>
          </table:table-cell>
          <table:table-cell table:style-name="Table2.B14" office:value-type="string">
            <text:p text:style-name="P16"/>
          </table:table-cell>
        </table:table-row>
        <table:table-row table:style-name="Table2.1">
          <table:table-cell table:style-name="Table2.A6" office:value-type="string">
            <text:p text:style-name="P73">UVM</text:p>
          </table:table-cell>
          <table:table-cell table:style-name="Table2.B14" office:value-type="string">
            <text:p text:style-name="P73">(ultimate, unbelievable, Ultra) <text:s/>Universal Verification Methodology</text:p>
          </table:table-cell>
        </table:table-row>
        <table:table-row table:style-name="Table2.1">
          <table:table-cell table:style-name="Table2.A6" office:value-type="string">
            <text:p text:style-name="P73">VHDL</text:p>
          </table:table-cell>
          <table:table-cell table:style-name="Table2.B14" office:value-type="string">
            <text:p text:style-name="P73">Very High Level Design Language</text:p>
          </table:table-cell>
        </table:table-row>
        <table:table-row table:style-name="Table2.1">
          <table:table-cell table:style-name="Table2.A6" office:value-type="string">
            <text:p text:style-name="P16"/>
          </table:table-cell>
          <table:table-cell table:style-name="Table2.B14" office:value-type="string">
            <text:p text:style-name="P16"/>
          </table:table-cell>
        </table:table-row>
        <table:table-row table:style-name="Table2.1">
          <table:table-cell table:style-name="Table2.A15" office:value-type="string">
            <text:p text:style-name="P16"/>
          </table:table-cell>
          <table:table-cell table:style-name="Table2.B15" office:value-type="string">
            <text:p text:style-name="P16"/>
          </table:table-cell>
        </table:table-row>
      </table:table>
      <text:p text:style-name="Standard"/>
      <text:p text:style-name="Text_20_body"/>
      <text:list xml:id="list170560632251400" text:continue-numbering="true" text:style-name="WWNum17">
        <text:list-item>
          <text:h text:style-name="P60" text:outline-level="1"><text:bookmark-start text:name="_Toc395693336"/>Test Environment Usage Flow<text:bookmark-end text:name="_Toc395693336"/></text:h>
        </text:list-item>
      </text:list>
      <text:p text:style-name="P30"><draw:g text:anchor-type="as-char" draw:z-index="0" draw:name="Group 71" draw:style-name="gr1"><draw:custom-shape draw:name="Rectangle 3" draw:style-name="gr2" draw:text-style-name="P83" svg:width="1.7724in" svg:height="1.0496in" svg:x="0.152in" svg:y="0in"><text:p text:style-name="P82"><text:span text:style-name="T22">Obtain Verilog module</text:span></text:p><text:p text:style-name="P82"><text:span text:style-name="T22">&amp;</text:span></text:p><text:p text:style-name="P82"><text:span text:style-name="T22">Decide the test bench</text:span></text:p><text:p text:style-name="P82"><text:span text:style-name="T22">methodology</text:span></text:p><draw:enhanced-geometry svg:viewBox="0 0 21600 21600" draw:type="rectangle" draw:enhanced-path="M 0 0 L 21600 0 21600 21600 0 21600 0 0 Z N"/></draw:custom-shape><draw:connector draw:name="Straight Arrow Connector 5" draw:style-name="gr3" draw:text-style-name="P84" svg:x1="1.9244in" svg:y1="0.526in" svg:x2="2.3965in" svg:y2="0.526in" svg:d="M4888-8617h1199" svg:viewBox="0 0 1201 2"><text:p/></draw:connector><draw:custom-shape draw:name="Rectangle 12" draw:style-name="gr2" draw:text-style-name="P83" svg:width="1.7724in" svg:height="1.0496in" svg:x="2.3965in" svg:y="0in"><text:p text:style-name="P82"><text:span text:style-name="T22">Run tb_gen or </text:span></text:p><text:p text:style-name="P82"><text:span text:style-name="T22">tb_gen_cmd to</text:span></text:p><text:p text:style-name="P82"><text:span text:style-name="T22">generate base files</text:span></text:p><draw:enhanced-geometry svg:viewBox="0 0 21600 21600" draw:type="rectangle" draw:enhanced-path="M 0 0 L 21600 0 21600 21600 0 21600 0 0 Z N"/></draw:custom-shape><draw:connector draw:name="Straight Arrow Connector 13" draw:style-name="gr3" draw:text-style-name="P84" svg:x1="4.1689in" svg:y1="0.526in" svg:x2="4.6016in" svg:y2="0.526in" svg:d="M10589-8617h1099" svg:viewBox="0 0 1101 2"><text:p/></draw:connector><draw:custom-shape draw:name="Rectangle 17" draw:style-name="gr2" draw:text-style-name="P83" svg:width="1.7717in" svg:height="1.0496in" svg:x="4.6016in" svg:y="0in"><text:p text:style-name="P82"><text:span text:style-name="T22">Edit generated files</text:span></text:p><text:p text:style-name="P82"><text:span text:style-name="T22">to make them</text:span></text:p><text:p text:style-name="P82"><text:span text:style-name="T22">complete</text:span></text:p><draw:enhanced-geometry svg:viewBox="0 0 21600 21600" draw:type="rectangle" draw:enhanced-path="M 0 0 L 21600 0 21600 21600 0 21600 0 0 Z N"/></draw:custom-shape><draw:connector draw:name="Straight Arrow Connector 18" draw:style-name="gr3" draw:text-style-name="P84" svg:x1="1.0382in" svg:y1="1.287in" svg:x2="1.0382in" svg:y2="1.5228in" svg:d="M2637-6684v599" svg:viewBox="0 0 2 601"><text:p/></draw:connector><draw:custom-shape draw:name="Rectangle 19" draw:style-name="gr2" draw:text-style-name="P83" svg:width="1.7724in" svg:height="0.9157in" svg:x="0.152in" svg:y="1.522in"><text:p text:style-name="P82"><text:span text:style-name="T22">Connect clock driver</text:span></text:p><text:p text:style-name="P82"><text:span text:style-name="T22">always output to</text:span></text:p><text:p text:style-name="P82"><text:span text:style-name="T22">DUT</text:span></text:p><draw:enhanced-geometry svg:viewBox="0 0 21600 21600" draw:type="rectangle" draw:enhanced-path="M 0 0 L 21600 0 21600 21600 0 21600 0 0 Z N"/></draw:custom-shape><draw:connector draw:name="Straight Arrow Connector 20" draw:style-name="gr3" draw:text-style-name="P84" svg:x1="1.9244in" svg:y1="1.9815in" svg:x2="2.3965in" svg:y2="1.9815in" svg:d="M4888-4920h1199" svg:viewBox="0 0 1201 2"><text:p/></draw:connector><draw:custom-shape draw:name="Rectangle 21" draw:style-name="gr2" draw:text-style-name="P83" svg:width="1.7724in" svg:height="0.9157in" svg:x="2.3965in" svg:y="1.522in"><text:p text:style-name="P82"><text:span text:style-name="T22">Get the environment</text:span></text:p><text:p text:style-name="P82"><text:span text:style-name="T22">to compile without</text:span></text:p><text:p text:style-name="P82"><text:span text:style-name="T22">errors</text:span></text:p><draw:enhanced-geometry svg:viewBox="0 0 21600 21600" draw:type="rectangle" draw:enhanced-path="M 0 0 L 21600 0 21600 21600 0 21600 0 0 Z N"/></draw:custom-shape><draw:connector draw:name="Straight Arrow Connector 22" draw:style-name="gr3" draw:text-style-name="P84" svg:x1="4.1689in" svg:y1="1.9815in" svg:x2="4.6016in" svg:y2="1.9815in" svg:d="M10589-4920h1099" svg:viewBox="0 0 1101 2"><text:p/></draw:connector><draw:custom-shape draw:name="Rectangle 23" draw:style-name="gr2" draw:text-style-name="P83" svg:width="1.7717in" svg:height="0.9157in" svg:x="4.6016in" svg:y="1.522in"><text:p text:style-name="P82"><text:span text:style-name="T22">Create Reset, Read</text:span></text:p><text:p text:style-name="P82"><text:span text:style-name="T22">and Verify</text:span></text:p><text:p text:style-name="P82"><text:span text:style-name="T22">instructions in</text:span></text:p><text:p text:style-name="P82"><text:span text:style-name="T22">tb_prg <text:s/>file</text:span></text:p><draw:enhanced-geometry svg:viewBox="0 0 21600 21600" draw:type="rectangle" draw:enhanced-path="M 0 0 L 21600 0 21600 21600 0 21600 0 0 Z N"/></draw:custom-shape><draw:line draw:name="Straight Connector 28" draw:style-name="gr4" draw:text-style-name="P84" svg:x1="6.3732in" svg:y1="0.5248in" svg:x2="6.7276in" svg:y2="0.5248in"><text:p/></draw:line><draw:line draw:name="Straight Connector 30" draw:style-name="gr4" draw:text-style-name="P84" svg:x1="6.7276in" svg:y1="0.5248in" svg:x2="6.7276in" svg:y2="1.2862in"><text:p/></draw:line><draw:line draw:name="Straight Connector 32" draw:style-name="gr4" draw:text-style-name="P84" svg:x1="1.0382in" svg:y1="1.2862in" svg:x2="6.7276in" svg:y2="1.2862in"><text:p/></draw:line><draw:connector draw:name="Straight Arrow Connector 33" draw:style-name="gr3" draw:text-style-name="P84" svg:x1="1.0382in" svg:y1="2.626in" svg:x2="1.0382in" svg:y2="2.8614in" svg:d="M2637-3283v598" svg:viewBox="0 0 2 600"><text:p/></draw:connector><draw:custom-shape draw:name="Rectangle 34" draw:style-name="gr2" draw:text-style-name="P83" svg:width="1.7724in" svg:height="1.0504in" svg:x="0.152in" svg:y="2.861in"><text:p text:style-name="P82"><text:span text:style-name="T22">Add required Models</text:span></text:p><text:p text:style-name="P82"><text:span text:style-name="T22">and model access</text:span></text:p><text:p text:style-name="P82"><text:span text:style-name="T22">instructions</text:span></text:p><draw:enhanced-geometry svg:viewBox="0 0 21600 21600" draw:type="rectangle" draw:enhanced-path="M 0 0 L 21600 0 21600 21600 0 21600 0 0 Z N"/></draw:custom-shape><draw:connector draw:name="Straight Arrow Connector 35" draw:style-name="gr3" draw:text-style-name="P84" svg:x1="1.9244in" svg:y1="3.387in" svg:x2="2.3965in" svg:y2="3.387in" svg:d="M4888-1350h1199" svg:viewBox="0 0 1201 2"><text:p/></draw:connector><draw:custom-shape draw:name="Rectangle 36" draw:style-name="gr2" draw:text-style-name="P83" svg:width="1.7724in" svg:height="1.0504in" svg:x="2.3965in" svg:y="2.861in"><text:p text:style-name="P82"><text:span text:style-name="T22">Create an initial test</text:span></text:p><text:p text:style-name="P82"><text:span text:style-name="T22">case that proves the</text:span></text:p><text:p text:style-name="P82"><text:span text:style-name="T22">DUT will initialize</text:span></text:p><text:p text:style-name="P82"><text:span text:style-name="T22">correctly</text:span></text:p><draw:enhanced-geometry svg:viewBox="0 0 21600 21600" draw:type="rectangle" draw:enhanced-path="M 0 0 L 21600 0 21600 21600 0 21600 0 0 Z N"/></draw:custom-shape><draw:connector draw:name="Straight Arrow Connector 37" draw:style-name="gr3" draw:text-style-name="P84" svg:x1="4.1689in" svg:y1="3.387in" svg:x2="4.6016in" svg:y2="3.387in" svg:d="M10589-1350h1099" svg:viewBox="0 0 1101 2"><text:p/></draw:connector><draw:custom-shape draw:name="Rectangle 38" draw:style-name="gr2" draw:text-style-name="P83" svg:width="1.7717in" svg:height="1.0504in" svg:x="4.6016in" svg:y="2.861in"><text:p text:style-name="P82"><text:span text:style-name="T22">Create test case that</text:span></text:p><text:p text:style-name="P82"><text:span text:style-name="T22">proves access to the</text:span></text:p><text:p text:style-name="P82"><text:span text:style-name="T22">DUT</text:span></text:p><draw:enhanced-geometry svg:viewBox="0 0 21600 21600" draw:type="rectangle" draw:enhanced-path="M 0 0 L 21600 0 21600 21600 0 21600 0 0 Z N"/></draw:custom-shape><draw:line draw:name="Straight Connector 39" draw:style-name="gr4" draw:text-style-name="P84" svg:x1="6.3732in" svg:y1="1.9803in" svg:x2="6.7276in" svg:y2="1.9803in"><text:p/></draw:line><draw:line draw:name="Straight Connector 40" draw:style-name="gr4" draw:text-style-name="P84" svg:x1="6.7276in" svg:y1="1.9803in" svg:x2="6.7276in" svg:y2="2.6248in"><text:p/></draw:line><draw:line draw:name="Straight Connector 41" draw:style-name="gr4" draw:text-style-name="P84" svg:x1="1.0382in" svg:y1="2.6248in" svg:x2="6.7276in" svg:y2="2.6248in"><text:p/></draw:line><draw:connector draw:name="Straight Arrow Connector 44" draw:style-name="gr3" draw:text-style-name="P84" svg:x1="1.0382in" svg:y1="4.1374in" svg:x2="1.0382in" svg:y2="4.3736in" svg:d="M2637 557v600" svg:viewBox="0 0 2 601"><text:p/></draw:connector><draw:custom-shape draw:name="Rectangle 45" draw:style-name="gr2" draw:text-style-name="P83" svg:width="1.7724in" svg:height="1.0496in" svg:x="0.152in" svg:y="4.3736in"><text:p text:style-name="P82"><text:span text:style-name="T22">Create self checking</text:span></text:p><text:p text:style-name="P82"><text:span text:style-name="T22">test case to prove</text:span></text:p><text:p text:style-name="P82"><text:span text:style-name="T22">functional test plan</text:span></text:p><text:p text:style-name="P82"><text:span text:style-name="T22">points</text:span></text:p><draw:enhanced-geometry svg:viewBox="0 0 21600 21600" draw:type="rectangle" draw:enhanced-path="M 0 0 L 21600 0 21600 21600 0 21600 0 0 Z N"/></draw:custom-shape><draw:connector draw:name="Straight Arrow Connector 46" draw:style-name="gr3" draw:text-style-name="P84" svg:x1="4.6016in" svg:y1="4.8984in" svg:x2="1.9244in" svg:y2="4.8984in" svg:d="M11688 2490h-6800" svg:viewBox="0 0 6802 2"><text:p/></draw:connector><draw:custom-shape draw:name="Rectangle 49" draw:style-name="gr2" draw:text-style-name="P83" svg:width="1.7717in" svg:height="1.0496in" svg:x="4.6016in" svg:y="4.3736in"><text:p text:style-name="P82"><text:span text:style-name="T22">Code new instructions</text:span></text:p><text:p text:style-name="P82"><text:span text:style-name="T22">or tasks into the</text:span></text:p><text:p text:style-name="P82"><text:span text:style-name="T22">tb_prg file</text:span></text:p><draw:enhanced-geometry svg:viewBox="0 0 21600 21600" draw:type="rectangle" draw:enhanced-path="M 0 0 L 21600 0 21600 21600 0 21600 0 0 Z N"/></draw:custom-shape><draw:line draw:name="Straight Connector 50" draw:style-name="gr4" draw:text-style-name="P84" svg:x1="6.3732in" svg:y1="3.3862in" svg:x2="6.7276in" svg:y2="3.3862in"><text:p/></draw:line><draw:line draw:name="Straight Connector 51" draw:style-name="gr4" draw:text-style-name="P84" svg:x1="6.7276in" svg:y1="3.376in" svg:x2="6.7276in" svg:y2="4.1374in"><text:p/></draw:line><draw:line draw:name="Straight Connector 52" draw:style-name="gr4" draw:text-style-name="P84" svg:x1="1.0382in" svg:y1="4.1374in" svg:x2="6.7276in" svg:y2="4.1374in"><text:p/></draw:line><draw:custom-shape draw:name="Flowchart: Decision 59" draw:style-name="gr2" draw:text-style-name="P83" svg:width="2.0776in" svg:height="1.1807in" svg:x="0in" svg:y="5.8173in"><text:p text:style-name="P82"><text:span text:style-name="T22">All Test Plan</text:span></text:p><text:p text:style-name="P82"><text:span text:style-name="T22">test cases</text:span></text:p><text:p text:style-name="P82"><text:span text:style-name="T22">complete?</text:span></text:p><draw:enhanced-geometry svg:viewBox="0 0 21600 21600" draw:glue-points="10800 0 0 10800 10800 21600 21600 10800" draw:text-areas="5400 5400 16200 16200" draw:type="flowchart-decision" draw:enhanced-path="M 0 10800 L 10800 0 21600 10800 10800 21600 0 10800 Z N"/></draw:custom-shape><draw:connector draw:name="Straight Arrow Connector 42" draw:style-name="gr3" draw:text-style-name="P84" svg:x1="1.0382in" svg:y1="5.4236in" svg:x2="1.0382in" svg:y2="5.8173in" svg:d="M2637 3824v1000" svg:viewBox="0 0 2 1002"><text:p/></draw:connector><draw:custom-shape draw:name="Flowchart: Decision 43" draw:style-name="gr2" draw:text-style-name="P83" svg:width="2.7858in" svg:height="1.1807in" svg:x="2.5252in" svg:y="5.8173in"><text:p text:style-name="P82"><text:span text:style-name="T22">New Instructions</text:span></text:p><text:p text:style-name="P82"><text:span text:style-name="T22">or functionality</text:span></text:p><text:p text:style-name="P82"><text:span text:style-name="T22">needed?</text:span></text:p><draw:enhanced-geometry svg:viewBox="0 0 21600 21600" draw:glue-points="10800 0 0 10800 10800 21600 21600 10800" draw:text-areas="5400 5400 16200 16200" draw:type="flowchart-decision" draw:enhanced-path="M 0 10800 L 10800 0 21600 10800 10800 21600 0 10800 Z N"/></draw:custom-shape><draw:connector draw:name="Straight Arrow Connector 47" draw:style-name="gr3" draw:text-style-name="P84" svg:x1="2.0772in" svg:y1="6.4075in" svg:x2="2.5244in" svg:y2="6.4075in" svg:d="M5276 6323h1136" svg:viewBox="0 0 1138 2"><text:p/></draw:connector><draw:connector draw:name="Straight Arrow Connector 48" draw:style-name="gr3" draw:text-style-name="P84" svg:x1="3.9173in" svg:y1="5.8161in" svg:x2="3.9173in" svg:y2="4.8984in" svg:d="M9950 4821v-2331" svg:viewBox="0 0 2 2334"><text:p/></draw:connector><draw:line draw:name="Straight Connector 10" draw:style-name="gr4" draw:text-style-name="P84" svg:x1="5.3102in" svg:y1="6.4071in" svg:x2="5.4874in" svg:y2="6.4071in"><text:p/></draw:line><draw:connector draw:name="Straight Arrow Connector 14" draw:style-name="gr3" draw:text-style-name="P84" svg:x1="5.4874in" svg:y1="6.4079in" svg:x2="5.4874in" svg:y2="5.4236in" svg:d="M13938 6324v-2500" svg:viewBox="0 0 2 2501"><text:p/></draw:connector><draw:custom-shape draw:name="TextBox 15" draw:style-name="gr5" draw:text-style-name="P86" svg:width="0.5213in" svg:height="0.4512in" svg:x="1.9134in" svg:y="5.9346in"><text:p text:style-name="P85"><text:span text:style-name="T23">No</text:span></text:p><draw:enhanced-geometry svg:viewBox="0 0 21600 21600" draw:type="rectangle" draw:enhanced-path="M 0 0 L 21600 0 21600 21600 0 21600 0 0 Z N"/></draw:custom-shape><draw:custom-shape draw:name="TextBox 54" draw:style-name="gr5" draw:text-style-name="P86" svg:width="0.5213in" svg:height="0.4512in" svg:x="3.8827in" svg:y="5.3583in"><text:p text:style-name="P85"><text:span text:style-name="T23">No</text:span></text:p><draw:enhanced-geometry svg:viewBox="0 0 21600 21600" draw:type="rectangle" draw:enhanced-path="M 0 0 L 21600 0 21600 21600 0 21600 0 0 Z N"/></draw:custom-shape><draw:custom-shape draw:name="TextBox 55" draw:style-name="gr5" draw:text-style-name="P86" svg:width="0.6094in" svg:height="0.4512in" svg:x="5.4484in" svg:y="6.0043in"><text:p text:style-name="P85"><text:span text:style-name="T23">Yes</text:span></text:p><draw:enhanced-geometry svg:viewBox="0 0 21600 21600" draw:type="rectangle" draw:enhanced-path="M 0 0 L 21600 0 21600 21600 0 21600 0 0 Z N"/></draw:custom-shape><draw:custom-shape draw:name="TextBox 56" draw:style-name="gr5" draw:text-style-name="P86" svg:width="0.6094in" svg:height="0.4512in" svg:x="0.9992in" svg:y="7.0929in"><text:p text:style-name="P85"><text:span text:style-name="T23">Yes</text:span></text:p><draw:enhanced-geometry svg:viewBox="0 0 21600 21600" draw:type="rectangle" draw:enhanced-path="M 0 0 L 21600 0 21600 21600 0 21600 0 0 Z N"/></draw:custom-shape><draw:custom-shape draw:name="Rectangle 57" draw:style-name="gr2" draw:text-style-name="P83" svg:width="1.7717in" svg:height="0.7425in" svg:x="1.8457in" svg:y="7.0929in"><text:p text:style-name="P82"><text:span text:style-name="T22">Stimulus file</text:span></text:p><text:p text:style-name="P82"><text:span text:style-name="T22">regression set</text:span></text:p><text:p text:style-name="P82"><text:span text:style-name="T22">ready</text:span></text:p><draw:enhanced-geometry svg:viewBox="0 0 21600 21600" draw:type="rectangle" draw:enhanced-path="M 0 0 L 21600 0 21600 21600 0 21600 0 0 Z N"/></draw:custom-shape><draw:connector draw:name="Straight Arrow Connector 58" draw:style-name="gr3" draw:text-style-name="P84" svg:x1="1.0382in" svg:y1="7.4646in" svg:x2="1.8453in" svg:y2="7.4646in" svg:d="M2637 9008h2050" svg:viewBox="0 0 2051 2"><text:p/></draw:connector><draw:line draw:name="Straight Connector 26" draw:style-name="gr4" draw:text-style-name="P84" svg:x1="1.0382in" svg:y1="6.998in" svg:x2="1.0382in" svg:y2="7.4642in"><text:p/></draw:line></draw:g></text:p>
      <text:p text:style-name="P28"/>
      <text:p text:style-name="Illustration">Illustration 1: Typical Test Bench Usage Flow</text:p>
      <text:p text:style-name="Illustration"/>
      <text:p text:style-name="Text_20_body"><text:soft-page-break/>Consider the flow illustration above, Illustration 1: Typical Test Bench Usage Flow. <text:s/>This flow diagram presents a basic flow of how the test bench package can be used to create a verification environment, to test a DUT.</text:p>
      <text:p text:style-name="Text_20_body"><text:s/>The following assumes that the DUT is a synchronous design that has a reset input.</text:p>
      <text:list xml:id="list170560297625105" text:continue-numbering="true" text:style-name="WWNum17">
        <text:list-item>
          <text:list>
            <text:list-item>
              <text:h text:style-name="P56" text:outline-level="2"><text:bookmark-start text:name="_Toc395693337"/>The DUT<text:bookmark-end text:name="_Toc395693337"/></text:h>
            </text:list-item>
          </text:list>
        </text:list-item>
      </text:list>
      <text:p text:style-name="Text_20_body">To start using the environment it is required that the Verilog module of the DUT be available. <text:s/>With the DUT module file available, the test bench can be generated using the tb_gen tool. <text:s/>The tb_gen tool uses the pin definitions within the module definition to generate several parts of the test bench structure.</text:p>
      <text:list xml:id="list170561632781832" text:continue-numbering="true" text:style-name="WWNum17">
        <text:list-item>
          <text:list>
            <text:list-item>
              <text:h text:style-name="P56" text:outline-level="2"><text:bookmark-start text:name="_Toc395693338"/>Choose The Methodology<text:bookmark-end text:name="_Toc395693338"/></text:h>
            </text:list-item>
          </text:list>
        </text:list-item>
      </text:list>
      <text:p text:style-name="Text_20_body">Depending on how you like to do your verification, the test bench will be coded differently. <text:s/>If you are going to create dynamic self-checking test cases or you are going to record vectors and compare to some good vector set, the test bench will be implemented in different ways. <text:s/>The commands that need to be created will be different.</text:p>
      <text:p text:style-name="Text_20_body">As a preference, dynamic self-checking test cases should be the first choice. <text:s/>This will suggest that you will have to create commands to “read” various outputs, and “verify” the outputs are as expected.</text:p>
      <text:p text:style-name="Text_20_body">Vector collection and compare should be the last choice of method. <text:s/>But this implementation may include creating instructions that enable the test environment to collect different outputs at different times.</text:p>
      <text:list xml:id="list170560197343146" text:continue-numbering="true" text:style-name="WWNum17">
        <text:list-item>
          <text:list>
            <text:list-item>
              <text:h text:style-name="P56" text:outline-level="2"><text:bookmark-start text:name="_Toc395693339"/>Generating the Test Bench<text:bookmark-end text:name="_Toc395693339"/></text:h>
            </text:list-item>
          </text:list>
        </text:list-item>
      </text:list>
      <text:p text:style-name="Text_20_body">Using the tb_gen tool, generate the test bench. <text:s/>Once the initial files have been generated, the test bench writer will then edit them for specifics. <text:s/>The tb_mod.sv file is the users play ground. <text:s/>It is recommended that all edits, instructions and tasks be placed in this file, or a file that is included by this file. <text:s/>The other files that make up the test bench should not be edited because they can be regenerated if the module pinout changes significantly. <text:s/>The tb_mod.sv file is optionally generated, as you would not want to over write the code that has been created for this test environment. </text:p>
      <text:list xml:id="list170560844514904" text:continue-numbering="true" text:style-name="WWNum17">
        <text:list-item>
          <text:list>
            <text:list-item>
              <text:h text:style-name="P56" text:outline-level="2"><text:bookmark-start text:name="_Toc395693340"/>Creating the Initial Instructions<text:bookmark-end text:name="_Toc395693340"/></text:h>
            </text:list-item>
          </text:list>
        </text:list-item>
      </text:list>
      <text:p text:style-name="Text_20_body">The test bench package file cmd_lst.sv contains several default instructions. <text:s/>Those are presented later in this document. <text:s/>It would be beneficial to review these instructions and be familiar with their implementation before creating your own instructions.</text:p>
      <text:p text:style-name="Text_20_body">As a starting point, the first instruction that would be included in all test environments is the “reset” type instruction. <text:s/>This instruction is the one that applies the reset to the DUT and test bench elements. <text:s/>It is expected that all items need to be triggered to get into a default starting state. <text:s/>There may be several reset type instructions in one environment, one to reset everything, one to reset just the DUT and could be one to reset test bench models. <text:s/>These instructions would be created if the elements of the test environment need to be reset independent of each other.</text:p>
      <text:p text:style-name="Text_20_body">Another very common instruction to consider is the “wait” type instructions. <text:s/>These instructions are used to time activities in a test case. <text:s/>For instance, an instruction to wait so many clock cycles is useful for just waiting for some know amount of time. <text:s/>A wait on interrupt is also useful to enable the test case to wait till some indicator triggers the test case to continue. <text:s/>As an addition to the wait instruction there should be a wait_max type instruction that enables the test writer to set a time out for the wait. <text:s/>This is so that if the <text:soft-page-break/>single event you are waiting for never happens, the environment can terminate the simulation.</text:p>
      <text:p text:style-name="Text_20_body">To facilitate control of the DUT, write type instructions will be needed. <text:s/>This type of instruction will access the DUT possibly through an address and data buss or just the placing of values on input pins. <text:s/>Whatever the write type instruction(s) do, they will be the instructions used to setup and control the DUT.</text:p>
      <text:p text:style-name="Text_20_body">To enable the collection of data, some kind of “read” instruction will be created. <text:s/>This instruction reads a target item, data bus, register, output pins, and puts the value into a common place. <text:s/>As in, all read instructions put the data in the same place, this could be a variable.</text:p>
      <text:p text:style-name="Text_20_body">To confirm the data values are as expected, some kind of “verify” instructions will be created. <text:s/>The verify instruction(s) enable the test writer to check that the value of the last read item is as expected. <text:s/>Several types of verify instructions can be created, verify (whole word), verify_slice, verify_bit and they would all look to the same place for the data to compare.</text:p>
      <text:p text:style-name="Text_20_body">The four basic instruction groups described above will enable the test bench developer to get started at the test bench / test case creation. <text:s/>As new instructions are needed, they are added.</text:p>
      <text:p text:style-name="Text_20_body">Depending on the complexity of the test bench environment, there may be some instructions that are needed to initialize, access and or control test bench models. <text:s/></text:p>
      <text:list xml:id="list170560424308322" text:continue-numbering="true" text:style-name="WWNum17">
        <text:list-item>
          <text:list>
            <text:list-item>
              <text:h text:style-name="P56" text:outline-level="2"><text:bookmark-start text:name="_Toc395693341"/>Writing Test Cases (stm files)<text:bookmark-end text:name="_Toc395693341"/></text:h>
            </text:list-item>
          </text:list>
        </text:list-item>
      </text:list>
      <text:p text:style-name="Text_20_body">Once the test bench initial instructions have been created, test cases may start to be created. <text:s/>The test case is created by a person or persons through the use of a simple text editor. <text:s/>The test case writer will create the file containing instructions defined in the tb_mod.sv file. <text:s/>As an example, please examine the following:</text:p>
      <text:p text:style-name="Text_20_body">-- <text:s/>This is an example test case</text:p>
      <text:p text:style-name="Text_20_body">-- using instructions defined in previous sections. <text:s/>&lt;&lt; actual comment seen in test scripts</text:p>
      <text:p text:style-name="Text_20_body">DEFINE_VAR <text:s/>STAT_ADDR <text:s/>x001000 <text:s/>-- status address variable <text:s/>(test bench default instruction)</text:p>
      <text:p text:style-name="Text_20_body">DEFINE_VAR CTL_ADDR <text:s/>x001004 <text:s text:c="4"/>-- control register address variable</text:p>
      <text:p text:style-name="Text_20_body"/>
      <text:p text:style-name="Text_20_body">RESET_SYS <text:s text:c="25"/>-- <text:s/>The reset instruction, <text:s/>DUT and test bench initialization.</text:p>
      <text:p text:style-name="Text_20_body">WRITE $CTL_ADDR <text:s/>x01 <text:s/>-- <text:s/>Write to the control register some value (assume DUT enable)</text:p>
      <text:p text:style-name="Text_20_body">WAIT_CYCS <text:s/>1000 <text:s text:c="13"/>-- <text:s/>Waiting for 1000 clock cycles to go by.</text:p>
      <text:p text:style-name="Text_20_body">READ $STAT_ADDR <text:s text:c="8"/>-- <text:s/>Read some status to some internal variable after waiting</text:p>
      <text:p text:style-name="Text_20_body">VERIFY <text:s/>x0055 <text:s text:c="20"/>-- <text:s/>Testing the read value is as expected.</text:p>
      <text:p text:style-name="Text_20_body">FINISH <text:s text:c="32"/>-- <text:s/>Terminating statement for the test case <text:s/>(test bench default instruction)</text:p>
      <text:p text:style-name="Text_20_body">The test case presented above is very simple. <text:s/>The syntax is presented later in this document. <text:s/>This test case could be created by a test writer with a simple text editor in a matter of moments. <text:s/>As the test case writer(s) progress into the test case writing phase of a verification effort, they will find that the initial instructions are not enough to do the testing they need to do. <text:s/>At any point new instructions may be added to a test environment. <text:s/>Once added to the environment the new instructions can be used in test cases. <text:s/>Test cases that are hand written are typically directed type tests. <text:s/>Unless the test <text:soft-page-break/>bench is created with randomization instructions, most of the test cases written will be directed type test cases.</text:p>
      <text:p text:style-name="Text_20_body">Another way to write test cases is to have a program generate them. <text:s/>Depending on the type of DUT, randomization may be a target test methodology. <text:s/>A test case generator can facilitate both ease of test writing and randomization. <text:s/>This is a method that should be considered when the DUT is very complicated.</text:p>
      <text:p text:style-name="Text_20_body"/>
      <text:list xml:id="list170560927742299" text:continue-numbering="true" text:style-name="WWNum17">
        <text:list-item>
          <text:list>
            <text:list-item>
              <text:h text:style-name="P56" text:outline-level="2"><text:bookmark-start text:name="_Toc395693342"/>The Regression Set<text:bookmark-end text:name="_Toc395693342"/></text:h>
            </text:list-item>
          </text:list>
        </text:list-item>
      </text:list>
      <text:p text:style-name="Text_20_body">It is assumed that the test case writer is working from a “Test Plan”. <text:s/>The Test Plan is a document which states what tests are going to be created and what functionality each test validates. <text:s/>The Test Plan is created from the document that contains the functional requirements of the DUT. <text:s/>The test case writer will create test cases (stimulus files) until all those stated in the test plan are complete and working as expected.</text:p>
      <text:p text:style-name="Text_20_body">If the tools are available, it is now time to do code coverage. <text:s/>Using all the test cases created run them with code coverage enabled and merge the results. <text:s/>Any missing code should be evaluated and determined what was missed. <text:s/>Once the missed code is determined, existing tests can be upgraded or new tests created to cover the missed statements or branches. <text:s/>Once an acceptable level of coverage is achieved, it is considered that all of the test cases written constitute the full regression set.</text:p>
      <text:list xml:id="list170561744527017" text:continue-numbering="true" text:style-name="WWNum17">
        <text:list-item>
          <text:h text:style-name="P58" text:outline-level="1"><text:bookmark-start text:name="_Toc395693343"/>The SV Directed Test Bench<text:bookmark-end text:name="_Toc395693343"/></text:h>
        </text:list-item>
      </text:list>
      <text:p text:style-name="Text_20_body">Usage of the environment can be done in many ways. <text:s/>Part of the objective of using a common verification environment is to use it in a common way. <text:s/>One thing about the test bench package and its components is that it is very flexible. <text:s/>If users implement in a common way then the ability to take up other's work becomes easier. <text:s/>Below are a few recommendations and then some details of the environment.</text:p>
      <text:list xml:id="list170560313373906" text:continue-numbering="true" text:style-name="WWNum17">
        <text:list-item>
          <text:list>
            <text:list-item>
              <text:h text:style-name="P56" text:outline-level="2"><text:bookmark-start text:name="_Toc395693344"/>Recommended directory and file structure<text:bookmark-end text:name="_Toc395693344"/></text:h>
            </text:list-item>
          </text:list>
        </text:list-item>
      </text:list>
      <text:p text:style-name="Standard">The following directory and file naming is used throughout the remainder of this document.</text:p>
      <text:p text:style-name="Standard"/>
      <text:p text:style-name="Standard">Design name directory <text:s text:c="4"/>-- the top level test directory name</text:p>
      <text:p text:style-name="Standard"><text:s text:c="15"/>sv <text:s text:c="21"/>-- The directory holding all test bench SV files</text:p>
      <text:p text:style-name="Standard"><text:s text:c="15"/>stm <text:s text:c="19"/>-- The directory holding all the test scripts (stimulus files)</text:p>
      <text:p text:style-name="Standard"><text:s text:c="15"/>sim <text:s text:c="18"/>-- <text:s/>The compile and run directory</text:p>
      <text:p text:style-name="Standard"/>
      <text:p text:style-name="Standard">The test bench comprises several files.</text:p>
      <text:p text:style-name="P20">Package files:</text:p>
      <text:p text:style-name="P22">gfuncts.sv <text:s text:c="3"/>general functions</text:p>
      <text:p text:style-name="P22">tb_types.sv <text:s text:c="3"/>definition of types</text:p>
      <text:p text:style-name="P22">lst_item.sv <text:s text:c="3"/>the list item class</text:p>
      <text:p text:style-name="P22">tb_cmd.sv <text:s text:c="3"/>the tb command class</text:p>
      <text:p text:style-name="P22">cmd_lst.sv <text:s text:c="2"/>the command list class</text:p>
      <text:p text:style-name="P22">tb_pkg.sv <text:s text:c="2"/>the package file, <text:s/>`includes the above files.</text:p>
      <text:p text:style-name="P20">Test bench files:</text:p>
      <text:p text:style-name="P22">dut_if.sv <text:s text:c="2"/>the interface used to connect to the DUT (generated file)</text:p>
      <text:p text:style-name="P22">tb_mod.sv <text:s text:c="2"/>the module file, contains instructions (generated from a template)</text:p>
      <text:p text:style-name="P22"><text:soft-page-break/>tb_top.sv <text:s text:c="2"/>the top module (generated file)</text:p>
      <text:p text:style-name="Standard"/>
      <text:p text:style-name="Standard">The package files need to be compiled with the environment. <text:s/>These files should not have to be modified by the user or test bench creator. <text:s/>The test bench files are generated or modified from a template by <text:span text:style-name="T19">the</text:span> tb_gen <text:span text:style-name="T19">GUI </text:span>script.</text:p>
      <text:p text:style-name="Standard">In a team setting it is recommended that team members follow a documented style and directory structure.</text:p>
      <text:list xml:id="list170560027005670" text:continue-numbering="true" text:style-name="WWNum17">
        <text:list-item>
          <text:list>
            <text:list-item>
              <text:h text:style-name="P56" text:outline-level="2"><text:bookmark-start text:name="_Toc395693345"/>Default Test Bench Structure<text:bookmark-end text:name="_Toc395693345"/></text:h>
            </text:list-item>
          </text:list>
        </text:list-item>
      </text:list>
      <text:p text:style-name="Text_20_body">A pictorial representation of the default test bench environment is provided below in Figure 1 - Default Test Bench Structure. <text:s/>As can be seen the stimulus file is directly linked to the tb_mod. <text:s/>This link is facilitated through the use of a parameter at the top level called STM_FILE.</text:p>
      <text:p text:style-name="P29">Usually, a test environment will contain many test scripts, and obviously they can not all have the same name <text:span text:style-name="T15">or if they do, can not exist in the same directory</text:span>. <text:s/>The user can control which test file will be loaded in many ways. <text:s/>One way is that the user copy the test file to stimulus_file.stm. (this assumes the parameter points to this file by default, it may be modified to point to something else)</text:p>
      <text:p text:style-name="P29">Other ways include using symbolic links, or passing in parameter changes when you start the simulator. <text:s/>(not detailed in this document, $value$plusargs)</text:p>
      <text:p text:style-name="P31"><draw:g text:anchor-type="as-char" draw:z-index="1" draw:name="Group 88" draw:style-name="gr1"><draw:line draw:name="Straight Connector 6" draw:style-name="gr6" draw:text-style-name="P84" svg:x1="1.2154in" svg:y1="0in" svg:x2="5.2319in" svg:y2="0in"><text:p/></draw:line><draw:line draw:name="Straight Connector 7" draw:style-name="gr6" draw:text-style-name="P84" svg:x1="5.2264in" svg:y1="2.2461in" svg:x2="5.2264in" svg:y2="0in"><text:p/></draw:line><draw:line draw:name="Straight Connector 8" draw:style-name="gr6" draw:text-style-name="P84" svg:x1="1.2102in" svg:y1="0in" svg:x2="1.2102in" svg:y2="2.2461in"><text:p/></draw:line><draw:line draw:name="Straight Connector 9" draw:style-name="gr6" draw:text-style-name="P84" svg:x1="1.2102in" svg:y1="2.2461in" svg:x2="5.2264in" svg:y2="2.2461in"><text:p/></draw:line><draw:line draw:name="Straight Connector 30" draw:style-name="gr6" draw:text-style-name="P84" svg:x1="1.6882in" svg:y1="0.315in" svg:x2="4.9953in" svg:y2="0.315in"><text:p/></draw:line><draw:line draw:name="Straight Connector 34" draw:style-name="gr6" draw:text-style-name="P84" svg:x1="4.9902in" svg:y1="0.3169in" svg:x2="4.9902in" svg:y2="2.0098in"><text:p/></draw:line><draw:line draw:name="Straight Connector 35" draw:style-name="gr6" draw:text-style-name="P84" svg:x1="1.6795in" svg:y1="2.0102in" svg:x2="2.3126in" svg:y2="2.0102in"><text:p/></draw:line><draw:line draw:name="Straight Connector 41" draw:style-name="gr6" draw:text-style-name="P84" svg:x1="4.3524in" svg:y1="2.0102in" svg:x2="4.9902in" svg:y2="2.0102in"><text:p/></draw:line><draw:line draw:name="Straight Connector 42" draw:style-name="gr6" draw:text-style-name="P84" svg:x1="4.3579in" svg:y1="0.9965in" svg:x2="2.3181in" svg:y2="0.9965in"><text:p/></draw:line><draw:line draw:name="Straight Connector 43" draw:style-name="gr6" draw:text-style-name="P84" svg:x1="4.3579in" svg:y1="0.9965in" svg:x2="4.3579in" svg:y2="2.0098in"><text:p/></draw:line><draw:line draw:name="Straight Connector 44" draw:style-name="gr6" draw:text-style-name="P84" svg:x1="2.3126in" svg:y1="0.9965in" svg:x2="2.3126in" svg:y2="2.0098in"><text:p/></draw:line><draw:custom-shape draw:name="Rectangle 49" draw:style-name="gr7" draw:text-style-name="P83" svg:width="0.8657in" svg:height="0.5276in" svg:x="2.9472in" svg:y="1.2189in"><text:p text:style-name="P82"><text:span text:style-name="T24">DUT</text:span></text:p><draw:enhanced-geometry svg:viewBox="0 0 21600 21600" draw:type="rectangle" draw:enhanced-path="M 0 0 L 21600 0 21600 21600 0 21600 0 0 Z N"/></draw:custom-shape><draw:connector draw:name="Straight Arrow Connector 51" draw:style-name="gr8" draw:text-style-name="P84" svg:x1="2.3126in" svg:y1="1.4819in" svg:x2="2.9472in" svg:y2="1.4819in" svg:d="M5874 912h1612" svg:viewBox="0 0 1614 2"><text:p/></draw:connector><draw:connector draw:name="Straight Arrow Connector 52" draw:style-name="gr8" draw:text-style-name="P84" svg:x1="3.8134in" svg:y1="1.4819in" svg:x2="4.3528in" svg:y2="1.4819in" svg:d="M9686 912h1370" svg:viewBox="0 0 1372 2"><text:p/></draw:connector><draw:custom-shape draw:name="TextBox 54" draw:style-name="gr5" draw:text-style-name="P86" svg:width="0.7961in" svg:height="0.3343in" svg:x="3.0327in" svg:y="1.8665in"><text:p text:style-name="P85"><text:span text:style-name="T25">Interface</text:span></text:p><draw:enhanced-geometry svg:viewBox="0 0 21600 21600" draw:type="rectangle" draw:enhanced-path="M 0 0 L 21600 0 21600 21600 0 21600 0 0 Z N"/></draw:custom-shape><draw:connector draw:name="Straight Arrow Connector 56" draw:style-name="gr8" draw:text-style-name="P84" svg:x1="3.8134in" svg:y1="2.0094in" svg:x2="4.0453in" svg:y2="1.5374in" svg:d="M9686 2252v-599h589v-600" svg:viewBox="0 0 591 1201"><text:p/></draw:connector><draw:connector draw:name="Straight Arrow Connector 58" draw:style-name="gr8" draw:text-style-name="P84" svg:x1="2.9472in" svg:y1="2.0094in" svg:x2="2.6299in" svg:y2="1.5374in" svg:d="M7486 2252v-599h-806v-600" svg:viewBox="0 0 808 1201"><text:p/></draw:connector><draw:custom-shape draw:name="TextBox 60" draw:style-name="gr5" draw:text-style-name="P86" svg:width="0.9067in" svg:height="0.3343in" svg:x="1.6736in" svg:y="0.3165in"><text:p text:style-name="P85"><text:span text:style-name="T25">tb_mod.sv</text:span></text:p><draw:enhanced-geometry svg:viewBox="0 0 21600 21600" draw:type="rectangle" draw:enhanced-path="M 0 0 L 21600 0 21600 21600 0 21600 0 0 Z N"/></draw:custom-shape><draw:custom-shape draw:name="TextBox 61" draw:style-name="gr5" draw:text-style-name="P86" svg:width="0.8217in" svg:height="0.3343in" svg:x="1.2008in" svg:y="0.0028in"><text:p text:style-name="P85"><text:span text:style-name="T25">tb_top.sv</text:span></text:p><draw:enhanced-geometry svg:viewBox="0 0 21600 21600" draw:type="rectangle" draw:enhanced-path="M 0 0 L 21600 0 21600 21600 0 21600 0 0 Z N"/></draw:custom-shape><draw:custom-shape draw:name="Rectangle 62" draw:style-name="gr9" draw:text-style-name="P86" svg:width="0.7878in" svg:height="1.2205in" svg:x="0.0291in" svg:y="0.7898in"><text:p/><draw:enhanced-geometry svg:viewBox="0 0 21600 21600" draw:type="rectangle" draw:enhanced-path="M 0 0 L 21600 0 21600 21600 0 21600 0 0 Z N"/></draw:custom-shape><draw:custom-shape draw:name="Freeform 65" draw:style-name="gr9" draw:text-style-name="P86" svg:width="0.7461in" svg:height="0.0657in" svg:x="0.0752in" svg:y="1.0681in"><text:p/><draw:enhanced-geometry draw:type="non-primitive"/></draw:custom-shape><draw:custom-shape draw:name="Freeform 66" draw:style-name="gr9" draw:text-style-name="P86" svg:width="0.7461in" svg:height="0.0661in" svg:x="0.0752in" svg:y="1.0016in"><text:p/><draw:enhanced-geometry draw:type="non-primitive"/></draw:custom-shape><draw:custom-shape draw:name="Freeform 67" draw:style-name="gr9" draw:text-style-name="P86" svg:width="0.7461in" svg:height="0.0657in" svg:x="0.0752in" svg:y="0.9339in"><text:p/><draw:enhanced-geometry draw:type="non-primitive"/></draw:custom-shape><draw:custom-shape draw:name="Freeform 68" draw:style-name="gr9" draw:text-style-name="P86" svg:width="0.7469in" svg:height="0.0661in" svg:x="0.0701in" svg:y="0.8681in"><text:p/><draw:enhanced-geometry draw:type="non-primitive"/></draw:custom-shape><draw:custom-shape draw:name="TextBox 69" draw:style-name="gr5" draw:text-style-name="P86" svg:width="1.0252in" svg:height="0.3343in" svg:x="0in" svg:y="0.5083in"><text:p text:style-name="P85"><text:span text:style-name="T25">Stimulus file</text:span></text:p><draw:enhanced-geometry svg:viewBox="0 0 21600 21600" draw:type="rectangle" draw:enhanced-path="M 0 0 L 21600 0 21600 21600 0 21600 0 0 Z N"/></draw:custom-shape><draw:connector draw:name="Straight Arrow Connector 71" draw:style-name="gr8" draw:text-style-name="P84" svg:x1="0.8165in" svg:y1="1.3992in" svg:x2="1.6827in" svg:y2="1.3992in" svg:d="M2074 702h2200" svg:viewBox="0 0 2201 2"><text:p/></draw:connector><draw:line draw:name="Straight Connector 86" draw:style-name="gr6" draw:text-style-name="P84" svg:x1="1.6795in" svg:y1="0.3169in" svg:x2="1.6795in" svg:y2="2.0098in"><text:p/></draw:line></draw:g></text:p>
      <text:p text:style-name="P27"/>
      <text:p text:style-name="P26">Figure 1 - Default Test Bench Structure</text:p>
      <text:p text:style-name="P25"/>
      <text:list xml:id="list170562069601763" text:continue-numbering="true" text:style-name="WWNum17">
        <text:list-item>
          <text:list>
            <text:list-item>
              <text:h text:style-name="P56" text:outline-level="2"><text:bookmark-start text:name="_Toc395693346"/>Implementation Variations<text:bookmark-end text:name="_Toc395693346"/></text:h>
            </text:list-item>
          </text:list>
        </text:list-item>
      </text:list>
      <text:p text:style-name="Text_20_body">The default structure of the test bench is to have the test bench wrapped around the DUT. <text:s/>This is depicted in Figure 1 - Default Test Bench Structure. <text:s/>The file set generated by tb_gen creates the structure that is presented in Figure 1 - Default Test Bench Structure. <text:s/>There are other ways that the test bench package can be used to facilitate other configurations.</text:p>
      <text:list xml:id="list170561106488774" text:continue-numbering="true" text:style-name="WWNum17">
        <text:list-item>
          <text:list>
            <text:list-item>
              <text:list>
                <text:list-item>
                  <text:h text:style-name="P55" text:outline-level="3"><text:bookmark-start text:name="_Toc395693347"/>Internal Test Bench Variant<text:bookmark-end text:name="_Toc395693347"/></text:h>
                </text:list-item>
              </text:list>
            </text:list-item>
          </text:list>
        </text:list-item>
      </text:list>
      <text:p text:style-name="Text_20_body">This implementation connects the script parser inside the DUT. <text:s/>For instance, if your DUT has an internal processor, the script parsing part of the test environment can be used to emulate the processor. <text:s/>This is depicted in Figure 2: Script Driven Processor Implementation, where hierarchy signals are used to drive and read the CPU module pins. <text:s/>The scripting commands are created such that they interface to the processor buses. <text:s/>They assign and react to signaling just as a processor would. <text:s/>Instructions can emulate <text:soft-page-break/>assembly instructions exactly or instructions can be created to implement more abstract functionality. <text:s/>This is accomplished by instantiating the tb_mod.sv in the top level test bench and using hierarchy connections down into an empty processor module.</text:p>
      <text:p text:style-name="Text_20_body">Figure 2: Script Driven Processor Implementation, shows hierarchy connections can be used to drive and read top level I/O. <text:s/>This will be required to provide such things as clocks, and reset.</text:p>
      <text:p text:style-name="P17"><draw:g text:anchor-type="as-char" draw:z-index="2" draw:name="Group 22" draw:style-name="gr1"><draw:line draw:name="Straight Connector 31" draw:style-name="gr6" draw:text-style-name="P84" svg:x1="1.2157in" svg:y1="0in" svg:x2="5.2319in" svg:y2="0in"><text:p/></draw:line><draw:line draw:name="Straight Connector 32" draw:style-name="gr6" draw:text-style-name="P84" svg:x1="5.2264in" svg:y1="2.2461in" svg:x2="5.2264in" svg:y2="0in"><text:p/></draw:line><draw:line draw:name="Straight Connector 33" draw:style-name="gr6" draw:text-style-name="P84" svg:x1="1.2102in" svg:y1="0in" svg:x2="1.2102in" svg:y2="2.2461in"><text:p/></draw:line><draw:line draw:name="Straight Connector 36" draw:style-name="gr6" draw:text-style-name="P84" svg:x1="1.2102in" svg:y1="2.2461in" svg:x2="5.2264in" svg:y2="2.2461in"><text:p/></draw:line><draw:custom-shape draw:name="Rectangle 48" draw:style-name="gr9" draw:text-style-name="P86" svg:width="2.613in" svg:height="1.8295in" svg:x="2.498in" svg:y="0.289in"><text:p/><draw:enhanced-geometry svg:viewBox="0 0 21600 21600" draw:type="rectangle" draw:enhanced-path="M 0 0 L 21600 0 21600 21600 0 21600 0 0 Z N"/></draw:custom-shape><draw:custom-shape draw:name="TextBox 63" draw:style-name="gr5" draw:text-style-name="P86" svg:width="0.9067in" svg:height="0.3343in" svg:x="1.3909in" svg:y="0.289in"><text:p text:style-name="P85"><text:span text:style-name="T25">tb_mod.sv</text:span></text:p><draw:enhanced-geometry svg:viewBox="0 0 21600 21600" draw:type="rectangle" draw:enhanced-path="M 0 0 L 21600 0 21600 21600 0 21600 0 0 Z N"/></draw:custom-shape><draw:custom-shape draw:name="TextBox 64" draw:style-name="gr10" draw:text-style-name="P86" svg:width="0.9268in" svg:height="0.3343in" svg:x="1.2165in" svg:y="0.0028in"><text:p text:style-name="P85"><text:span text:style-name="T25">tb_top.sv</text:span></text:p><draw:enhanced-geometry svg:viewBox="0 0 21600 21600" draw:type="rectangle" draw:enhanced-path="M 0 0 L 21600 0 21600 21600 0 21600 0 0 Z N"/></draw:custom-shape><draw:custom-shape draw:name="Rectangle 70" draw:style-name="gr9" draw:text-style-name="P86" svg:width="0.7878in" svg:height="1.2205in" svg:x="0.0291in" svg:y="0.7898in"><text:p/><draw:enhanced-geometry svg:viewBox="0 0 21600 21600" draw:type="rectangle" draw:enhanced-path="M 0 0 L 21600 0 21600 21600 0 21600 0 0 Z N"/></draw:custom-shape><draw:custom-shape draw:name="Freeform 72" draw:style-name="gr9" draw:text-style-name="P86" svg:width="0.7461in" svg:height="0.0657in" svg:x="0.0756in" svg:y="1.0681in"><text:p/><draw:enhanced-geometry draw:type="non-primitive"/></draw:custom-shape><draw:custom-shape draw:name="Freeform 73" draw:style-name="gr9" draw:text-style-name="P86" svg:width="0.7461in" svg:height="0.0661in" svg:x="0.0756in" svg:y="1.0016in"><text:p/><draw:enhanced-geometry draw:type="non-primitive"/></draw:custom-shape><draw:custom-shape draw:name="Freeform 74" draw:style-name="gr9" draw:text-style-name="P86" svg:width="0.7461in" svg:height="0.0657in" svg:x="0.0756in" svg:y="0.9339in"><text:p/><draw:enhanced-geometry draw:type="non-primitive"/></draw:custom-shape><draw:custom-shape draw:name="Freeform 75" draw:style-name="gr9" draw:text-style-name="P86" svg:width="0.7469in" svg:height="0.0661in" svg:x="0.0701in" svg:y="0.8681in"><text:p/><draw:enhanced-geometry draw:type="non-primitive"/></draw:custom-shape><draw:custom-shape draw:name="TextBox 76" draw:style-name="gr5" draw:text-style-name="P86" svg:width="1.0252in" svg:height="0.3343in" svg:x="0in" svg:y="0.5083in"><text:p text:style-name="P85"><text:span text:style-name="T25">Stimulus file</text:span></text:p><draw:enhanced-geometry svg:viewBox="0 0 21600 21600" draw:type="rectangle" draw:enhanced-path="M 0 0 L 21600 0 21600 21600 0 21600 0 0 Z N"/></draw:custom-shape><draw:custom-shape draw:name="Rectangle 79" draw:style-name="gr9" draw:text-style-name="P86" svg:width="0.787in" svg:height="1.8295in" svg:x="1.4673in" svg:y="0.289in"><text:p/><draw:enhanced-geometry svg:viewBox="0 0 21600 21600" draw:type="rectangle" draw:enhanced-path="M 0 0 L 21600 0 21600 21600 0 21600 0 0 Z N"/></draw:custom-shape><draw:custom-shape draw:name="Rectangle 80" draw:style-name="gr7" draw:text-style-name="P83" svg:width="0.8169in" svg:height="0.5421in" svg:x="2.6591in" svg:y="1.4681in"><text:p text:style-name="P82"><text:span text:style-name="T22">CPU</text:span></text:p><draw:enhanced-geometry svg:viewBox="0 0 21600 21600" draw:type="rectangle" draw:enhanced-path="M 0 0 L 21600 0 21600 21600 0 21600 0 0 Z N"/></draw:custom-shape><draw:custom-shape draw:name="Rectangle 81" draw:style-name="gr7" draw:text-style-name="P83" svg:width="0.787in" svg:height="0.6098in" svg:x="4.072in" svg:y="0.3571in"><text:p text:style-name="P82"><text:span text:style-name="T22">GPIO</text:span></text:p><draw:enhanced-geometry svg:viewBox="0 0 21600 21600" draw:type="rectangle" draw:enhanced-path="M 0 0 L 21600 0 21600 21600 0 21600 0 0 Z N"/></draw:custom-shape><draw:custom-shape draw:name="Rectangle 82" draw:style-name="gr7" draw:text-style-name="P83" svg:width="0.8295in" svg:height="0.5988in" svg:x="2.6465in" svg:y="0.3571in"><text:p text:style-name="P82"><text:span text:style-name="T22">ARB</text:span></text:p><draw:enhanced-geometry svg:viewBox="0 0 21600 21600" draw:type="rectangle" draw:enhanced-path="M 0 0 L 21600 0 21600 21600 0 21600 0 0 Z N"/></draw:custom-shape><draw:custom-shape draw:name="Rectangle 83" draw:style-name="gr7" draw:text-style-name="P83" svg:width="0.8169in" svg:height="0.5421in" svg:x="4.072in" svg:y="1.4681in"><text:p text:style-name="P82"><text:span text:style-name="T22">MEM</text:span></text:p><draw:enhanced-geometry svg:viewBox="0 0 21600 21600" draw:type="rectangle" draw:enhanced-path="M 0 0 L 21600 0 21600 21600 0 21600 0 0 Z N"/></draw:custom-shape><draw:connector draw:name="Elbow Connector 2" draw:style-name="gr11" draw:text-style-name="P84" svg:x1="3.061in" svg:y1="0.9575in" svg:x2="3.0673in" svg:y2="1.4685in" svg:d="M7775-421v650h16v649" svg:viewBox="0 0 18 1300"><text:p/></draw:connector><draw:connector draw:name="Elbow Connector 4" draw:style-name="gr11" draw:text-style-name="P84" svg:x1="3.0673in" svg:y1="1.2118in" svg:x2="4.4807in" svg:y2="1.4681in" svg:d="M7791 226h1796v651h1794" svg:viewBox="0 0 3591 653"><text:p/></draw:connector><draw:connector draw:name="Straight Arrow Connector 10" draw:style-name="gr3" draw:text-style-name="P84" svg:x1="4.4783in" svg:y1="1.2118in" svg:x2="4.4661in" svg:y2="0.9669in" svg:d="M11375 226v-311h-31v-312" svg:viewBox="0 0 34 624"><text:p/></draw:connector><draw:connector draw:name="Straight Arrow Connector 84" draw:style-name="gr8" draw:text-style-name="P84" svg:x1="0.7992in" svg:y1="1.6457in" svg:x2="1.4701in" svg:y2="1.6457in" svg:d="M2030 1328h1704" svg:viewBox="0 0 1706 2"><text:p/></draw:connector><draw:custom-shape draw:name="TextBox 87" draw:style-name="gr5" draw:text-style-name="P86" svg:width="0.5157in" svg:height="0.3343in" svg:x="3.4244in" svg:y="0.0008in"><text:p text:style-name="P85"><text:span text:style-name="T25">DUT</text:span></text:p><draw:enhanced-geometry svg:viewBox="0 0 21600 21600" draw:type="rectangle" draw:enhanced-path="M 0 0 L 21600 0 21600 21600 0 21600 0 0 Z N"/></draw:custom-shape><draw:connector draw:name="Straight Arrow Connector 18" draw:style-name="gr11" draw:text-style-name="P84" svg:x1="2in" svg:y1="1.7346in" svg:x2="2.8354in" svg:y2="1.7346in" svg:d="M5080 1554h2122" svg:viewBox="0 0 2124 2"><text:p/></draw:connector><draw:connector draw:name="Straight Arrow Connector 89" draw:style-name="gr11" draw:text-style-name="P84" svg:x1="1.9925in" svg:y1="1.3465in" svg:x2="2.4972in" svg:y2="1.3465in" svg:d="M5061 568h1282" svg:viewBox="0 0 1284 2"><text:p/></draw:connector></draw:g></text:p>
      <text:p text:style-name="P31"/>
      <text:p text:style-name="Figure">Figure 2: Script Driven Processor Implementation</text:p>
      <text:p text:style-name="Figure"/>
      <text:list xml:id="list170559998775399" text:continue-numbering="true" text:style-name="WWNum17">
        <text:list-item>
          <text:list>
            <text:list-item>
              <text:list>
                <text:list-item>
                  <text:h text:style-name="P55" text:outline-level="3"><text:bookmark-start text:name="_Toc395693348"/>Multi Script Implementations<text:bookmark-end text:name="_Toc395693348"/></text:h>
                </text:list-item>
              </text:list>
            </text:list-item>
          </text:list>
        </text:list-item>
      </text:list>
      <text:p text:style-name="Text_20_body">Just say no. <text:s/>With the hierarchy connectivity of Verilog, it should not necessary to use two scripting parsers. <text:s/>That said, it is possible to create an environment that has two or more scripting parsers in it.</text:p>
      <text:list xml:id="list170561029049131" text:continue-numbering="true" text:style-name="WWNum17">
        <text:list-item>
          <text:list>
            <text:list-item>
              <text:h text:style-name="P56" text:outline-level="2"><text:bookmark-start text:name="_Toc395693349"/>Script Parsing Conventions<text:bookmark-end text:name="_Toc395693349"/></text:h>
            </text:list-item>
          </text:list>
        </text:list-item>
      </text:list>
      <text:p text:style-name="Text_20_body">This section contains the details of the system with regards to parsing of the test scripts. <text:s/>The script parser is what the SV Directed Test Bench Package is. <text:s/>It is very limited, and all the particulars are stated in this section.</text:p>
      <text:list xml:id="list170561209659120" text:continue-numbering="true" text:style-name="WWNum17">
        <text:list-item>
          <text:list>
            <text:list-item>
              <text:list>
                <text:list-item>
                  <text:h text:style-name="P55" text:outline-level="3"><text:bookmark-start text:name="_Toc395693350"/>Case<text:bookmark-end text:name="_Toc395693350"/></text:h>
                </text:list-item>
              </text:list>
            </text:list-item>
          </text:list>
        </text:list-item>
      </text:list>
      <text:p text:style-name="Standard">The case of all text in the stimulus file is significant.</text:p>
      <text:list xml:id="list170560637270334" text:continue-numbering="true" text:style-name="WWNum17">
        <text:list-item>
          <text:list>
            <text:list-item>
              <text:list>
                <text:list-item>
                  <text:h text:style-name="P55" text:outline-level="3"><text:bookmark-start text:name="_Toc395693351"/>White space<text:bookmark-end text:name="_Toc395693351"/></text:h>
                </text:list-item>
              </text:list>
            </text:list-item>
          </text:list>
        </text:list-item>
      </text:list>
      <text:p text:style-name="Text_20_body">There must be white space between fields with the exception being the comment. <text:s/>White space characters are, 'space' and tab.</text:p>
      <text:list xml:id="list170561095181934" text:continue-numbering="true" text:style-name="WWNum17">
        <text:list-item>
          <text:list>
            <text:list-item>
              <text:list>
                <text:list-item>
                  <text:h text:style-name="P55" text:outline-level="3"><text:bookmark-start text:name="_Toc395693352"/>Comments<text:bookmark-end text:name="_Toc395693352"/></text:h>
                </text:list-item>
              </text:list>
            </text:list-item>
          </text:list>
        </text:list-item>
      </text:list>
      <text:p text:style-name="Standard">Comments can be added within the script file. <text:s/>The '--' is used as the comment delimiter, and when encountered parsing of the current line is halted. <text:s/>Anything on a given line, after and including the '--' character sequence, is ignored.</text:p>
      <text:p text:style-name="Standard"/>
      <text:p text:style-name="Standard">Examples</text:p>
      <text:p text:style-name="Standard"><text:s text:c="3"/>ADD_VAR TEMP <text:s/>5 <text:s text:c="5"/>-- add 5 to the TEMP Variable</text:p>
      <text:p text:style-name="Standard"><text:s text:c="3"/>ADD_VAR TEMP <text:s/>5-- add 5 to the TEMP Variable</text:p>
      <text:p text:style-name="Standard"><text:s text:c="18"/>-- <text:s/>An all comment line</text:p>
      <text:p text:style-name="Standard"/>
      <text:list xml:id="list170560620388369" text:continue-numbering="true" text:style-name="WWNum17">
        <text:list-item>
          <text:list>
            <text:list-item>
              <text:list>
                <text:list-item>
                  <text:h text:style-name="P55" text:outline-level="3"><text:bookmark-start text:name="_Toc395693353"/><text:soft-page-break/>Variables<text:bookmark-end text:name="_Toc395693353"/></text:h>
                </text:list-item>
              </text:list>
            </text:list-item>
          </text:list>
        </text:list-item>
      </text:list>
      <text:p text:style-name="Standard">Variables can be created with in the scripting environment. <text:s/>To create a variable the DEFINE_VAR instruction is used. <text:s/>Variables can be defined anywhere in the script. <text:s/>The parser uses the DEFINE_VAR instruction to create and add to the list of variables, a new variable. <text:s/>The first pass of the script parser puts the variables onto a link list in the order they were defined. <text:s/>Once a variable is defined, it can be referenced in two ways. <text:s/>One way is to specify to return the value of the variable: $var_name returns the value of the variable. <text:s/>Second way, is to specify to return the index to the variable: var_name returns the index to the variable.</text:p>
      <text:p text:style-name="Standard"/>
      <text:p text:style-name="Standard">Examples</text:p>
      <text:p text:style-name="Standard"><text:s text:c="2"/>DEFINE_VAR <text:s/>VAR1 <text:s/>10 <text:s text:c="2"/>-- define variable 'VAR1' to have a value of 10</text:p>
      <text:p text:style-name="Standard"><text:s text:c="2"/>DEFINE_VAR <text:s/>VAR2 <text:s/>20 <text:s text:c="2"/>-- define variable 'VAR2' to have a value of 20</text:p>
      <text:p text:style-name="Standard"><text:s text:c="2"/>.</text:p>
      <text:p text:style-name="Standard"><text:s text:c="2"/>.</text:p>
      <text:p text:style-name="Standard"><text:s text:c="2"/>READ_DUT <text:s text:c="2"/>$VAR1 <text:s text:c="10"/>-- some kind of read instruction, passing a value of 10 to the instruction</text:p>
      <text:p text:style-name="Standard"><text:s text:c="2"/>ADD_VAR <text:s text:c="4"/>VAR1 <text:s/>$VAR2 <text:s/>-- add to VAR1 <text:s/>the Value of VAR2</text:p>
      <text:p text:style-name="Standard"/>
      <text:list xml:id="list170560910636309" text:continue-numbering="true" text:style-name="WWNum17">
        <text:list-item>
          <text:list>
            <text:list-item>
              <text:list>
                <text:list-item>
                  <text:h text:style-name="P55" text:outline-level="3"><text:bookmark-start text:name="_Toc395693354"/>Special Variables<text:bookmark-end text:name="_Toc395693354"/></text:h>
                </text:list-item>
              </text:list>
            </text:list-item>
          </text:list>
        </text:list-item>
      </text:list>
      <text:p text:style-name="Standard">To facilitate branching and jumping a special variable, we will call an “in-line variable”, can be created. <text:s/>This is a pointer type of variable which is not used like the variables created with the DEFINE_VAR instruction. <text:s/>A text field terminated by the ':' character will create a variable with a value equal to the sequence number or 'line number' of the next valid instruction. <text:s/>This can then be used as a jump or call pointer.</text:p>
      <text:p text:style-name="Standard"/>
      <text:p text:style-name="Standard">Example</text:p>
      <text:p text:style-name="Standard">.</text:p>
      <text:p text:style-name="Standard">.</text:p>
      <text:p text:style-name="Standard">CALL $TEST_FUNCTION</text:p>
      <text:p text:style-name="Standard">.</text:p>
      <text:p text:style-name="Standard">.</text:p>
      <text:p text:style-name="Standard">TEST_FUNCTION:</text:p>
      <text:p text:style-name="Standard"><text:s text:c="2"/>ADD_VAR VAR1 10</text:p>
      <text:p text:style-name="Standard">RETURN_CALL</text:p>
      <text:p text:style-name="Standard"/>
      <text:list xml:id="list170560068411988" text:continue-numbering="true" text:style-name="WWNum17">
        <text:list-item>
          <text:list>
            <text:list-item>
              <text:list>
                <text:list-item>
                  <text:h text:style-name="P55" text:outline-level="3"><text:bookmark-start text:name="_Toc395693355"/>Condition Variables<text:bookmark-end text:name="_Toc395693355"/></text:h>
                </text:list-item>
              </text:list>
            </text:list-item>
          </text:list>
        </text:list-item>
      </text:list>
      <text:p text:style-name="Text_20_body">To facilitate the WHILE and IF instructions the parser will recognize condition fields. <text:s/>The cmd_lst.get() function will search for condition code text. <text:s/>If the condition text is found, the relative value is returned into the elsif chain. <text:s/>The instruction must now act on the returned integer in the proper way. <text:s/>Usage examples can be seen in the WHILE and IF instructions.</text:p>
      <text:p text:style-name="Text_20_body">The parser can detect the following fields and pass the indicated integer to the elsif chai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Text</text:p>
            </table:table-cell>
            <table:table-cell table:style-name="Table3.A1" office:value-type="string">
              <text:p text:style-name="Table_20_Heading">Meaning</text:p>
            </table:table-cell>
            <table:table-cell table:style-name="Table3.C1" office:value-type="string">
              <text:p text:style-name="Table_20_Heading">Return value</text:p>
            </table:table-cell>
          </table:table-row>
        </table:table-header-rows>
        <table:table-row table:style-name="Table3.1">
          <table:table-cell table:style-name="Table3.A2" office:value-type="string">
            <text:p text:style-name="P23">==</text:p>
          </table:table-cell>
          <table:table-cell table:style-name="Table3.A2" office:value-type="string">
            <text:p text:style-name="Table_20_Contents">Left side equals right side</text:p>
          </table:table-cell>
          <table:table-cell table:style-name="Table3.C2" office:value-type="string">
            <text:p text:style-name="P23">0</text:p>
          </table:table-cell>
        </table:table-row>
        <table:table-row table:style-name="Table3.1">
          <table:table-cell table:style-name="Table3.A2" office:value-type="string">
            <text:p text:style-name="P23">!=</text:p>
          </table:table-cell>
          <table:table-cell table:style-name="Table3.A2" office:value-type="string">
            <text:p text:style-name="Table_20_Contents">Left side is not equal right side</text:p>
          </table:table-cell>
          <table:table-cell table:style-name="Table3.C2" office:value-type="string">
            <text:p text:style-name="P23">1</text:p>
          </table:table-cell>
        </table:table-row>
        <text:soft-page-break/>
        <table:table-row table:style-name="Table3.1">
          <table:table-cell table:style-name="Table3.A2" office:value-type="string">
            <text:p text:style-name="P23">&gt;</text:p>
          </table:table-cell>
          <table:table-cell table:style-name="Table3.A2" office:value-type="string">
            <text:p text:style-name="Table_20_Contents">Left side is greater than the right side</text:p>
          </table:table-cell>
          <table:table-cell table:style-name="Table3.C2" office:value-type="string">
            <text:p text:style-name="P23">2</text:p>
          </table:table-cell>
        </table:table-row>
        <table:table-row table:style-name="Table3.1">
          <table:table-cell table:style-name="Table3.A2" office:value-type="string">
            <text:p text:style-name="P23">&lt;</text:p>
          </table:table-cell>
          <table:table-cell table:style-name="Table3.A2" office:value-type="string">
            <text:p text:style-name="Table_20_Contents">Left side is less than the right side</text:p>
          </table:table-cell>
          <table:table-cell table:style-name="Table3.C2" office:value-type="string">
            <text:p text:style-name="P23">3</text:p>
          </table:table-cell>
        </table:table-row>
        <table:table-row table:style-name="Table3.1">
          <table:table-cell table:style-name="Table3.A2" office:value-type="string">
            <text:p text:style-name="P23">&gt;=</text:p>
          </table:table-cell>
          <table:table-cell table:style-name="Table3.A2" office:value-type="string">
            <text:p text:style-name="Table_20_Contents">Left side is greater than or equal to the right side</text:p>
          </table:table-cell>
          <table:table-cell table:style-name="Table3.C2" office:value-type="string">
            <text:p text:style-name="P23">4</text:p>
          </table:table-cell>
        </table:table-row>
        <table:table-row table:style-name="Table3.1">
          <table:table-cell table:style-name="Table3.A2" office:value-type="string">
            <text:p text:style-name="P23">&lt;=</text:p>
          </table:table-cell>
          <table:table-cell table:style-name="Table3.A2" office:value-type="string">
            <text:p text:style-name="Table_20_Contents">Left side is less than or equal to the right side</text:p>
          </table:table-cell>
          <table:table-cell table:style-name="Table3.C2" office:value-type="string">
            <text:p text:style-name="P23">5</text:p>
          </table:table-cell>
        </table:table-row>
      </table:table>
      <text:p text:style-name="Text_20_body"/>
      <text:list xml:id="list170561858672881" text:continue-numbering="true" text:style-name="WWNum17">
        <text:list-item>
          <text:list>
            <text:list-item>
              <text:list>
                <text:list-item>
                  <text:h text:style-name="P55" text:outline-level="3"><text:bookmark-start text:name="_Toc395693356"/>Number Notation:<text:bookmark-end text:name="_Toc395693356"/></text:h>
                </text:list-item>
              </text:list>
            </text:list-item>
          </text:list>
        </text:list-item>
      </text:list>
      <text:p text:style-name="Standard">The stimulus file parser recognizes binary, decimal and hexadecimal numbers. <text:s/>For binary numbers the number is preceded by a 'b', lower case only. <text:s/>For a hexadecimal numbers the number is preceded by an 'x' or 'h', lower case only. <text:s/>If the first digit of the number is a decimal number character, the number is considered decimal notation. <text:s/>Any other character will make the parser consider the field a variable. <text:s/>All values are converted to integers within the test bench data records.</text:p>
      <text:p text:style-name="Standard"/>
      <text:p text:style-name="Standard">Examples</text:p>
      <text:p text:style-name="Standard"><text:s text:c="2"/>DEFINE_VAR VAR1 10 <text:s text:c="4"/>-- define VAR1 to have value decimal 10</text:p>
      <text:p text:style-name="Standard"><text:s text:c="2"/>DEFINE_VAR VAR2 xabc800 <text:s/>-- define VAR2 to have a hexadecimal value of 'abc800'</text:p>
      <text:p text:style-name="Standard"><text:s text:c="2"/>DEFINE_VAR VAR3 habc800 <text:s/>-- define VAR3 to have a hexadecimal value of 'abc800'</text:p>
      <text:p text:style-name="Standard"><text:s text:c="2"/>EQU_VAR <text:s text:c="2"/>VAR1 <text:s/>b0011001 <text:s text:c="2"/>-- equate the value of VAR1 to binary value <text:s/>'11001'</text:p>
      <text:p text:style-name="Standard"/>
      <text:list xml:id="list170560396501165" text:continue-numbering="true" text:style-name="WWNum17">
        <text:list-item>
          <text:list>
            <text:list-item>
              <text:list>
                <text:list-item>
                  <text:h text:style-name="P55" text:outline-level="3"><text:bookmark-start text:name="_Toc395693357"/>Dynamic Text Strings<text:bookmark-end text:name="_Toc395693357"/></text:h>
                </text:list-item>
              </text:list>
            </text:list-item>
          </text:list>
        </text:list-item>
      </text:list>
      <text:p text:style-name="Text_20_body">The stimulus file parser recognizes a text field within an instruction. <text:s/>The '”' (double quote) character defines the beginning of the text field. <text:s/>Anything after the '”' character is considered to be part of the text string, for that line of the stimulus file. <text:s/>There <text:span text:style-name="T8">must</text:span> only be one '”' in a line, indicating the beginning of the text field. <text:s/>The characters after the '”' are stored in a string and that string is returned into the elsif chain. <text:s/>The double quote is not included as part of the final string. <text:s/>There must be at least one white space character before the '”' character. <text:s/>Dynamic text strings must also be placed before any comment delimiter in that instruction line.</text:p>
      <text:p text:style-name="Text_20_body">The text string feature is part of every instruction, and is not optional nor does it require any pre<text:span text:style-name="T20">-</text:span>definition or pre-configuration. <text:s/>For every line of a stimulus file, if the '”' is encountered, the string is stored. <text:s/>The user may then do with this string as they wish. <text:s/>The tb_pkg provides functions to print the text string to the console. <text:s/>Details of the two functions are provided in a section later in this document.</text:p>
      <text:p text:style-name="Text_20_body">NOTE: <text:s/>Inline variables are not commands, any dynamic text on a line where an inline variable is defined, is ignored.</text:p>
      <text:p text:style-name="Text_20_body">Note: any white space found at the end of a text string up to the comment delimiter will be included in any string output. <text:s/>The exception to this is when the text string is used for an include file, the extra white space is stripped off before using it for a file name.</text:p>
      <text:p text:style-name="Text_20_body">Examples:</text:p>
      <text:p text:style-name="P21">DEFINE_VAR <text:s/>ACQ_CTL1 xD0010034</text:p>
      <text:p text:style-name="P21">DEFINE_VAR VALUE 55</text:p>
      <text:p text:style-name="P21">.</text:p>
      <text:p text:style-name="P21">.</text:p>
      <text:p text:style-name="P21">PPC_WRITE $ACQ_CTL1 x000DEF <text:s/>“Writing to acquisition control x0DEF</text:p>
      <text:p text:style-name="Text_20_body"><text:soft-page-break/>This will write to the console 'Writing to acquisition control x0DEF' each time this stimulus file line is run. <text:s/>This is provided that the user does a print_str call. <text:s/>See section 8 for details of the print_str procedure.</text:p>
      <text:p text:style-name="P21">PPC_WRITE $ACQ_CTL1 $VALUE ” <text:s/>#&amp;% Writing to $ACQ_CTL1 $VALUE</text:p>
      <text:p text:style-name="Text_20_body">This will write to the console ' <text:s/>#&amp;% Writing to $ACQ_CTL1 $VALUE' each time this stimulus file line is run. <text:s/>This is provided that the user does a print_str call. <text:s/>See section 8 for details of the print_str procedure.</text:p>
      <text:p text:style-name="Text_20_body">Or, this will write to the console ' <text:s/>#&amp;% Writing to 0xD0010034 0x37'. <text:s/>each time this stimulus file line is run. <text:s/>This is provided the user does a print_str_wvar call. <text:s/>See section 8 for details of the print_str_wvar procedure.</text:p>
      <text:list xml:id="list170561356818340" text:continue-numbering="true" text:style-name="WWNum17">
        <text:list-item>
          <text:list>
            <text:list-item>
              <text:h text:style-name="P56" text:outline-level="2"><text:bookmark-start text:name="_Toc395693358"/>Search Order<text:bookmark-end text:name="_Toc395693358"/></text:h>
            </text:list-item>
          </text:list>
        </text:list-item>
      </text:list>
      <text:p text:style-name="Text_20_body">The test bench package implements a double linked list for the instructions. <text:s/>The tb_trans class contains the full instruction list, return value and a next value. <text:s/>The next value is set by the user to state which instruction to retrieve. <text:s/>Depending on whether the desired instruction is after or before the current one, list pointers next and prev will be used to <text:span text:style-name="T17">transverse</text:span> instruction list.</text:p>
      <text:list xml:id="list170560678545201" text:continue-numbering="true" text:style-name="WWNum17">
        <text:list-item>
          <text:h text:style-name="P58" text:outline-level="1"><text:bookmark-start text:name="_Toc395693359"/>Test environment Instructions<text:bookmark-end text:name="_Toc395693359"/></text:h>
          <text:list>
            <text:list-item>
              <text:h text:style-name="P56" text:outline-level="2"><text:bookmark-start text:name="_Toc395693360"/>Default Instructions<text:bookmark-end text:name="_Toc395693360"/></text:h>
            </text:list-item>
          </text:list>
        </text:list-item>
      </text:list>
      <text:p text:style-name="Standard">As a starting point several default instructions are included in the test bench environment. <text:s/>These are considered among the most useful instructions or are nice to have as a common set among different test benches. <text:s/>Following is an explanation of each of the default instructions.</text:p>
      <text:p text:style-name="Standard"/>
      <text:p text:style-name="Standard">DEFINE_VAR</text:p>
      <text:p text:style-name="P20">is the only way to define / create a stimulus file variable. <text:s/>The implementation of this instruction is solely done within the test bench package. <text:s/>The DEFINE_VAR instruction is not part of the instruction list.</text:p>
      <text:p text:style-name="P20"/>
      <text:p text:style-name="Standard">ABORT</text:p>
      <text:p text:style-name="P20">is the instruction that may be called in case of failure. <text:s/>If this instruction is encountered, the simulation is halted and a failure message is displayed.</text:p>
      <text:p text:style-name="Standard"/>
      <text:p text:style-name="Standard">FINISH</text:p>
      <text:p text:style-name="P20">is the instruction which is called at the end of a simulation. <text:s/>When this instruction is encountered the simulation is halted and a message is displayed stating the simulation passed.</text:p>
      <text:p text:style-name="P20"/>
      <text:p text:style-name="P81">NOTE:</text:p>
      <text:p text:style-name="P80">It has been found that for some simulators (FPGA tools) do not respond to the $finish() SV instruction in the same way. <text:s/>See cmd_lst.sv <text:s/>line 515. <text:s/>It may be required to insert a $stop(); <text:s/>prior to the $finish();.</text:p>
      <text:p text:style-name="P80"/>
      <text:p text:style-name="P80">This information has been obtained from a user.</text:p>
      <text:p text:style-name="P20"/>
      <text:p text:style-name="Standard">INCLUDE</text:p>
      <text:p text:style-name="P20">is the instruction used to load in another stimulus file. <text:s/>The instructions found in the include file are inserted into the sequence of instructions as if they were part of <text:soft-page-break/>the calling stimulus file. <text:s/>Includes cannot be nested. <text:s/>The file name may be specified in one of two ways. <text:s/>One way is to just state its path and name, no quoting required.</text:p>
      <text:p text:style-name="P20"/>
      <text:p text:style-name="P20">Example:</text:p>
      <text:p text:style-name="P20">INCLUDE <text:s/>stm/include.stm</text:p>
      <text:p text:style-name="P20"/>
      <text:p text:style-name="P20">The second way is to use the text string method. <text:s/>This allows the text path name to be the length of type string.</text:p>
      <text:p text:style-name="P20"/>
      <text:p text:style-name="P20">Example:</text:p>
      <text:p text:style-name="P20">INCLUDE <text:s/>“C:/work/dir1/dir2/dir3/dir4/dir5/stm/include.stm</text:p>
      <text:p text:style-name="P20"/>
      <text:p text:style-name="Standard">EQU_VAR</text:p>
      <text:p text:style-name="P20">is the instruction used to change the value of an existing variable.</text:p>
      <text:p text:style-name="P20"/>
      <text:p text:style-name="Standard">ADD_VAR</text:p>
      <text:p text:style-name="P20">is the instruction used to add a value to an existing variable.</text:p>
      <text:p text:style-name="P20"/>
      <text:p text:style-name="Standard">SUB_VAR</text:p>
      <text:p text:style-name="P20">is the instruction used to subtract a value from an existing variable.</text:p>
      <text:p text:style-name="P20"/>
      <text:p text:style-name="Standard">CALL</text:p>
      <text:p text:style-name="P20">is the instruction use to jump execution to a subroutine. <text:s/>The use of this instruction should include a RETURN_CALL instruction as there is a stack maintained in the back ground. <text:s/>The limit to the nested call depth is 8.</text:p>
      <text:p text:style-name="P20"/>
      <text:p text:style-name="P20"/>
      <text:p text:style-name="Standard">RETURN_CALL</text:p>
      <text:p text:style-name="P20">is the instruction which terminates a CALL sequence. <text:s/>This instruction will return sequence execution to the point from which is was called.</text:p>
      <text:p text:style-name="P20"/>
      <text:p text:style-name="P20">Example:</text:p>
      <text:p text:style-name="P20"/>
      <text:p text:style-name="P20">DEFINE_VAR <text:s/>TEMP_DAT <text:s text:c="3"/>x0</text:p>
      <text:p text:style-name="P20">DEFINE_VAR <text:s/>TEMP_ADD <text:s text:c="2"/>x01000</text:p>
      <text:p text:style-name="P20">.</text:p>
      <text:p text:style-name="P20">.</text:p>
      <text:p text:style-name="P20">.</text:p>
      <text:p text:style-name="P20">EQU_VAR TEMP_ADD <text:s/>x02000</text:p>
      <text:p text:style-name="P20">CALL $ACCESS_DUT</text:p>
      <text:p text:style-name="P20">.</text:p>
      <text:p text:style-name="P20">.</text:p>
      <text:p text:style-name="P20">.</text:p>
      <text:p text:style-name="P20">FINISH</text:p>
      <text:p text:style-name="P20"/>
      <text:p text:style-name="P20"/>
      <text:p text:style-name="P20">ACCESS_DUT:</text:p>
      <text:p text:style-name="P20"><text:s text:c="3"/>READ_DUT $TEMP_ADD</text:p>
      <text:p text:style-name="P20"><text:s text:c="3"/>WRITE_DUT $TEMP_ADD $TEMP_DAT</text:p>
      <text:p text:style-name="P20"><text:s text:c="3"/>ADD_VAR TEMP_ADD 4</text:p>
      <text:p text:style-name="P20"><text:soft-page-break/>RETURN_CALL</text:p>
      <text:p text:style-name="Standard"/>
      <text:p text:style-name="Standard"/>
      <text:p text:style-name="Standard"/>
      <text:p text:style-name="Standard">LOOP</text:p>
      <text:p text:style-name="P20">is a simple loop instruction. <text:s/>Used to execute a set of instructions a number of times between it and the END_LOOP instruction.</text:p>
      <text:p text:style-name="P20"/>
      <text:p text:style-name="Standard">END_LOOP</text:p>
      <text:p text:style-name="P20">is the instruction used to terminate a loop instruction.</text:p>
      <text:p text:style-name="P20"/>
      <text:p text:style-name="P20">Example:</text:p>
      <text:p text:style-name="P20"/>
      <text:p text:style-name="P20">DEFINE_VAR <text:s/>ADDR <text:s/>x80</text:p>
      <text:p text:style-name="P20">DEFINE_VAR <text:s/>DATA <text:s/>x20</text:p>
      <text:p text:style-name="P20">.</text:p>
      <text:p text:style-name="P20">.</text:p>
      <text:p text:style-name="P20">LOOP 5</text:p>
      <text:p text:style-name="P20"><text:s text:c="2"/>WRITE_DUT $ADDR $DATA</text:p>
      <text:p text:style-name="P20"><text:s text:c="2"/>ADD_VAR <text:s/>ADDR 4</text:p>
      <text:p text:style-name="P20">END_LOOP</text:p>
      <text:p text:style-name="Standard"/>
      <text:p text:style-name="Standard">JUMP</text:p>
      <text:p text:style-name="P20">This instruction is used to go to particular location in the script. <text:s/>NOTE: When a JUMP instruction is encountered, all WHILE and CALL stacks are zeroed. <text:s/>This is to prevent problems with jumping out of one of these constructs.</text:p>
      <text:p text:style-name="P20"/>
      <text:p text:style-name="P20">Example:</text:p>
      <text:p text:style-name="P20">JUMP $NEXT1</text:p>
      <text:p text:style-name="P20">.</text:p>
      <text:p text:style-name="P20">.</text:p>
      <text:p text:style-name="P20"/>
      <text:p text:style-name="P20"/>
      <text:p text:style-name="P20">NEXT1: <text:s text:c="3"/>-- <text:s/>&lt;&lt;&lt; <text:s text:c="2"/>NOTE: Inline variable</text:p>
      <text:p text:style-name="P20"><text:s text:c="2"/>ADD_VAR <text:s/>$VAR1 <text:s/>20</text:p>
      <text:p text:style-name="P20"/>
      <text:p text:style-name="Standard">IF, ELSEIF, ELSE, END_IF</text:p>
      <text:p text:style-name="P20">These instructions form the structure for an “if” type condition script sequence. <text:s/>The implementation is that of a regular if statement found in other languages. <text:s/>The current implementation cannot operate on nested if statements.</text:p>
      <text:p text:style-name="P20"/>
      <text:p text:style-name="P20">Example:</text:p>
      <text:p text:style-name="P20">IF $var &lt; 10</text:p>
      <text:p text:style-name="P20"><text:s text:c="2"/>ADD_VAR var 1</text:p>
      <text:p text:style-name="P20">ELSEIF $var = 10</text:p>
      <text:p text:style-name="P20"><text:s text:c="2"/>EQU_VAR var 2</text:p>
      <text:p text:style-name="P20">ELSE</text:p>
      <text:p text:style-name="P20"><text:s text:c="2"/>EQU_VAR var 2</text:p>
      <text:p text:style-name="P20">END_IF</text:p>
      <text:p text:style-name="P20"/>
      <text:p text:style-name="Standard">WHILE, <text:s/>END_WHILE</text:p>
      <text:p text:style-name="P20"><text:soft-page-break/>These instructions make up the structure for a “while” type condition script sequence. <text:s/>The implementation is that like any other language. <text:s/>If a JUMP instruction is used with in a WHILE loop, all while loop status is zeroed. <text:s/>This means that if you jump back into a while loop, it may not work as expected.</text:p>
      <text:p text:style-name="P20"/>
      <text:p text:style-name="P20">The WHIILE instruction can not be nested.</text:p>
      <text:p text:style-name="P20"/>
      <text:p text:style-name="P20">Example:</text:p>
      <text:p text:style-name="P20">WHILE $var != 10</text:p>
      <text:p text:style-name="P20"><text:s text:c="2"/>ADD_VAR var 1</text:p>
      <text:p text:style-name="P20">END_WHILE</text:p>
      <text:p text:style-name="P20"/>
      <text:p text:style-name="P20"/>
      <text:list xml:id="list170561259816821" text:continue-numbering="true" text:style-name="WWNum17">
        <text:list-item>
          <text:list>
            <text:list-item>
              <text:h text:style-name="P56" text:outline-level="2"><text:bookmark-start text:name="_Toc395693361"/>User Defined Instructions<text:bookmark-end text:name="_Toc395693361"/></text:h>
            </text:list-item>
          </text:list>
        </text:list-item>
      </text:list>
      <text:p text:style-name="Text_20_body">The user will be required to create instructions for use in test case writing. <text:s/>These instructions will be more specific for the DUT than those default instructions of the test bench environment. <text:s/>Once the instruction is defined using the define_instruction function call, the new instruction <text:span text:style-name="T17">is coded</text:span> into the els<text:span text:style-name="T16">e </text:span>if chain. <text:s/>The default instructions are coded as part of the cmd_lst class. <text:s/>Simply copy an els<text:span text:style-name="T16">e </text:span>if line and replace the existing instruction with the new instruction text, remembering case sensitivity. <text:s/>Then code the SV below the condition statement to implement the required functionality.</text:p>
      <text:p text:style-name="Text_20_body"/>
      <text:p text:style-name="Text_20_body">The best instruction is one that says something about what it does. <text:s/>Also, flexible instructions are very good to reduce test writing complexity. <text:s/>For instance, if you had a DUT with 20 ports, creating an instruction to read data from every port you would have 20 different instructions. <text:s/>By using the parameters, you can case on one of them and use one READ instruction to read all 20 different ports.</text:p>
      <text:p text:style-name="Text_20_body">Example SV code in the tb_mod.sv file</text:p>
      <text:p text:style-name="P34">/////////////////////////////////////////</text:p>
      <text:p text:style-name="P34"><text:s text:c="4"/>end else if(cmd_string == “READ”) begin</text:p>
      <text:p text:style-name="P34"><text:s text:c="6"/>case (r.rtn_val.par1)</text:p>
      <text:p text:style-name="P34"><text:s text:c="8"/>0: temp_data = port1;</text:p>
      <text:p text:style-name="P34"><text:s text:c="8"/>1: temp_data = port2;</text:p>
      <text:p text:style-name="P34"><text:s text:c="8"/>2: temp_data = port3;</text:p>
      <text:p text:style-name="P34"><text:s text:c="8"/>3: temp_data = port4;</text:p>
      <text:p text:style-name="P34"><text:s text:c="8"/>.</text:p>
      <text:p text:style-name="P34"><text:s text:c="8"/>.</text:p>
      <text:p text:style-name="P34"><text:s text:c="6"/>endcase</text:p>
      <text:p text:style-name="P24"/>
      <text:p text:style-name="P24">Script code example:</text:p>
      <text:p text:style-name="P24">DEFINE_VAR <text:s/>PORT1 0</text:p>
      <text:p text:style-name="P24">DEFINE_VAR <text:s/>PORT2 1</text:p>
      <text:p text:style-name="P24">DEFINE_VAR <text:s/>PORT3 2</text:p>
      <text:p text:style-name="P24">DEFINE_VAR <text:s/>PORT4 3</text:p>
      <text:p text:style-name="P24"/>
      <text:p text:style-name="P24">READ $PORT1</text:p>
      <text:p text:style-name="P24"><text:soft-page-break/>READ $PORT2</text:p>
      <text:p text:style-name="P24">READ $PORT3</text:p>
      <text:p text:style-name="P24">READ $PORT4</text:p>
      <text:p text:style-name="P24"/>
      <text:p text:style-name="P43">The limit of 6 passed parameters per instruction can seem limiting for some cases. <text:s/>If for instance you need 8 fields for an instruction or you have a 256 word burst transfer you want to control, <text:span text:style-name="T17">the use of SV variables will be needed. <text:s/>The way I have done this in the past is to create a test bench SV variable and create an instruction to access it. <text:s/>This way the number of parameters can be as large as you need. <text:s/>In the case of providing data for a 256 word burst write instruction, create an array of words in SV and then create an instruction that enables the array to be filled. <text:s/>Of course Zero time fill. <text:s/>Then create a task to apply the data to the RTL.</text:span></text:p>
      <text:p text:style-name="P43"/>
      <text:p text:style-name="P44">If performance is a concern, try to limit the character length of the instructions. <text:s/>Small strings are quicker to compare than long strings. <text:s/>Also, the instructions are searched in the order they are defined, putting an instruction that is used a lot at the bottom of the else if chain will result in compare of the whole list of instructions before finding the last one. <text:s/>Put often used instructions close to the top of the else if chain.</text:p>
      <text:p text:style-name="P44"/>
      <text:p text:style-name="P45">The default instructions are searched first. <text:s/>This means that if you find that there are some instructions you use very often, they could be added to the default list. <text:s/>And conversely if it is found that some <text:span text:style-name="T21">of the default instructions are never used, they could be removed to increase performance. <text:s/>Or moved to the bottom of the user list, just in case. <text:s/>The point here is that with for knowledge of search order affects, one can ensure the possible performance.</text:span></text:p>
      <text:p text:style-name="P24"/>
      <text:list xml:id="list170561917323479" text:continue-numbering="true" text:style-name="WWNum17">
        <text:list-item>
          <text:list>
            <text:list-item>
              <text:list>
                <text:list-item>
                  <text:h text:style-name="P55" text:outline-level="3"><text:bookmark-start text:name="_Toc395693362"/>Tasks<text:bookmark-end text:name="_Toc395693362"/></text:h>
                </text:list-item>
              </text:list>
            </text:list-item>
          </text:list>
        </text:list-item>
      </text:list>
      <text:p text:style-name="Text_20_body">The use of tasks within the tb_mod file is recommended. <text:s/>Interface procedures are good things to put into a task. <text:s/>Once created, any instruction created can take advantage of the task, saving coding and creating a single point of interface.</text:p>
      <text:list xml:id="list170562088500992" text:continue-numbering="true" text:style-name="WWNum17">
        <text:list-item>
          <text:list>
            <text:list-item>
              <text:list>
                <text:list-item>
                  <text:h text:style-name="P55" text:outline-level="3"><text:bookmark-start text:name="_Toc395693363"/>Concurrency<text:bookmark-end text:name="_Toc395693363"/></text:h>
                </text:list-item>
              </text:list>
            </text:list-item>
          </text:list>
        </text:list-item>
      </text:list>
      <text:p text:style-name="Text_20_body">At some point it will become apparent that something will have to happen at the same time as something else. <text:s/>Some kind of complicated instruction may be considered. <text:s/>At this time, a model to relieve the stimulus file from producing everything, should be created. <text:s/>The use of models will enable many things to be taking place at the same time, and the stimulus file controlling and checking as the test progresses. <text:s/>Such things to be considered for a model implementation are objects like memories, data generators, data checkers and standard protocol interfaces.</text:p>
      <text:list xml:id="list170560322397460" text:continue-numbering="true" text:style-name="WWNum17">
        <text:list-item>
          <text:h text:style-name="P58" text:outline-level="1"><text:bookmark-start text:name="_Toc395693364"/>Test Bench Working Details<text:bookmark-end text:name="_Toc395693364"/></text:h>
        </text:list-item>
      </text:list>
      <text:p text:style-name="Standard"/>
      <text:p text:style-name="Standard">The tb_mod file contains all clock sources, models connected to the DUT, instruction definition and any other processes or models used to monitor or control the DUT. <text:s/>An initial block handles the stimulus file parsing and script execution process. <text:s/>Details are:</text:p>
      <text:list xml:id="list170561802601829" text:continue-numbering="true" text:style-name="WWNum17">
        <text:list-item>
          <text:list>
            <text:list-item>
              <text:h text:style-name="P56" text:outline-level="2"><text:bookmark-start text:name="_Toc395693365"/><text:soft-page-break/>SystemVerilog Classes<text:bookmark-end text:name="_Toc395693365"/></text:h>
            </text:list-item>
          </text:list>
        </text:list-item>
      </text:list>
      <text:p text:style-name="Standard">lst_item:</text:p>
      <text:p text:style-name="P20">this class is used to implement a basic list of items. <text:s/>In the test bench system it is used for the variable, files and valid instructions lists. <text:s/>The valid instruction list is the list that is created by the define_instruction calls. <text:s/>The variables and files lists are created as the stimulus file is parsed.</text:p>
      <text:p text:style-name="Standard">tb_cmd:</text:p>
      <text:p text:style-name="P20">this class is used to hold the stimulus commands in the form of a double linked list. <text:s/>It holds all the variables needed to store a stimulus file command or line. <text:s/>This class contains a “self” parser method, which parses a string into itself.</text:p>
      <text:p text:style-name="Standard">cmd_lst:</text:p>
      <text:p text:style-name="P20">this class implements the command system. <text:s/>It has many functions that are needed to implement the test bench system. <text:s/>This includes user functions, define_instruction, print_str_wvar and many others the user may never have to use.</text:p>
      <text:p text:style-name="Standard">tb_trans:</text:p>
      <text:p text:style-name="P20">this class is a container class used to pass in “next” and return the values from the command list. <text:s/>This class enables the user to have full access to the command list as required by their implementation.<text:bookmark text:name="_GoBack"/></text:p>
      <text:list xml:id="list170562046919160" text:continue-numbering="true" text:style-name="WWNum17">
        <text:list-item>
          <text:list>
            <text:list-item>
              <text:h text:style-name="P56" text:outline-level="2"><text:bookmark-start text:name="_Toc395693366"/>User Functions<text:bookmark-end text:name="_Toc395693366"/></text:h>
            </text:list-item>
          </text:list>
        </text:list-item>
      </text:list>
      <text:p text:style-name="Standard">cmd_lst::define_instruction</text:p>
      <text:p text:style-name="P20">is the function that must be called to add a new instruction to the list of valid instructions. <text:s/>It is defined as define_instruction("INSTRUCTION_TEXT", Number of Parameters). The user must define the “INSTRUCTION_TEXT” and number of parameters. <text:s/>The instruction text is what the user wants to make the instruction read in stimulus files, and case matters. <text:s/>The number of parameters is defined by the user and checked by the parser during the stimulus file reading. <text:s/>The dynamic text string does not require configuration and is not optional, it is part of every instruction.</text:p>
      <text:p text:style-name="P20">NOTE: <text:s/>If the number of parameters is defined to be more than 6, the parser will not check for the correct number of parameters. <text:s/>This enables a variable number of parameters in an instruction.</text:p>
      <text:p text:style-name="Standard"/>
      <text:p text:style-name="Standard">cmd_lst::get(tb_trans <text:s/>inst)</text:p>
      <text:p text:style-name="P20">is the function used to get a command from the command list. <text:s/>The inst.next is set to the index that is to be retrieved. <text:s/>The instruction is returned in inst.rtn_val. <text:s/>Instructions modify the inst.next value as needed to access the instructions or by default inst.next is incremented.</text:p>
      <text:p text:style-name="Standard"/>
      <text:list xml:id="list170560909827817" text:continue-numbering="true" text:style-name="WWNum17">
        <text:list-item>
          <text:h text:style-name="P58" text:outline-level="1"><text:bookmark-start text:name="_Toc395693367"/>Test Bench Generator tool<text:bookmark-end text:name="_Toc395693367"/></text:h>
        </text:list-item>
      </text:list>
      <text:p text:style-name="Text_20_body">To make it as easy as possible to get started quickly, a tool to generate some of the default code is provided. <text:s/>tcl/tk script GUI form is provided. <text:s/>The script will generate, from a module file input, the interface file (dut_if.sv), the tb top (tb_top.sv) and will write out the module file (tb_mod.sv) from the template. <text:s/>The other files are part of the package and are static.</text:p>
      <text:list xml:id="list170560587399233" text:continue-numbering="true" text:style-name="WWNum17">
        <text:list-item>
          <text:list>
            <text:list-item>
              <text:h text:style-name="P56" text:outline-level="2"><text:bookmark-start text:name="_Toc395693368"/><text:soft-page-break/>tb_gen Usage<text:bookmark-end text:name="_Toc395693368"/></text:h>
            </text:list-item>
          </text:list>
        </text:list-item>
      </text:list>
      <text:p text:style-name="Text_20_body">The test bench generation tool is called tb_gen, a tcl/tk GUI. <text:s/>It is assumed that tcl\tk is installed on your Windows or Lenox computer. <text:s/><text:span text:style-name="T11">The tool has been re-written to use standard TCL/TK items. <text:s/>This should reduce the effort getting it running, as standard installations should just work. <text:s/>This version also breaks the script into two files, one for the GUI part and one file for the parser part. <text:s/>A button was added, “Source”, which will aid in development of parser if customizing is needed. <text:s/>While working to correct the progress bar bug report, newer SV module definitions were examined. <text:s/>It was decided to create something that will “do the best I can” and leave particulars to users. <text:s/>The parsing of Verilog / SystemVerilog is not simple as the options for coding a modules’ IO are many. (endless)</text:span></text:p>
      <text:p text:style-name="Text_20_body"/>
      <text:p text:style-name="P39">If the generator does not provide what you need, feel free to re-code or modify the existing code to make it generate output from your coding style. <text:s/>The effort to do this will pay off again and again as you generate new test benches.</text:p>
      <text:p text:style-name="Text_20_body"/>
      <text:p text:style-name="Text_20_body">With GUI version invoked the user can use the Browse ... button to select the file that contains the module definition of interest or you can type the path and file name into the Source field. <text:s/>If the Browse button is used the Destination field is filled by default to be the source directory.</text:p>
      <text:p text:style-name="Text_20_body"/>
      <text:p text:style-name="Text_20_body">The reason for the option to generate the tb_mod.sv file or not, is so that you can avoid over writing an existing test bench module file. <text:s/>For instance, after some time the DUT may have a significant pinout change. <text:s/>This will cause the test bench files to have to be edited. <text:s/>The interface and top level files can be regenerated, avoiding hand editing errors.</text:p>
      <text:p text:style-name="Text_20_body">tb_gen will parse out the first module it finds in the source file, and halt the search for any other module definitions. <text:s/>Once the end of the module definition is found, file parsing halts, the file is closed and that stored in memory is used from then on.</text:p>
      <text:p text:style-name="Text_20_body"/>
      <text:p text:style-name="Text_20_body">So far only 3 pin directions are supported, input, output and inout. <text:s/>tb_gen is NOT a full Verilog parser, and uses the pin input, output and inout to find pins within a module.</text:p>
      <text:p text:style-name="Text_20_body">The latest version attempts to implement the `ifdef <text:s/>syntax used in the definition of optional pins. <text:s/>This will cause `ifdefs to be placed in all generated files. <text:s/><text:span text:style-name="T12">If there are import statements, <text:s/>they will be copied into files as needed. <text:s/>Multi-dimensional pin arrays have been implemented to cover two dimensional array type I/Os.</text:span></text:p>
      <text:p text:style-name="Text_20_body"/>
      <text:p text:style-name="Text_20_body">It must be remembered that the parser is simplistic and not able to parse all verilog that could define a module. <text:s/>Best solution for quickness may be to create a wrapper around the DUT, if needed, to simplify the module pin definitions so the parser can help. <text:s/>If not, the output could enable a quick copy paste operation for coding the infrastructure files.</text:p>
      <text:p text:style-name="Text_20_body"/>
      <text:p text:style-name="P36">The tool copies the test bench module file from the template included in the package. <text:s/>Those constructs that are needed to implement the test bench are inserted at the appropriate places.</text:p>
      <text:p text:style-name="P36"/>
      <text:p text:style-name="P37">Support for CMD line usage has been removed from the package.</text:p>
      <text:p text:style-name="P36"/>
      <text:list xml:id="list170560178744373" text:continue-numbering="true" text:style-name="WWNum17">
        <text:list-item>
          <text:list>
            <text:list-item>
              <text:h text:style-name="P57" text:outline-level="2"><text:soft-page-break/>tb_gen <text:span text:style-name="T18">Step by Step</text:span></text:h>
            </text:list-item>
          </text:list>
        </text:list-item>
      </text:list>
      <text:p text:style-name="P41"><text:span text:style-name="T10">H</text:span><text:span text:style-name="T9">ere is what is considered step by step usage instructions for tb_gen.tcl.</text:span></text:p>
      <text:p text:style-name="P41"><text:span text:style-name="T9"/></text:p>
      <text:p text:style-name="P48"><text:span text:style-name="T9">1) invoke tb_gen.tcl <text:s/>depending on your setup, <text:s/>we will assume tb_gen.tcl is started within the folder containing tb_gen.tcl.</text:span></text:p>
      <text:p text:style-name="P50"><text:span text:style-name="T9">a) <text:s/>cd to the directory containing tb_gen.tcl</text:span></text:p>
      <text:p text:style-name="P50"><text:span text:style-name="T9">b) start the GUI type: <text:s/>wish tb_gen.tcl</text:span></text:p>
      <text:p text:style-name="P48"><text:span text:style-name="T9">2) Hit browse button for field Top mod loc, <text:s/>navigate to the directory containing the module of interest, <text:s/>hit OK.</text:span></text:p>
      <text:p text:style-name="P48"><text:span text:style-name="T9">3) The left hand list widget should now have all .v and .sv files listed. <text:s/>Select the file that contains the module of interest.</text:span></text:p>
      <text:p text:style-name="P48"><text:span text:style-name="T9">4) See that the module is displayed in the text pane on the right, also the module name found should be stated above the text window. (If not something is wrong, coding error?)</text:span></text:p>
      <text:p text:style-name="P49"><text:span text:style-name="T9">5) Before hitting the “Generate” button, ensure Output loc selection is correct, if not use the Browse button to navigate to the output directory desired.</text:span></text:p>
      <text:p text:style-name="P49"><text:span text:style-name="T9">6) Now select from the left hand drop down “Gen mod” to generate the initial file set or select “No mod” to regenerate an existing env and not over write the mod file.</text:span></text:p>
      <text:p text:style-name="P49"><text:span text:style-name="T9">7) Now hit the “Generate” button to generate the file set.</text:span></text:p>
      <text:p text:style-name="P49"><text:span text:style-name="T9"/></text:p>
      <text:p text:style-name="P49"><text:span text:style-name="T9">Of course once you get use to generating environment files you may want to change how you do things. <text:s/>If you really want to re-generate an existing environment, one could simply select a different / temp output directory and copy files or partial files as needed.</text:span></text:p>
      <text:p text:style-name="P48"><text:span text:style-name="T9"/></text:p>
      <text:p text:style-name="P36"/>
      <text:p text:style-name="P36"/>
      <text:list xml:id="list170561195903859" text:continue-numbering="true" text:style-name="WWNum17">
        <text:list-item>
          <text:h text:style-name="P58" text:outline-level="1"><text:bookmark-start text:name="_Toc395693369"/>Releases and Updates.<text:bookmark-end text:name="_Toc395693369"/></text:h>
          <text:list>
            <text:list-item>
              <text:h text:style-name="P56" text:outline-level="2">update #1 <text:s/><text:span text:style-name="T16">April</text:span> 2019</text:h>
            </text:list-item>
          </text:list>
        </text:list-item>
      </text:list>
      <text:p text:style-name="Text_20_body">This update corrects some tb_gen generation errors. <text:s/>The `ifdef in the module pins area has been included. <text:s/><text:span text:style-name="T16">Some changes were made to enable SV types as pins to be correctly handled. <text:s/>An attempt to handle arrays types in the IO definitions. <text:s/>Any import statements found will be inserted in files needing to know about them. </text:span>The tb_gen application has been broken down into two separate files. <text:s/><text:span text:style-name="T16">A source button was added to enable quicker development of the parser.</text:span></text:p>
      <text:p text:style-name="Text_20_body"/>
      <text:p text:style-name="P46">This document was reviewed and attempted to ensure figures were displaying correctly. <text:s/>Using Ooffice. <text:s/><text:span text:style-name="T21">Some sections have been updated with further information.</text:span></text:p>
      <text:p text:style-name="P46"><text:span text:style-name="T21">A possible issue with the FINISH instruction was documented.</text:span></text:p>
      <text:p text:style-name="P47">Further comments about user commands were added.</text:p>
      <text:p text:style-name="P47">The tb_gen user section was updated to reflect changes made.</text:p>
      <text:p text:style-name="Text_20_body"/>
      <text:h text:style-name="P32" text:outline-level="1"><text:bookmark-start text:name="_Toc395693370"/>Appendix A: Examples<text:bookmark-end text:name="_Toc395693370"/></text:h>
      <text:p text:style-name="Text_20_body">Example standard test bench:</text:p>
      <text:p text:style-name="Text_20_body">A simple example of a test bench implementation is provided with the SVN repository. <text:s/>This example contains a working behavioral model of a couple registers driving some output pins. <text:s/>The user can control the value of the output pins by writing to the stimulus access port address corresponding to the output desired. <text:s/>A read instruction is included to read the value of the example DUT outputs. <text:s/>A verify instruction is used to check the value that was read is as expected. <text:s/>This demonstrates self-checking test cases.</text:p>
      <text:p text:style-name="Text_20_body">The following files are found in the SVN examples/standard/sv directory:</text:p>
      <text:p text:style-name="Text_20_body">dut.sv</text:p>
      <text:p text:style-name="Text_20_body">du_if.sv</text:p>
      <text:p text:style-name="Text_20_body">tb_mod.sv</text:p>
      <text:p text:style-name="Text_20_body">tb_top.sv</text:p>
      <text:p text:style-name="Text_20_body"/>
      <text:p text:style-name="Text_20_body">The example stimulus file is found in the SVN examples/standard/stm</text:p>
      <text:p text:style-name="Text_20_body">stimulus_file.stm</text:p>
      <text:p text:style-name="Text_20_body"/>
      <text:p text:style-name="Text_20_body"/>
      <text:p text:style-name="Text_20_body">Example internal test bench:</text:p>
      <text:p text:style-name="Text_20_body">A simple example of how the test bench system can be connected to an internal block of the system. <text:s/>In this example the CPU module is used as the interface point. <text:s/>This enables the scripting system to emulate the processor and access the CPU facilities. <text:s/>The example includes a memory and a GPIO block that can be addressed from the CPU module. <text:s/>The stimulus file does several writes and reads to prove access to memory and input GPIO values.</text:p>
      <text:p text:style-name="Text_20_body">The following files are found in the SVN examples/internal/sv directory:</text:p>
      <text:p text:style-name="Text_20_body">dut_top.v</text:p>
      <text:p text:style-name="Text_20_body">arb.v</text:p>
      <text:p text:style-name="Text_20_body">cpu_mod.v</text:p>
      <text:p text:style-name="Text_20_body">gpio_mod.v</text:p>
      <text:p text:style-name="Text_20_body">mem_mod.v</text:p>
      <text:p text:style-name="Text_20_body">tb_top.sv</text:p>
      <text:p text:style-name="Text_20_body">tb_mod.sv</text:p>
      <text:p text:style-name="Text_20_body">dut_if.sv</text:p>
      <text:p text:style-name="Text_20_body"/>
      <text:p text:style-name="Text_20_body">The example stimulus file is found in the SVN examples/internal/stm</text:p>
      <text:p text:style-name="Text_20_body">stimulus_file.stm</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ce style:name="Calibri1" svg:font-family="Calibri"/>
    <style:font-face style:name="StarSymbol" svg:font-family="StarSymbol"/>
    <style:font-face style:name="Palatino1" svg:font-family="Palatino"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rial1" svg:font-family="Arial" style:font-family-generic="roman" style:font-pitch="variable"/>
    <style:font-face style:name="Calibri" svg:font-family="Calibri" style:font-family-generic="roman" style:font-pitch="variable"/>
    <style:font-face style:name="Franklin Gothic Book" svg:font-family="'Franklin Gothic Book'" style:font-family-generic="roman" style:font-pitch="variable"/>
    <style:font-face style:name="Franklin Gothic Medium" svg:font-family="'Franklin Gothic Medium'" style:font-family-generic="roman"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Palatino" fo:font-size="10pt" fo:language="en" fo:country="CA" style:letter-kerning="true" style:font-name-asian="Andale Sans UI" style:font-size-asian="10pt" style:language-asian="en" style:country-asian="CA"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0pt" fo:language="en" fo:country="CA" style:letter-kerning="true" style:font-name-asian="Andale Sans UI" style:font-size-asian="10pt" style:language-asian="en" style:country-asian="CA"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1pt" fo:language="en" fo:country="US" style:letter-kerning="true" style:font-name-asian="Times New Roman1" style:font-family-asian="'Times New Roman'" style:font-family-generic-asian="system" style:font-pitch-asian="variable" style:font-size-asian="11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orphans="2" fo:widows="2" fo:keep-with-next="always"/>
      <style:text-properties style:font-name="Arial" fo:font-family="Arial" style:font-family-generic="swiss" style:font-pitch="variable" fo:font-size="14pt" style:font-name-asian="HG Mincho Light J" style:font-family-asian="'HG Mincho Light J'"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398in" fo:margin-bottom="0.0398in" loext:contextual-spacing="false"/>
    </style:style>
    <style:style style:name="List" style:family="paragraph" style:parent-style-name="Text_20_body" style:class="list">
      <style:text-properties style:font-name-complex="Arial3" style:font-family-complex="Ari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style>
    <style:style style:name="Heading_20_1" style:display-name="Heading 1" style:family="paragraph" style:parent-style-name="Standard" style:next-style-name="Text_20_body" style:default-outline-level="1" style:class="text">
      <style:paragraph-properties fo:margin-top="0.0835in" fo:margin-bottom="0.1665in" loext:contextual-spacing="false">
        <style:tab-stops>
          <style:tab-stop style:position="0.3937in"/>
        </style:tab-stops>
      </style:paragraph-properties>
      <style:text-properties fo:font-size="16pt" fo:font-weight="bold" style:font-size-asian="16pt" style:font-weight-asian="bold"/>
    </style:style>
    <style:style style:name="Heading_20_2" style:display-name="Heading 2" style:family="paragraph" style:parent-style-name="Standard" style:next-style-name="Text_20_body" style:default-outline-level="2" style:class="text">
      <style:paragraph-properties fo:margin-top="0.0835in" fo:margin-bottom="0.0835in" loext:contextual-spacing="false" fo:keep-with-next="always">
        <style:tab-stops>
          <style:tab-stop style:position="0.5516in"/>
        </style:tab-stops>
      </style:paragraph-propertie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0835in" fo:margin-bottom="0.0835in" loext:contextual-spacing="false" fo:keep-with-next="always">
        <style:tab-stops>
          <style:tab-stop style:position="0.689in"/>
        </style:tab-stops>
      </style:paragraph-properties>
      <style:text-properties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0835in" fo:margin-bottom="0.0835in" loext:contextual-spacing="false" fo:keep-with-next="always">
        <style:tab-stops>
          <style:tab-stop style:position="0.8862in"/>
        </style:tab-stops>
      </style:paragraph-propertie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top="0.1665in" fo:margin-bottom="0.0693in"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Text_20_body" style:default-outline-level="6" style:class="text">
      <style:paragraph-properties fo:margin-top="0.1665in" fo:margin-bottom="0.0417in" loext:contextual-spacing="false"/>
      <style:text-properties fo:font-style="italic" fo:font-weight="bold" style:font-style-asian="italic" style:font-weight-asian="bold"/>
    </style:style>
    <style:style style:name="Heading_20_7" style:display-name="Heading 7" style:family="paragraph" style:parent-style-name="Standard" style:next-style-name="Text_20_body" style:default-outline-level="7" style:class="text">
      <style:paragraph-properties fo:margin-top="0.1665in" fo:margin-bottom="0.0417in" loext:contextual-spacing="false"/>
    </style:style>
    <style:style style:name="Heading_20_8" style:display-name="Heading 8" style:family="paragraph" style:parent-style-name="Standard" style:next-style-name="Text_20_body"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top="0.1665in" fo:margin-bottom="0.0417in" loext:contextual-spacing="false"/>
      <style:text-properties style:font-name="Arial1" fo:font-family="Arial" style:font-family-generic="roman" style:font-pitch="variabl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0008in" style:auto-text-indent="false"/>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size="9pt" style:font-size-asian="9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in" fo:margin-right="0in" fo:margin-top="0.0835in" fo:margin-bottom="0.0835in" loext:contextual-spacing="false" fo:text-indent="0in" style:auto-text-indent="false">
        <style:tab-stops>
          <style:tab-stop style:position="6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class="index">
      <style:paragraph-properties fo:margin-left="0.1665in" fo:margin-right="0in" fo:text-indent="0.0008in" style:auto-text-indent="false">
        <style:tab-stops>
          <style:tab-stop style:position="6.7283in" style:type="right" style:leader-style="dotted" style:leader-text="."/>
        </style:tab-stops>
      </style:paragraph-properties>
      <style:text-properties fo:font-variant="small-caps" fo:font-size="10pt" fo:font-weight="bold" style:font-size-asian="10pt" style:font-weight-asian="bold"/>
    </style:style>
    <style:style style:name="Contents_20_3" style:display-name="Contents 3" style:family="paragraph" style:parent-style-name="Standard" style:class="index">
      <style:paragraph-properties fo:margin-left="0.3335in" fo:margin-right="0in" fo:text-indent="0.0008in" style:auto-text-indent="false">
        <style:tab-stops>
          <style:tab-stop style:position="6.5319in" style:type="right" style:leader-style="dotted" style:leader-text="."/>
        </style:tab-stops>
      </style:paragraph-properties>
      <style:text-properties fo:font-variant="small-caps" fo:font-size="10pt" style:font-size-asian="10pt"/>
    </style:style>
    <style:style style:name="Contents_20_4" style:display-name="Contents 4" style:family="paragraph" style:parent-style-name="Standard" style:class="index">
      <style:paragraph-properties fo:margin-left="0.5in" fo:margin-right="0in" fo:text-indent="0.0008in" style:auto-text-indent="false">
        <style:tab-stops>
          <style:tab-stop style:position="6.3354in" style:type="right" style:leader-style="dotted" style:leader-text="."/>
        </style:tab-stops>
      </style:paragraph-properties>
      <style:text-properties fo:font-variant="small-caps" fo:font-size="9pt" style:font-size-asian="9pt"/>
    </style:style>
    <style:style style:name="Contents_20_5" style:display-name="Contents 5" style:family="paragraph" style:parent-style-name="Standard" style:class="index">
      <style:paragraph-properties fo:margin-left="0.6665in" fo:margin-right="0in" fo:text-indent="0.0008in" style:auto-text-indent="false">
        <style:tab-stops>
          <style:tab-stop style:position="6.139in" style:type="right" style:leader-style="dotted" style:leader-text="."/>
        </style:tab-stops>
      </style:paragraph-properties>
      <style:text-properties fo:font-variant="small-caps" style:font-name="Franklin Gothic Medium" fo:font-family="'Franklin Gothic Medium'" style:font-family-generic="roman" style:font-pitch="variable" fo:font-size="9pt" style:font-size-asian="9pt"/>
    </style:style>
    <style:style style:name="Contents_20_6" style:display-name="Contents 6" style:family="paragraph" style:parent-style-name="Standard" style:class="index">
      <style:paragraph-properties fo:margin-left="0.8335in" fo:margin-right="0in" fo:text-indent="0.0008in" style:auto-text-indent="false">
        <style:tab-stops>
          <style:tab-stop style:position="5.9425in" style:type="right" style:leader-style="dotted" style:leader-text="."/>
        </style:tab-stops>
      </style:paragraph-properties>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class="index">
      <style:paragraph-properties fo:margin-left="1in" fo:margin-right="0in" fo:text-indent="0.0008in" style:auto-text-indent="false">
        <style:tab-stops>
          <style:tab-stop style:position="5.7457in" style:type="right" style:leader-style="dotted" style:leader-text="."/>
        </style:tab-stops>
      </style:paragraph-properties>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class="index">
      <style:paragraph-properties fo:margin-left="1.1665in" fo:margin-right="0in" fo:text-indent="0.0008in" style:auto-text-indent="false">
        <style:tab-stops>
          <style:tab-stop style:position="5.5492in" style:type="right" style:leader-style="dotted" style:leader-text="."/>
        </style:tab-stops>
      </style:paragraph-properties>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class="index">
      <style:paragraph-properties fo:margin-left="1.3335in" fo:margin-right="0in" fo:text-indent="0.0008in" style:auto-text-indent="false">
        <style:tab-stops>
          <style:tab-stop style:position="5.3528in" style:type="right" style:leader-style="dotted" style:leader-text="."/>
        </style:tab-stops>
      </style:paragraph-properties>
      <style:text-properties style:font-name="Times New Roman" fo:font-family="'Times New Roman'" style:font-family-generic="roman" style:font-pitch="variable" fo:font-size="9pt" style:font-size-asian="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orphans="2" fo:widows="2" fo:keep-with-next="alway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1" style:family="paragraph" style:parent-style-name="Standard"/>
    <style:style style:name="Code" style:family="paragraph" style:parent-style-name="Standard"/>
    <style:style style:name="WW-List_20_Bullet" style:display-name="WW-List Bullet" style:family="paragraph" style:parent-style-name="Standard"/>
    <style:style style:name="Figure" style:family="paragraph" style:parent-style-name="caption"/>
    <style:style style:name="Appendix" style:family="paragraph" style:parent-style-name="Heading_20_1" style:default-outline-level="" style:list-style-name=""/>
    <style:style style:name="Normal_20__28_Web_29_" style:display-name="Normal (Web)" style:family="paragraph" style:parent-style-name="Standard"/>
    <style:style style:name="HTML_20_Preformatted" style:display-name="HTML Preformatted" style:family="paragraph" style:parent-style-name="Standard"/>
    <style:style style:name="ListLabel_20_1" style:display-name="ListLabel 1" style:family="text">
      <style:text-properties fo:color="#008080"/>
    </style:style>
    <style:style style:name="ListLabel_20_2" style:display-name="ListLabel 2" style:family="text">
      <style:text-properties fo:color="#008080" fo:font-size="8pt" style:font-size-asian="8pt"/>
    </style:style>
    <style:style style:name="ListLabel_20_3" style:display-name="ListLabel 3" style:family="text">
      <style:text-properties fo:color="#008080" fo:font-size="8pt" fo:font-style="italic" fo:font-weight="bold" style:font-size-asian="8pt" style:font-style-asian="italic" style:font-weight-asian="bold"/>
    </style:style>
    <style:style style:name="ListLabel_20_4" style:display-name="ListLabel 4" style:family="text">
      <style:text-properties fo:color="#008080" fo:font-size="8pt" fo:font-style="italic" style:text-underline-style="none" fo:font-weight="bold" style:font-size-asian="8pt" style:font-style-asian="italic" style:font-weight-asian="bold"/>
    </style:style>
    <style:style style:name="ListLabel_20_5" style:display-name="ListLabel 5" style:family="text">
      <style:text-properties fo:color="#008080" fo:font-size="11pt" style:font-size-asian="11pt"/>
    </style:style>
    <style:style style:name="ListLabel_20_6" style:display-name="ListLabel 6"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size="11pt" style:font-size-asian="11pt"/>
    </style:style>
    <style:style style:name="Default_20_Paragraph_20_Font" style:display-name="Default Paragraph Font" style:family="text"/>
    <style:style style:name="page_20_number" style:display-name="page number"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ff" style:font-name="Times New Roman" fo:font-family="'Times New Roman'" style:font-family-generic="roman"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WW-Default_20_Paragraph_20_Font" style:display-name="WW-Default Paragraph Font" style:family="text"/>
    <style:style style:name="WW8Num5z0" style:family="text"/>
    <style:style style:name="WW8Num6z0" style:family="text"/>
    <style:style style:name="WW8Num7z0" style:family="text"/>
    <style:style style:name="WW8Num8z0" style:family="text"/>
    <style:style style:name="WW8Num10z0" style:family="text"/>
    <style:style style:name="WW8Num11z0" style:family="text"/>
    <style:style style:name="WW8Num11z1" style:family="text"/>
    <style:style style:name="WW8Num11z2" style:family="text"/>
    <style:style style:name="WW8Num11z3"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7z0" style:family="text"/>
    <style:style style:name="WW8Num17z1" style:family="text"/>
    <style:style style:name="WW8Num17z2" style:family="text"/>
    <style:style style:name="WW8Num17z3" style:family="text"/>
    <style:style style:name="WW8Num19z0" style:family="text"/>
    <style:style style:name="WW8Num19z1" style:family="text"/>
    <style:style style:name="WW8Num19z2" style:family="text"/>
    <style:style style:name="WW8Num19z3" style:family="text"/>
    <style:style style:name="WW8Num20z0" style:family="text"/>
    <style:style style:name="WW8Num20z1" style:family="text"/>
    <style:style style:name="WW8Num20z2" style:family="text"/>
    <style:style style:name="WW8Num20z3" style:family="text"/>
    <style:style style:name="WW8Num21z0" style:family="text"/>
    <style:style style:name="WW8Num21z1" style:family="text"/>
    <style:style style:name="WW8Num21z2" style:family="text"/>
    <style:style style:name="WW8Num21z3" style:family="text"/>
    <style:style style:name="WW8Num23z0" style:family="text"/>
    <style:style style:name="WW8Num23z1" style:family="text"/>
    <style:style style:name="WW8Num23z2" style:family="text"/>
    <style:style style:name="WW8Num23z3" style:family="text"/>
    <style:style style:name="WW8Num24z0" style:family="text"/>
    <style:style style:name="WW8Num24z3" style:family="text"/>
    <style:style style:name="WW8Num24z4" style:family="text"/>
    <style:style style:name="WW8Num24z5" style:family="text"/>
    <style:style style:name="WW8Num25z0" style:family="text"/>
    <style:style style:name="WW8Num25z1" style:family="text"/>
    <style:style style:name="WW8Num25z2" style:family="text"/>
    <style:style style:name="WW8Num25z3" style:family="text"/>
    <style:style style:name="WW8Num26z0"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1z0" style:family="text"/>
    <style:style style:name="WW8Num31z1" style:family="text"/>
    <style:style style:name="WW8Num33z0" style:family="text"/>
    <style:style style:name="WW8Num33z1" style:family="text"/>
    <style:style style:name="WW8Num33z2" style:family="text"/>
    <style:style style:name="WW8Num33z3" style:family="text"/>
    <style:style style:name="WW8Num33z4" style:family="text"/>
    <style:style style:name="WW8Num34z0" style:family="text"/>
    <style:style style:name="WW8Num34z1" style:family="text"/>
    <style:style style:name="WW8Num34z2" style:family="text"/>
    <style:style style:name="WW8Num34z3" style:family="text"/>
    <style:style style:name="WW8Num37z0" style:family="text"/>
    <style:style style:name="WW8Num38z0" style:family="text"/>
    <style:style style:name="WW8Num39z0" style:family="text"/>
    <style:style style:name="WW8Num40z0" style:family="text"/>
    <style:style style:name="WW8Num40z1" style:family="text"/>
    <style:style style:name="WW8Num40z2" style:family="text"/>
    <style:style style:name="WW8Num41z0" style:family="text"/>
    <style:style style:name="WW8Num41z1" style:family="text"/>
    <style:style style:name="WW8Num41z2" style:family="text"/>
    <style:style style:name="WW8Num41z3" style:family="text"/>
    <style:style style:name="WW8Num42z0" style:family="text"/>
    <style:style style:name="WW8Num43z0" style:family="text"/>
    <style:style style:name="WW8Num43z1" style:family="text"/>
    <style:style style:name="WW8Num43z2" style:family="text"/>
    <style:style style:name="WW8Num43z3"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8z0" style:family="text"/>
    <style:style style:name="WW8Num50z0" style:family="text"/>
    <style:style style:name="WW8Num51z0" style:family="text"/>
    <style:style style:name="WW8Num51z1" style:family="text"/>
    <style:style style:name="WW8Num51z2" style:family="text"/>
    <style:style style:name="WW8Num51z3" style:family="text"/>
    <style:style style:name="WW8Num52z0" style:family="text"/>
    <style:style style:name="WW8Num52z1" style:family="text"/>
    <style:style style:name="WW8Num52z2" style:family="text"/>
    <style:style style:name="WW8Num52z3" style:family="text"/>
    <style:style style:name="WW8Num54z0" style:family="text"/>
    <style:style style:name="WW8Num55z0" style:family="text"/>
    <style:style style:name="WW8Num55z1" style:family="text"/>
    <style:style style:name="WW8Num55z2" style:family="text"/>
    <style:style style:name="WW8Num55z3" style:family="text"/>
    <style:style style:name="WW8Num56z0" style:family="text"/>
    <style:style style:name="WW8Num56z1" style:family="text"/>
    <style:style style:name="WW8Num56z2" style:family="text"/>
    <style:style style:name="WW8Num56z3" style:family="text"/>
    <style:style style:name="WW8Num56z4" style:family="text"/>
    <style:style style:name="WW8Num57z0" style:family="text"/>
    <style:style style:name="WW8Num57z1" style:family="text"/>
    <style:style style:name="WW8Num57z2" style:family="text"/>
    <style:style style:name="WW8Num57z3" style:family="text"/>
    <style:style style:name="WW8Num59z0" style:family="text"/>
    <style:style style:name="WW8Num60z0"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3z0" style:family="text"/>
    <style:style style:name="WW8Num63z1" style:family="text"/>
    <style:style style:name="WW8Num63z2" style:family="text"/>
    <style:style style:name="WW8Num63z3" style:family="text"/>
    <style:style style:name="WW8Num65z0" style:family="text"/>
    <style:style style:name="WW8Num66z0" style:family="text"/>
    <style:style style:name="WW8Num66z1" style:family="text"/>
    <style:style style:name="WW8Num66z2" style:family="text"/>
    <style:style style:name="WW8Num66z3" style:family="text"/>
    <style:style style:name="WW8Num67z0" style:family="text"/>
    <style:style style:name="WW8Num67z1" style:family="text"/>
    <style:style style:name="WW8Num67z2" style:family="text"/>
    <style:style style:name="WW8Num67z3" style:family="text"/>
    <style:style style:name="WW8Num67z4" style:family="text"/>
    <style:style style:name="WW8Num68z0" style:family="text"/>
    <style:style style:name="WW8Num68z1" style:family="text"/>
    <style:style style:name="WW8Num68z2" style:family="text"/>
    <style:style style:name="WW8Num68z3" style:family="text"/>
    <style:style style:name="WW8Num69z0" style:family="text"/>
    <style:style style:name="WW8Num71z0" style:family="text"/>
    <style:style style:name="WW8Num72z0" style:family="text"/>
    <style:style style:name="WW8Num73z0" style:family="text"/>
    <style:style style:name="WW8Num73z1" style:family="text"/>
    <style:style style:name="WW8Num73z2" style:family="text"/>
    <style:style style:name="WW8Num73z3" style:family="text"/>
    <style:style style:name="WW8Num79z0" style:family="text"/>
    <style:style style:name="WW8Num79z1" style:family="text"/>
    <style:style style:name="WW8Num79z2" style:family="text"/>
    <style:style style:name="WW8Num79z3" style:family="text"/>
    <style:style style:name="WW8Num80z0" style:family="text"/>
    <style:style style:name="WW8Num82z0" style:family="text"/>
    <style:style style:name="WW8Num83z0" style:family="text"/>
    <style:style style:name="WW8Num84z0" style:family="text"/>
    <style:style style:name="WW8Num84z1" style:family="text"/>
    <style:style style:name="WW8Num84z2" style:family="text"/>
    <style:style style:name="WW8Num84z3" style:family="text"/>
    <style:style style:name="WW8Num84z4" style:family="text"/>
    <style:style style:name="WW8Num84z5" style:family="text"/>
    <style:style style:name="WW8Num85z0" style:family="text"/>
    <style:style style:name="WW8Num85z1" style:family="text"/>
    <style:style style:name="WW8Num85z2" style:family="text"/>
    <style:style style:name="WW8Num85z3" style:family="text"/>
    <style:style style:name="WW8Num85z4" style:family="text"/>
    <style:style style:name="WW8Num86z0" style:family="text"/>
    <style:style style:name="WW8Num88z0" style:family="text"/>
    <style:style style:name="WW8Num88z1" style:family="text"/>
    <style:style style:name="WW8Num88z2" style:family="text"/>
    <style:style style:name="WW8Num88z3" style:family="text"/>
    <style:style style:name="WW8Num88z4" style:family="text"/>
    <style:style style:name="WW8Num88z5" style:family="text"/>
    <style:style style:name="WW8Num89z0" style:family="text"/>
    <style:style style:name="WW8Num89z1" style:family="text"/>
    <style:style style:name="WW8Num89z2" style:family="text"/>
    <style:style style:name="WW8Num89z3" style:family="text"/>
    <style:style style:name="WW8Num91z0" style:family="text"/>
    <style:style style:name="WW8Num92z0" style:family="text"/>
    <style:style style:name="WW8Num92z1" style:family="text"/>
    <style:style style:name="WW8Num93z0" style:family="text"/>
    <style:style style:name="WW8Num93z1" style:family="text"/>
    <style:style style:name="WW8Num93z2" style:family="text"/>
    <style:style style:name="WW8Num93z3" style:family="text"/>
    <style:style style:name="WW8Num93z4" style:family="text"/>
    <style:style style:name="WW8Num94z0" style:family="text"/>
    <style:style style:name="WW8Num94z1" style:family="text"/>
    <style:style style:name="WW8Num94z2" style:family="text"/>
    <style:style style:name="WW8Num94z3" style:family="text"/>
    <style:style style:name="WW8Num94z4" style:family="text"/>
    <style:style style:name="WW8Num95z0" style:family="text"/>
    <style:style style:name="WW8Num95z1" style:family="text"/>
    <style:style style:name="WW8Num95z2" style:family="text"/>
    <style:style style:name="WW8Num96z0" style:family="text"/>
    <style:style style:name="WW8Num96z1" style:family="text"/>
    <style:style style:name="WW8Num96z2" style:family="text"/>
    <style:style style:name="WW8Num96z3" style:family="text"/>
    <style:style style:name="WW8Num97z0" style:family="text"/>
    <style:style style:name="WW8Num98z0" style:family="text"/>
    <style:style style:name="WW8Num98z1" style:family="text"/>
    <style:style style:name="WW8Num98z2" style:family="text"/>
    <style:style style:name="WW8Num102z0" style:family="text"/>
    <style:style style:name="WW8Num102z1" style:family="text"/>
    <style:style style:name="WW8Num102z2" style:family="text"/>
    <style:style style:name="WW8Num102z3" style:family="text"/>
    <style:style style:name="WW8Num103z0" style:family="text"/>
    <style:style style:name="WW8Num104z0" style:family="text"/>
    <style:style style:name="WW8Num106z0" style:family="text"/>
    <style:style style:name="WW8Num106z1" style:family="text"/>
    <style:style style:name="WW8Num106z2" style:family="text"/>
    <style:style style:name="WW8Num106z3" style:family="text"/>
    <style:style style:name="WW8Num107z0" style:family="text"/>
    <style:style style:name="WW8Num107z2" style:family="text"/>
    <style:style style:name="WW8Num107z4" style:family="text"/>
    <style:style style:name="WW8Num108z0" style:family="text"/>
    <style:style style:name="WW8Num108z1" style:family="text"/>
    <style:style style:name="WW8Num108z2" style:family="text"/>
    <style:style style:name="WW8Num108z3" style:family="text"/>
    <style:style style:name="WW8Num109z0" style:family="text"/>
    <style:style style:name="WW8Num109z1" style:family="text"/>
    <style:style style:name="WW8Num109z2" style:family="text"/>
    <style:style style:name="WW8Num109z3" style:family="text"/>
    <style:style style:name="WW8Num111z0" style:family="text"/>
    <style:style style:name="WW8Num111z1" style:family="text"/>
    <style:style style:name="WW8Num111z2" style:family="text"/>
    <style:style style:name="WW8Num111z3" style:family="text"/>
    <style:style style:name="WW8Num113z0" style:family="text"/>
    <style:style style:name="WW8Num113z1" style:family="text"/>
    <style:style style:name="WW8Num113z2" style:family="text"/>
    <style:style style:name="WW8Num113z3" style:family="text"/>
    <style:style style:name="WW8Num115z0" style:family="text"/>
    <style:style style:name="WW8Num115z1" style:family="text"/>
    <style:style style:name="WW8Num115z2" style:family="text"/>
    <style:style style:name="WW8Num115z3" style:family="text"/>
    <style:style style:name="WW8Num115z4" style:family="text"/>
    <style:style style:name="WW8Num116z0" style:family="text"/>
    <style:style style:name="WW8Num116z1" style:family="text"/>
    <style:style style:name="WW8Num116z2" style:family="text"/>
    <style:style style:name="WW8Num116z3" style:family="text"/>
    <style:style style:name="WW8Num117z0" style:family="text"/>
    <style:style style:name="WW8Num117z1" style:family="text"/>
    <style:style style:name="WW8Num117z2" style:family="text"/>
    <style:style style:name="WW8Num117z3" style:family="text"/>
    <style:style style:name="WW8Num118z0" style:family="text"/>
    <style:style style:name="WW8Num118z1" style:family="text"/>
    <style:style style:name="WW8Num118z2" style:family="text"/>
    <style:style style:name="WW8Num118z3" style:family="text"/>
    <style:style style:name="WW8Num118z4" style:family="text"/>
    <style:style style:name="WW8Num119z0" style:family="text"/>
    <style:style style:name="WW8Num119z1" style:family="text"/>
    <style:style style:name="WW8Num119z2" style:family="text"/>
    <style:style style:name="WW8Num119z3" style:family="text"/>
    <style:style style:name="WW8Num119z4" style:family="text"/>
    <style:style style:name="WW8Num120z0" style:family="text"/>
    <style:style style:name="WW8Num120z1" style:family="text"/>
    <style:style style:name="WW8Num120z2" style:family="text"/>
    <style:style style:name="WW8Num120z3" style:family="text"/>
    <style:style style:name="WW8Num120z4" style:family="text"/>
    <style:style style:name="WW8Num121z0" style:family="text"/>
    <style:style style:name="WW8Num121z2" style:family="text"/>
    <style:style style:name="WW8Num122z0" style:family="text"/>
    <style:style style:name="WW8Num124z0" style:family="text"/>
    <style:style style:name="WW8Num124z1" style:family="text"/>
    <style:style style:name="WW8Num124z2" style:family="text"/>
    <style:style style:name="WW8Num124z3" style:family="text"/>
    <style:style style:name="WW8Num125z0" style:family="text"/>
    <style:style style:name="Normal1" style:family="text"/>
    <style:style style:name="HTML_20_Preformatted_20_Char" style:display-name="HTML Preformatted Char"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3"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4"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48in" fo:margin-left="0.748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2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48in" fo:margin-left="0.748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2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5902in" fo:margin-left="0.5902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902in" fo:margin-left="0.5902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89in" fo:margin-left="0.689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008in" fo:margin-left="0.7008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48in" fo:margin-left="0.748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1575in" fo:margin-left="0.90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2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Article "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prefix="Section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6"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4" text:style-name="ListLabel_20_6"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5" text:style-name="ListLabel_20_6"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6" text:style-name="ListLabel_20_6"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7" text:style-name="ListLabel_20_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8" text:style-name="ListLabel_20_6"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9" text:style-name="ListLabel_20_6"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1" style:num-suffix="."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4" style:num-suffix=")" style:num-format="a">
        <style:list-level-properties text:list-level-position-and-space-mode="label-alignment" fo:text-align="end">
          <style:list-level-label-alignment text:label-followed-by="listtab" fo:text-indent="-0.1252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4"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48in" fo:margin-left="0.748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1575in" fo:margin-left="0.90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bullet-char="">
        <style:list-level-properties text:list-level-position-and-space-mode="label-alignment">
          <style:list-level-label-alignment text:label-followed-by="listtab"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48in" fo:margin-left="0.748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3"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3"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a">
        <style:list-level-properties text:list-level-position-and-space-mode="label-alignment">
          <style:list-level-label-alignment text:label-followed-by="listtab" fo:text-indent="-0.25in" fo:margin-left="1.5in"/>
        </style:list-level-properties>
      </text:list-level-style-number>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016in" fo:margin-left="0.4016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4"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4" style:num-suffix=")" style:num-format="a">
        <style:list-level-properties text:list-level-position-and-space-mode="label-alignment">
          <style:list-level-label-alignment text:label-followed-by="listtab" fo:text-indent="-0.252in" fo:margin-left="0.5in"/>
        </style:list-level-properties>
      </text:list-level-style-number>
      <text:list-level-style-number text:level="2" text:style-name="ListLabel_20_4" style:num-suffix=")" style:num-format="i">
        <style:list-level-properties text:list-level-position-and-space-mode="label-alignment">
          <style:list-level-label-alignment text:label-followed-by="listtab" fo:text-indent="-0.248in" fo:margin-left="0.748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008in" fo:margin-left="0.7008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3"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3"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4"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48in" fo:margin-left="0.748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1575in" fo:margin-left="0.90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style:num-prefix="Article "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prefix="Section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3"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4"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3"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4" style:num-suffix=")" style:num-format="a">
        <style:list-level-properties text:list-level-position-and-space-mode="label-alignment">
          <style:list-level-label-alignment text:label-followed-by="listtab" fo:text-indent="-0.252in" fo:margin-left="0.5in"/>
        </style:list-level-properties>
      </text:list-level-style-number>
      <text:list-level-style-number text:level="2" text:style-name="ListLabel_20_4" style:num-suffix=")" style:num-format="i">
        <style:list-level-properties text:list-level-position-and-space-mode="label-alignment">
          <style:list-level-label-alignment text:label-followed-by="listtab" fo:text-indent="-0.248in" fo:margin-left="0.748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bullet-char="">
        <style:list-level-properties text:list-level-position-and-space-mode="label-alignment">
          <style:list-level-label-alignment text:label-followed-by="listtab"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3"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3"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text:style-name="ListLabel_20_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5984in" fo:margin-left="0.598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number text:level="1" text:style-name="ListLabel_20_4" style:num-suffix=")" style:num-format="a">
        <style:list-level-properties text:list-level-position-and-space-mode="label-alignment">
          <style:list-level-label-alignment text:label-followed-by="listtab" fo:text-indent="-0.252in" fo:margin-left="0.5in"/>
        </style:list-level-properties>
      </text:list-level-style-number>
      <text:list-level-style-number text:level="2" text:style-name="ListLabel_20_4" style:num-suffix=")" style:num-format="i">
        <style:list-level-properties text:list-level-position-and-space-mode="label-alignment">
          <style:list-level-label-alignment text:label-followed-by="listtab" fo:text-indent="-0.248in" fo:margin-left="0.748in"/>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number text:level="1" style:num-prefix="Article "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prefix="Section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number text:level="1" text:style-name="ListLabel_20_4" style:num-suffix=")" style:num-format="a">
        <style:list-level-properties text:list-level-position-and-space-mode="label-alignment">
          <style:list-level-label-alignment text:label-followed-by="listtab" fo:text-indent="-0.252in" fo:margin-left="0.5in"/>
        </style:list-level-properties>
      </text:list-level-style-number>
      <text:list-level-style-number text:level="2" text:style-name="ListLabel_20_4" style:num-suffix=")" style:num-format="i">
        <style:list-level-properties text:list-level-position-and-space-mode="label-alignment">
          <style:list-level-label-alignment text:label-followed-by="listtab" fo:text-indent="-0.248in" fo:margin-left="0.748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number text:level="1" text:style-name="ListLabel_20_4"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number text:level="1" text:style-name="ListLabel_20_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number text:level="1" text:style-name="ListLabel_20_4" style:num-suffix=")" style:num-format="a">
        <style:list-level-properties text:list-level-position-and-space-mode="label-alignment">
          <style:list-level-label-alignment text:label-followed-by="listtab" fo:text-indent="-0.252in" fo:margin-left="0.5in"/>
        </style:list-level-properties>
      </text:list-level-style-number>
      <text:list-level-style-number text:level="2" text:style-name="ListLabel_20_4" style:num-suffix=")" style:num-format="i">
        <style:list-level-properties text:list-level-position-and-space-mode="label-alignment">
          <style:list-level-label-alignment text:label-followed-by="listtab" fo:text-indent="-0.248in" fo:margin-left="0.748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48in" fo:margin-left="0.748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2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bullet-char="">
        <style:list-level-properties text:list-level-position-and-space-mode="label-alignment">
          <style:list-level-label-alignment text:label-followed-by="listtab"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number text:level="1" text:style-name="ListLabel_20_3"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number text:level="1" text:style-name="ListLabel_20_4"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number text:level="1" text:style-name="ListLabel_20_4" style:num-suffix=")" style:num-format="a">
        <style:list-level-properties text:list-level-position-and-space-mode="label-alignment">
          <style:list-level-label-alignment text:label-followed-by="listtab" fo:text-indent="-0.252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number text:level="1" text:style-name="ListLabel_20_3"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3"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6"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9"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number text:level="1" text:style-name="ListLabel_20_4" style:num-suffix=")" style:num-format="a">
        <style:list-level-properties text:list-level-position-and-space-mode="label-alignment">
          <style:list-level-label-alignment text:label-followed-by="listtab" fo:text-indent="-0.252in" fo:margin-left="0.5in"/>
        </style:list-level-properties>
      </text:list-level-style-number>
      <text:list-level-style-number text:level="2" text:style-name="ListLabel_20_4"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number text:level="1" text:style-name="ListLabel_20_4"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number text:level="1" text:style-name="ListLabel_20_4" style:num-suffix="a)"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number text:level="1" style:num-prefix="Article "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prefix="Section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3"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style:num-format="1">
        <style:list-level-properties text:list-level-position-and-space-mode="label-alignment">
          <style:list-level-label-alignment text:label-followed-by="listtab" fo:text-indent="-1.1811in" fo:margin-left="1.1811in"/>
        </style:list-level-properties>
      </text:list-level-style-number>
      <text:list-level-style-number text:level="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style:num-format="1" text:start-value="4">
        <style:list-level-properties text:list-level-position-and-space-mode="label-alignment">
          <style:list-level-label-alignment text:label-followed-by="listtab" fo:text-indent="-1.1811in" fo:margin-left="4.7256in"/>
        </style:list-level-properties>
      </text:list-level-style-number>
      <text:list-level-style-number text:level="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48in" fo:margin-left="0.748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1575in" fo:margin-left="0.90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2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bullet-char="">
        <style:list-level-properties text:list-level-position-and-space-mode="label-alignment">
          <style:list-level-label-alignment text:label-followed-by="listtab"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number text:level="1" text:style-name="ListLabel_20_4"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
      <style:paragraph-properties style:page-number="auto">
        <style:tab-stops>
          <style:tab-stop style:position="3.448in" style:type="center"/>
          <style:tab-stop style:position="6.9244in" style:type="right"/>
        </style:tab-stops>
      </style:paragraph-properties>
    </style:style>
    <style:style style:name="MP2" style:family="paragraph" style:parent-style-name="Footer" style:master-page-name="">
      <style:paragraph-properties style:page-number="auto">
        <style:tab-stops>
          <style:tab-stop style:position="3.448in" style:type="center"/>
          <style:tab-stop style:position="6.9244in" style:type="right"/>
        </style:tab-stops>
      </style:paragraph-properties>
    </style:style>
    <style:style style:name="MP3" style:family="paragraph" style:parent-style-name="Standard" style:master-page-name="">
      <style:paragraph-properties fo:text-align="end" style:justify-single-word="false" style:page-number="auto">
        <style:tab-stops>
          <style:tab-stop style:position="3.75in"/>
        </style:tab-stops>
      </style:paragraph-properties>
      <style:text-properties style:font-name="Franklin Gothic Medium" fo:font-size="9pt" style:font-size-asian="9pt"/>
    </style:style>
    <style:style style:name="MP4" style:family="paragraph" style:parent-style-name="Standard">
      <style:paragraph-properties fo:text-align="end" style:justify-single-word="false">
        <style:tab-stops>
          <style:tab-stop style:position="3.75in"/>
        </style:tab-stops>
      </style:paragraph-properties>
      <style:text-properties style:font-name="Franklin Gothic Medium" fo:font-size="9pt" style:font-size-asian="9pt"/>
    </style:style>
    <style:style style:name="MP5" style:family="paragraph" style:parent-style-name="Standard">
      <style:paragraph-properties fo:text-align="end" style:justify-single-word="false">
        <style:tab-stops>
          <style:tab-stop style:position="3.75in"/>
        </style:tab-stops>
      </style:paragraph-properties>
    </style:style>
    <style:style style:name="MP6" style:family="paragraph" style:parent-style-name="Footer" style:master-page-name="">
      <style:paragraph-properties fo:text-align="center" style:justify-single-word="false" style:page-number="auto">
        <style:tab-stops>
          <style:tab-stop style:position="3.4583in" style:type="center"/>
          <style:tab-stop style:position="6in" style:type="right"/>
        </style:tab-stops>
      </style:paragraph-properties>
    </style:style>
    <style:style style:name="MP7" style:family="paragraph" style:parent-style-name="Standard" style:master-page-name="">
      <style:paragraph-properties style:page-number="auto">
        <style:tab-stops>
          <style:tab-stop style:position="3.448in" style:type="center"/>
          <style:tab-stop style:position="6.9244in" style:type="right"/>
        </style:tab-stops>
      </style:paragraph-properties>
      <style:text-properties fo:color="#008080" fo:font-size="9pt" style:font-size-asian="9pt"/>
    </style:style>
    <style:style style:name="MP8" style:family="paragraph" style:parent-style-name="Footer" style:master-page-name="">
      <style:paragraph-properties style:page-number="auto">
        <style:tab-stops>
          <style:tab-stop style:position="3.4374in" style:type="center"/>
          <style:tab-stop style:position="6.9244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style>
    <style:style style:name="MT3" style:family="text">
      <style:text-properties fo:color="#008080" fo:font-size="9pt" style:font-size-asian="9pt"/>
    </style:style>
    <style:style style:name="MT4" style:family="text">
      <style:text-properties fo:font-size="9pt" officeooo:rsid="000c62a4" style:font-size-asian="9pt"/>
    </style:style>
    <style:style style:name="MT5" style:family="text">
      <style:text-properties fo:color="#008080" fo:font-size="9pt" officeooo:rsid="000c62a4" style:font-size-asian="9pt"/>
    </style:style>
    <style:style style:name="MT6" style:family="text">
      <style:text-properties officeooo:rsid="000db3a5"/>
    </style:style>
    <style:style style:name="MT7" style:family="text">
      <style:text-properties fo:color="#008080" style:font-name="Franklin Gothic Book" fo:font-size="9pt" style:font-size-asian="9pt"/>
    </style:style>
    <style:style style:name="MT8" style:family="text">
      <style:text-properties fo:color="#008080" style:font-name="Franklin Gothic Book" fo:font-size="9pt" officeooo:rsid="000c62a4" style:font-size-asian="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4in" fo:margin-left="0in" fo:margin-right="0in" fo:margin-top="0.3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1965in" fo:margin-bottom="0.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3874in" fo:margin-left="0in" fo:margin-right="0in" fo:margin-top="0.348in" style:dynamic-spacing="true"/>
      </style:footer-style>
    </style:page-layout>
    <style:page-layout style:name="Mpm5">
      <style:page-layout-properties fo:page-width="8.5in" fo:page-height="11in" style:num-format="1" style:print-orientation="portrait" fo:margin-top="0.4925in" fo:margin-bottom="0.4925in" fo:margin-left="0.7874in" fo:margin-right="0.7874in" style:writing-mode="lr-tb" style:layout-grid-color="#c0c0c0" style:layout-grid-lines="2543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5402in" fo:margin-left="0in" fo:margin-right="0in" fo:margin-top="0.5008in" style:dynamic-spacing="true"/>
      </style:footer-style>
    </style:page-layout>
    <style:page-layout style:name="Mpm6">
      <style:page-layout-properties fo:page-width="8.5in" fo:page-height="11in" style:num-format="1" style:print-orientation="portrait" fo:margin-top="0.4925in" fo:margin-bottom="0.4925in" fo:margin-left="0.7874in" fo:margin-right="0.7874in" style:writing-mode="lr-tb" style:layout-grid-color="#c0c0c0" style:layout-grid-lines="2543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3535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MP1"><text:tab/><text:span text:style-name="MT1">GNU VHDL Test Bench</text:span><text:span text:style-name="MT2"><text:tab/>Feb. 24, 2008</text:span></text:p>
      </style:header>
      <style:footer>
        <text:p text:style-name="MP2"><text:span text:style-name="MT3">VHDL Test Bench Users Guide<text:tab/>Version: 1.2<text:tab/></text:span><text:page-number text:select-page="current">0</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First_20_Page" style:display-name="First Page" style:page-layout-name="Mpm4" style:next-style-name="Standard">
      <style:header>
        <text:p text:style-name="MP3"/>
        <text:p text:style-name="MP4"/>
        <text:p text:style-name="MP4"/>
        <text:p text:style-name="MP4"/>
        <text:p text:style-name="MP4"/>
        <text:p text:style-name="MP5"/>
      </style:header>
      <style:footer>
        <text:p text:style-name="MP6"/>
      </style:footer>
    </style:master-page>
    <style:master-page style:name="Converted5" style:page-layout-name="Mpm2"/>
    <style:master-page style:name="Converted6" style:page-layout-name="Mpm3"/>
    <style:master-page style:name="Converted7" style:page-layout-name="Mpm2"/>
    <style:master-page style:name="Converted8" style:page-layout-name="Mpm3"/>
    <style:master-page style:name="Converted9" style:page-layout-name="Mpm5">
      <style:header>
        <text:p text:style-name="MP1"><text:tab/><text:span text:style-name="MT1">SV Directed Test Bench</text:span><text:span text:style-name="MT2"><text:tab/></text:span><text:span text:style-name="MT4">April</text:span><text:span text:style-name="MT2">, 201</text:span><text:span text:style-name="MT4">9</text:span></text:p>
      </style:header>
      <style:footer>
        <text:p text:style-name="MP2"><text:span text:style-name="MT3">SV Directed Test Bench Users Guide<text:tab/>Version: </text:span><text:span text:style-name="MT5">1.1</text:span><text:span text:style-name="MT3"><text:tab/></text:span><text:page-number text:select-page="current">4</text:page-number></text:p>
      </style:footer>
    </style:master-page>
    <style:master-page style:name="Converted10" style:page-layout-name="Mpm2"/>
    <style:master-page style:name="Converted11" style:page-layout-name="Mpm3"/>
    <style:master-page style:name="Converted12" style:page-layout-name="Mpm2"/>
    <style:master-page style:name="Converted13" style:page-layout-name="Mpm3"/>
    <style:master-page style:name="Converted14" style:page-layout-name="Mpm3"/>
    <style:master-page style:name="Converted15" style:page-layout-name="Mpm5">
      <style:header>
        <text:p text:style-name="MP1"><text:tab/><text:span text:style-name="MT1">SV Directed Test Bench</text:span><text:span text:style-name="MT2"><text:tab/>August, 2014</text:span></text:p>
      </style:header>
      <style:footer>
        <text:p text:style-name="MP2"><text:span text:style-name="MT3">SV Directed Test Bench Users Guide<text:tab/>Version: 1.0<text:tab/></text:span><text:page-number text:select-page="current">5</text:page-number></text:p>
      </style:footer>
    </style:master-page>
    <style:master-page style:name="Converted16" style:page-layout-name="Mpm2"/>
    <style:master-page style:name="Converted17" style:page-layout-name="Mpm3"/>
    <style:master-page style:name="Converted18" style:page-layout-name="Mpm2"/>
    <style:master-page style:name="Converted19" style:page-layout-name="Mpm3"/>
    <style:master-page style:name="Converted20" style:page-layout-name="Mpm3"/>
    <style:master-page style:name="Converted21" style:page-layout-name="Mpm6">
      <style:header>
        <text:p text:style-name="MP7"><text:tab/>SV Directed Test Bench<text:tab/><text:span text:style-name="MT6">April</text:span>, 20<text:span text:style-name="MT6">19</text:span></text:p>
      </style:header>
      <style:footer>
        <text:p text:style-name="MP8"><text:span text:style-name="MT7">SV Directed Test Bench Users Guide<text:tab/>Version: 1.</text:span><text:span text:style-name="MT8">1</text:span><text:span text:style-name="MT7"><text:tab/></text:span><text:page-number text:select-page="current">7</text:page-number></text:p>
      </style:footer>
    </style:master-page>
    <style:master-page style:name="Converted22" style:page-layout-name="Mpm2"/>
    <style:master-page style:name="Converted23" style:page-layout-name="Mpm3"/>
    <style:master-page style:name="Converted24" style:page-layout-name="Mpm2"/>
    <style:master-page style:name="Converted25" style:page-layout-name="Mpm3"/>
    <style:master-page style:name="Converted2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Tzavelas</meta:initial-creator>
    <meta:editing-cycles>57</meta:editing-cycles>
    <meta:print-date>2004-01-20T13:26:00</meta:print-date>
    <meta:creation-date>2014-06-25T18:06:00</meta:creation-date>
    <dc:date>2019-04-23T17:04:53.296519297</dc:date>
    <meta:editing-duration>PT59M38S</meta:editing-duration>
    <meta:generator>LibreOffice/5.3.6.1$Linux_X86_64 LibreOffice_project/30$Build-1</meta:generator>
    <meta:document-statistic meta:table-count="3" meta:image-count="0" meta:object-count="0" meta:page-count="24" meta:paragraph-count="458" meta:word-count="7015" meta:character-count="41724" meta:non-whitespace-character-count="34448"/>
  </office:meta>
</office:document-meta>
</file>